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4" table:default-cell-style-name="ce80"/>
        <table:table-column table:style-name="co6" table:number-columns-repeated="28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number-columns-repeated="2" table:default-cell-style-name="ce40"/>
        <table:table-column table:style-name="co6" table:number-columns-repeated="7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number-columns-repeated="69" table:default-cell-style-name="ce40"/>
        <table:table-column table:style-name="co6" table:number-columns-repeated="866" table:default-cell-style-name="ce67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01" calcext:value-type="string">
            <text:p>WADs: 401</text:p>
          </table:table-cell>
          <table:table-cell table:style-name="ce14" table:formula="of:=&quot;Voters: &quot; &amp; SUMPRODUCT(NOT(ISBLANK([.I2:.AMJ2])))" office:value-type="string" office:string-value="Voters: 150" calcext:value-type="string">
            <text:p>Voters: 150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247" calcext:value-type="float">
            <text:p>824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8" table:number-columns-repeated="86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9" calcext:value-type="float">
            <text:p>379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</text:p>
          </table:table-cell>
          <table:table-cell table:style-name="ce17" table:formula="of:=SUMPRODUCT(NOT(ISBLANK([.I4:.AMJ4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6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77" calcext:value-type="float">
            <text:p>3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</text:p>
          </table:table-cell>
          <table:table-cell table:style-name="ce17" table:formula="of:=SUMPRODUCT(NOT(ISBLANK([.I5:.AMJ5]))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60" calcext:value-type="float">
            <text:p>36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6" calcext:value-type="float">
            <text:p>33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</text:p>
          </table:table-cell>
          <table:table-cell table:style-name="ce17" table:formula="of:=SUMPRODUCT(NOT(ISBLANK([.I7:.AMJ7])))"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6" calcext:value-type="float">
            <text:p>32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</text:p>
          </table:table-cell>
          <table:table-cell table:style-name="ce17" table:formula="of:=SUMPRODUCT(NOT(ISBLANK([.I8:.AMJ8])))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</text:p>
          </table:table-cell>
          <table:table-cell table:style-name="ce17" table:formula="of:=SUMPRODUCT(NOT(ISBLANK([.I9:.AMJ9])))" office:value-type="float" office:value="48" calcext:value-type="float">
            <text:p>4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I10:.AMJ10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17" calcext:value-type="float">
            <text:p>217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, Fadri: 7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, Fadri: 7</text:p>
          </table:table-cell>
          <table:table-cell table:style-name="ce17" table:formula="of:=SUMPRODUCT(NOT(ISBLANK([.I11:.AMJ11])))" office:value-type="float" office:value="30" calcext:value-type="float">
            <text:p>30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6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1" calcext:value-type="float">
            <text:p>181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</text:p>
          </table:table-cell>
          <table:table-cell table:style-name="ce17" table:formula="of:=SUMPRODUCT(NOT(ISBLANK([.I12:.AMJ12])))" office:value-type="float" office:value="35" calcext:value-type="float">
            <text:p>3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6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3:.AMJ13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9" calcext:value-type="float">
            <text:p>12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8" calcext:value-type="float">
            <text:p>98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8:.AMJ18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5</text:p>
          </table:table-cell>
          <table:table-cell table:style-name="ce17" table:formula="of:=SUMPRODUCT(NOT(ISBLANK([.I19:.AMJ19])))" office:value-type="float" office:value="18" calcext:value-type="float">
            <text:p>1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6" calcext:value-type="float">
            <text:p>76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Vorpal: 5, 7hm: 5, T-Rex: 5, Woolie Wool: 7, Greyenko: 1, valkiriforce: 6, Octillion: 6, Polri: 3, CinnamonKilljoy: 3, joepallai: 3, A.H. Sankhatayan: 8, Willy W.: 9, Andromeda: 8, vdgg: 1, dei_eldren: 4, Dimon12321: 2" calcext:value-type="string">
            <text:p>Vorpal: 5, 7hm: 5, T-Rex: 5, Woolie Wool: 7, Greyenko: 1, valkiriforce: 6, Octillion: 6, Polri: 3, CinnamonKilljoy: 3, joepallai: 3, A.H. Sankhatayan: 8, Willy W.: 9, Andromeda: 8, vdgg: 1, dei_eldren: 4, Dimon12321: 2</text:p>
          </table:table-cell>
          <table:table-cell table:style-name="ce17" table:formula="of:=SUMPRODUCT(NOT(ISBLANK([.I24:.AMJ24])))" office:value-type="float" office:value="16" calcext:value-type="float">
            <text:p>1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5:.AMJ25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, Sotenga: 2, Fadri: 2" calcext:value-type="string">
            <text:p>Jaws In Space: 10, Dime: 5, Phobus: 6, Dragonfly: 7, Soundblock: 2, Arbys550: 6, Rince-wind: 5, CinnamonKilljoy: 7, Payload4367: 6, SilverMiner: 5, SOSU: 10, Sotenga: 2, Fadri: 2</text:p>
          </table:table-cell>
          <table:table-cell table:style-name="ce17" table:formula="of:=SUMPRODUCT(NOT(ISBLANK([.I27:.AMJ27])))" office:value-type="float" office:value="13" calcext:value-type="float">
            <text:p>1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71" calcext:value-type="float">
            <text:p>7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Not Jabba: 6, Archvile Hunter: 5, antares031: 5, ella guro: 7, JudgeDeadd: 2, Soundblock: 1, Payload4367: 1, Tartlman: 6, rd: 4, I_Punch_Demons: 4, DOEL: 4, Endless: 5, Boy: 5, Sotenga: 1, northivanastan: 9, Fadri: 6" calcext:value-type="string">
            <text:p>Not Jabba: 6, Archvile Hunter: 5, antares031: 5, ella guro: 7, JudgeDeadd: 2, Soundblock: 1, Payload4367: 1, Tartlman: 6, rd: 4, I_Punch_Demons: 4, DOEL: 4, Endless: 5, Boy: 5, Sotenga: 1, northivanastan: 9, Fadri: 6</text:p>
          </table:table-cell>
          <table:table-cell table:style-name="ce17" table:formula="of:=SUMPRODUCT(NOT(ISBLANK([.I28:.AMJ28])))"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6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7" calcext:value-type="float">
            <text:p>6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Ziad EL Zein: 5, purist: 5, Polri: 4, CinnamonKilljoy: 7, eharper256: 4, Endless: 2, Warrex: 5, Omniarch: 5, dei_eldren: 4" calcext:value-type="string">
            <text:p>Mr. Freeze: 4, Malrionn: 2, MFG38: 4, WH-Wilou84: 1, Greyenko: 9, Altima: 6, Ziad EL Zein: 5, purist: 5, Polri: 4, CinnamonKilljoy: 7, eharper256: 4, Endless: 2, Warrex: 5, Omniarch: 5, dei_eldren: 4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I30:.AMJ30])" office:value-type="float" office:value="67" calcext:value-type="float">
            <text:p>67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, Omniarch: 10, Ryath: 5" calcext:value-type="string">
            <text:p>Not Jabba: 5, Vorpal: 5, ella guro: 6, yakfak: 9, NoisyVelvet: 1, STILES: 6, Polri: 5, Tartlman: 6, Worm318: 9, Omniarch: 10, Ryath: 5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31:.AMJ31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4" calcext:value-type="float">
            <text:p>6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abolución: 10, 4everDoomed: 4, Jaromir Bergmann: 10, STILES: 2, termrork: 5, Worm318: 2, Deadwing: 6, &lt;&lt;Rewind: 2, DooM Bear: 7, northivanastan: 5, dei_eldren: 8, Fadri: 2, Dimon12321: 1" calcext:value-type="string">
            <text:p>Diabolución: 10, 4everDoomed: 4, Jaromir Bergmann: 10, STILES: 2, termrork: 5, Worm318: 2, Deadwing: 6, &lt;&lt;Rewind: 2, DooM Bear: 7, northivanastan: 5, dei_eldren: 8, Fadri: 2, Dimon12321: 1</text:p>
          </table:table-cell>
          <table:table-cell table:style-name="ce17" table:formula="of:=SUMPRODUCT(NOT(ISBLANK([.I32:.AMJ32])))" office:value-type="float" office:value="13" calcext:value-type="float">
            <text:p>13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3" calcext:value-type="float">
            <text:p>6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pectra: 9, bLOCKbOYgAMES: 2, GarrettChan: 1, dylux: 6, tmorrow: 2, ReaperAA: 7, Polri: 3, SilverMiner: 3, P41R47: 10, A.H. Sankhatayan: 5, Willy W.: 5, Sotenga: 10" calcext:value-type="string">
            <text:p>Spectra: 9, bLOCKbOYgAMES: 2, GarrettChan: 1, dylux: 6, tmorrow: 2, ReaperAA: 7, Polri: 3, SilverMiner: 3, P41R47: 10, A.H. Sankhatayan: 5, Willy W.: 5, Sotenga: 10</text:p>
          </table:table-cell>
          <table:table-cell table:style-name="ce17" table:formula="of:=SUMPRODUCT(NOT(ISBLANK([.I33:.AMJ33])))" office:value-type="float" office:value="12" calcext:value-type="float">
            <text:p>1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9" calcext:value-type="float">
            <text:p>59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Dime: 8, NoisyVelvet: 5, pcorf: 5, purist: 10, Polri: 3, CinnamonKilljoy: 8, Makedounia: 5, Endless: 3, Marn: 5, Warrex: 2, E.M.: 5" calcext:value-type="string">
            <text:p>Dime: 8, NoisyVelvet: 5, pcorf: 5, purist: 10, Polri: 3, CinnamonKilljoy: 8, Makedounia: 5, Endless: 3, Marn: 5, Warrex: 2, E.M.: 5</text:p>
          </table:table-cell>
          <table:table-cell table:style-name="ce17" table:formula="of:=SUMPRODUCT(NOT(ISBLANK([.I35:.AMJ35])))" office:value-type="float" office:value="11" calcext:value-type="float">
            <text:p>11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Vorpal: 5, Nancsi: 9, ReaperAA: 2, Diabolución: 10, 4everDoomed: 7, STILES: 7, CinnamonKilljoy: 3, Endless: 6, waciej: 2, Fadri: 4" calcext:value-type="string">
            <text:p>Vorpal: 5, Nancsi: 9, ReaperAA: 2, Diabolución: 10, 4everDoomed: 7, STILES: 7, CinnamonKilljoy: 3, Endless: 6, waciej: 2, Fadri: 4</text:p>
          </table:table-cell>
          <table:table-cell table:style-name="ce17" table:formula="of:=SUMPRODUCT(NOT(ISBLANK([.I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8:.AMJ38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I39:.AMJ39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0:.AMJ40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1:.AMJ41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Budoka: 10, Jaromir Bergmann: 6, Payload4367: 3, Deadwing: 6, Snikle: 7, Omniarch: 5, Dimon12321: 7" calcext:value-type="string">
            <text:p>Budoka: 10, Jaromir Bergmann: 6, Payload4367: 3, Deadwing: 6, Snikle: 7, Omniarch: 5, Dimon12321: 7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6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5:.AMJ45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6:.AMJ46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8:.AMJ48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49:.AMJ49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I50:.AMJ50])" office:value-type="float" office:value="37" calcext:value-type="float">
            <text:p>37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guitardz: 5, purist: 5, termrork: 5, Tartlman: 1, Worm318: 2, Deadwing: 10, northivanastan: 4, Fadri: 5" calcext:value-type="string">
            <text:p>guitardz: 5, purist: 5, termrork: 5, Tartlman: 1, Worm318: 2, Deadwing: 10, northivanastan: 4, Fadri: 5</text:p>
          </table:table-cell>
          <table:table-cell table:style-name="ce17" table:formula="of:=SUMPRODUCT(NOT(ISBLANK([.I50:.AMJ50])))" office:value-type="float" office:value="8" calcext:value-type="float">
            <text:p>8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1:.AMJ51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3:.AMJ53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I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5:.AMJ5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6:.AMJ56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TechnoDoomed1: 9, Squadallah: 8, DoomDork: 2, Deflektor: 4, behemoth_667: 6" calcext:value-type="string">
            <text:p>TechnoDoomed1: 9, Squadallah: 8, DoomDork: 2, Deflektor: 4, behemoth_667: 6</text:p>
          </table:table-cell>
          <table:table-cell table:style-name="ce17" table:formula="of:=SUMPRODUCT(NOT(ISBLANK([.I60:.AMJ60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I62:.AMJ62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2:.AMJ62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I63:.AMJ63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ReaperAA: 3, maxmanium: 2, CinnamonKilljoy: 8, Warrex: 10, Horus: 2" calcext:value-type="string">
            <text:p>ReaperAA: 3, maxmanium: 2, CinnamonKilljoy: 8, Warrex: 10, Horus: 2</text:p>
          </table:table-cell>
          <table:table-cell table:style-name="ce17" table:formula="of:=SUMPRODUCT(NOT(ISBLANK([.I66:.AMJ66])))" office:value-type="float" office:value="5" calcext:value-type="float">
            <text:p>5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I68:.AMJ68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TheMightyHeracross: 2, ReaperAA: 1, Worm318: 3, Makedounia: 9, Deadwing: 2, Warrex: 5, SOSU: 1" calcext:value-type="string">
            <text:p>TheMightyHeracross: 2, ReaperAA: 1, Worm318: 3, Makedounia: 9, Deadwing: 2, Warrex: 5, SOSU: 1</text:p>
          </table:table-cell>
          <table:table-cell table:style-name="ce17" table:formula="of:=SUMPRODUCT(NOT(ISBLANK([.I72:.AMJ72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5:.AMJ75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8:.AMJ7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I79:.AMJ79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3:.AMJ83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I91:.AMJ91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I91:.AMJ91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I92:.AMJ92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I92:.AMJ9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3:.AMJ93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8" calcext:value-type="float">
            <text:p>18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Ivory Duke: 7, Hansen79: 4, SOSU: 2, Ryath: 5" calcext:value-type="string">
            <text:p>Ivory Duke: 7, Hansen79: 4, SOSU: 2, Ryath: 5</text:p>
          </table:table-cell>
          <table:table-cell table:style-name="ce17" table:formula="of:=SUMPRODUCT(NOT(ISBLANK([.I94:.AMJ94])))" office:value-type="float" office:value="4" calcext:value-type="float">
            <text:p>4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5:.AMJ95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6:.AMJ9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I98:.AMJ98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8:.AMJ98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I99:.AMJ99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9:.AMJ99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I100:.AMJ100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100:.AMJ100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2:.AMJ102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3:.AMJ103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04:.AMJ104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I105:.AMJ105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5:.AMJ105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I106:.AMJ106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6:.AMJ106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I107:.AMJ107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I108:.AMJ108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8:.AMJ108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I109:.AMJ109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9:.AMJ109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I110:.AMJ110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10:.AMJ110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I111:.AMJ111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1:.AMJ111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2:.AMJ112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4:.AMJ114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9" calcext:value-type="float">
            <text:p>109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7:.AMJ117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9" calcext:value-type="float">
            <text:p>109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8:.AMJ118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9" calcext:value-type="float">
            <text:p>109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yakfak: 7, m8f: 4" calcext:value-type="string">
            <text:p>yakfak: 7, m8f: 4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6:.AMJ12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I129:.AMJ129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7" calcext:value-type="float">
            <text:p>127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7" calcext:value-type="float">
            <text:p>127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7" calcext:value-type="float">
            <text:p>127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2:.AMJ13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7" calcext:value-type="float">
            <text:p>127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7" calcext:value-type="float">
            <text:p>127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7" calcext:value-type="float">
            <text:p>127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5:.AMJ13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7" calcext:value-type="float">
            <text:p>127</text:p>
          </table:table-cell>
          <table:table-cell table:formula="of:=SUM([.I136:.AMJ136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Nancsi: 10" calcext:value-type="string">
            <text:p>Nancsi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7" calcext:value-type="float">
            <text:p>127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Dimon12321: 10" calcext:value-type="string">
            <text:p>Dimon12321: 10</text:p>
          </table:table-cell>
          <table:table-cell table:style-name="ce17" table:formula="of:=SUMPRODUCT(NOT(ISBLANK([.I137:.AMJ137])))" office:value-type="float" office:value="1" calcext:value-type="float">
            <text:p>1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86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7" calcext:value-type="float">
            <text:p>127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8:.AMJ138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7" calcext:value-type="float">
            <text:p>127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guitardz: 10" calcext:value-type="string">
            <text:p>guitardz: 10</text:p>
          </table:table-cell>
          <table:table-cell table:style-name="ce17" table:formula="of:=SUMPRODUCT(NOT(ISBLANK([.I139:.AMJ13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7" calcext:value-type="float">
            <text:p>127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40:.AMJ140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7" calcext:value-type="float">
            <text:p>127</text:p>
          </table:table-cell>
          <table:table-cell table:formula="of:=SUM([.I141:.AMJ141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1:.AMJ141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9" calcext:value-type="float">
            <text:p>139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9" calcext:value-type="float">
            <text:p>139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maxmanium: 9" calcext:value-type="string">
            <text:p>maxmanium: 9</text:p>
          </table:table-cell>
          <table:table-cell table:style-name="ce17" table:formula="of:=SUMPRODUCT(NOT(ISBLANK([.I143:.AMJ143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9" calcext:value-type="float">
            <text:p>139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4:.AMJ14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9" calcext:value-type="float">
            <text:p>139</text:p>
          </table:table-cell>
          <table:table-cell table:formula="of:=SUM([.I145:.AMJ145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rd: 6, Hansen79: 3" calcext:value-type="string">
            <text:p>rd: 6, Hansen79: 3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9" calcext:value-type="float">
            <text:p>139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6:.AMJ146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9" calcext:value-type="float">
            <text:p>139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bzzrak: 9" calcext:value-type="string">
            <text:p>bzzrak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9" calcext:value-type="float">
            <text:p>139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Voltcom9: 9" calcext:value-type="string">
            <text:p>Voltcom9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9" calcext:value-type="float">
            <text:p>139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HyperLuke: 9" calcext:value-type="string">
            <text:p>HyperLuke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9" calcext:value-type="float">
            <text:p>139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8f: 5, Fadri: 4" calcext:value-type="string">
            <text:p>m8f: 5, Fadri: 4</text:p>
          </table:table-cell>
          <table:table-cell table:style-name="ce17" table:formula="of:=SUMPRODUCT(NOT(ISBLANK([.I150:.AMJ150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9" calcext:value-type="float">
            <text:p>139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Roofi: 9" calcext:value-type="string">
            <text:p>Roofi: 9</text:p>
          </table:table-cell>
          <table:table-cell table:style-name="ce17" table:formula="of:=SUMPRODUCT(NOT(ISBLANK([.I151:.AMJ151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9" calcext:value-type="float">
            <text:p>139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Chamelenoel: 3, northivanastan: 6" calcext:value-type="string">
            <text:p>Chamelenoel: 3, northivanastan: 6</text:p>
          </table:table-cell>
          <table:table-cell table:style-name="ce17" table:formula="of:=SUMPRODUCT(NOT(ISBLANK([.I152:.AMJ152])))"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9" calcext:value-type="float">
            <text:p>139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3:.AMJ15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9" calcext:value-type="float">
            <text:p>139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Graf Zahl: 9" calcext:value-type="string">
            <text:p>Graf Zahl: 9</text:p>
          </table:table-cell>
          <table:table-cell table:style-name="ce17" table:formula="of:=SUMPRODUCT(NOT(ISBLANK([.I154:.AMJ154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9" calcext:value-type="float">
            <text:p>139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Apaul27: 9" calcext:value-type="string">
            <text:p>Apaul27: 9</text:p>
          </table:table-cell>
          <table:table-cell table:style-name="ce17" table:formula="of:=SUMPRODUCT(NOT(ISBLANK([.I155:.AMJ155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9" calcext:value-type="float">
            <text:p>139</text:p>
          </table:table-cell>
          <table:table-cell table:formula="of:=SUM([.I156:.AMJ156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6:.AMJ156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9" calcext:value-type="float">
            <text:p>139</text:p>
          </table:table-cell>
          <table:table-cell table:formula="of:=SUM([.I157:.AMJ157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MFG38: 9" calcext:value-type="string">
            <text:p>MFG38: 9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9" calcext:value-type="float">
            <text:p>139</text:p>
          </table:table-cell>
          <table:table-cell table:formula="of:=SUM([.I158:.AMJ158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8:.AMJ158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60:.AMJ160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3:.AMJ163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AnonimVio: 8" calcext:value-type="string">
            <text:p>AnonimVio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5:.AMJ16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6:.AMJ166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Spectra: 1, Voltcom9: 1, TheMightyHeracross: 3, northivanastan: 3" calcext:value-type="string">
            <text:p>Spectra: 1, Voltcom9: 1, TheMightyHeracross: 3, northivanastan: 3</text:p>
          </table:table-cell>
          <table:table-cell table:style-name="ce17" table:formula="of:=SUMPRODUCT(NOT(ISBLANK([.I167:.AMJ167])))"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ReaperAA: 8" calcext:value-type="string">
            <text:p>ReaperAA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93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9:.AMJ16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bemused: 8" calcext:value-type="string">
            <text:p>bemused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bzzrak: 8" calcext:value-type="string">
            <text:p>bzzrak: 8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Deadwing: 8" calcext:value-type="string">
            <text:p>Deadwing: 8</text:p>
          </table:table-cell>
          <table:table-cell table:style-name="ce17" table:formula="of:=SUMPRODUCT(NOT(ISBLANK([.I172:.AMJ172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4:.AMJ17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I175:.AMJ17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8" calcext:value-type="string">
            <text:p>Graf Zahl: 8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I176:.AMJ17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6:.AMJ17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6" calcext:value-type="float">
            <text:p>156</text:p>
          </table:table-cell>
          <table:table-cell table:formula="of:=SUM([.I177:.AMJ17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Roofi: 8" calcext:value-type="string">
            <text:p>Roofi: 8</text:p>
          </table:table-cell>
          <table:table-cell table:style-name="ce17" table:formula="of:=SUMPRODUCT(NOT(ISBLANK([.I177:.AMJ17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5" calcext:value-type="float">
            <text:p>175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5" calcext:value-type="float">
            <text:p>175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9:.AMJ179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5" calcext:value-type="float">
            <text:p>175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7hm: 7" calcext:value-type="string">
            <text:p>7hm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5" calcext:value-type="float">
            <text:p>175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vdgg: 7" calcext:value-type="string">
            <text:p>vdgg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5" calcext:value-type="float">
            <text:p>175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bzzrak: 7" calcext:value-type="string">
            <text:p>bzzrak: 7</text:p>
          </table:table-cell>
          <table:table-cell table:style-name="ce17" table:formula="of:=SUMPRODUCT(NOT(ISBLANK([.I182:.AMJ18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5" calcext:value-type="float">
            <text:p>175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Graf Zahl: 7" calcext:value-type="string">
            <text:p>Graf Zahl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5" calcext:value-type="float">
            <text:p>175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5" calcext:value-type="float">
            <text:p>175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5:.AMJ18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4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5" calcext:value-type="float">
            <text:p>175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5" calcext:value-type="float">
            <text:p>175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Nirvana: 7" calcext:value-type="string">
            <text:p>Nirvan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5" calcext:value-type="float">
            <text:p>175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8:.AMJ188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5" calcext:value-type="float">
            <text:p>175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5" calcext:value-type="float">
            <text:p>175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dei_eldren: 7" calcext:value-type="string">
            <text:p>dei_eldren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5" calcext:value-type="float">
            <text:p>175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TechnoDoomed1: 7" calcext:value-type="string">
            <text:p>TechnoDoomed1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5" calcext:value-type="float">
            <text:p>175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92:.AMJ19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5" calcext:value-type="float">
            <text:p>175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AnonimVio: 7" calcext:value-type="string">
            <text:p>AnonimVio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5" calcext:value-type="float">
            <text:p>175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dei_eldren: 7" calcext:value-type="string">
            <text:p>dei_eldren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5" calcext:value-type="float">
            <text:p>175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Roofi: 7" calcext:value-type="string">
            <text:p>Roofi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5" calcext:value-type="float">
            <text:p>175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DOEL: 7" calcext:value-type="string">
            <text:p>DOEL: 7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5" calcext:value-type="float">
            <text:p>175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7hm: 7" calcext:value-type="string">
            <text:p>7hm: 7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5" calcext:value-type="float">
            <text:p>175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pectra: 7" calcext:value-type="string">
            <text:p>Spectra: 7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5" calcext:value-type="float">
            <text:p>175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5" calcext:value-type="float">
            <text:p>175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dei_eldren: 7" calcext:value-type="string">
            <text:p>dei_eldren: 7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5" calcext:value-type="float">
            <text:p>175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Grain of Salt: 7" calcext:value-type="string">
            <text:p>Grain of Salt: 7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5" calcext:value-type="float">
            <text:p>175</text:p>
          </table:table-cell>
          <table:table-cell table:formula="of:=SUM([.I202:.AMJ202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5" calcext:value-type="float">
            <text:p>175</text:p>
          </table:table-cell>
          <table:table-cell table:formula="of:=SUM([.I203:.AMJ203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203:.AMJ20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5" calcext:value-type="float">
            <text:p>175</text:p>
          </table:table-cell>
          <table:table-cell table:formula="of:=SUM([.I204:.AMJ204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04:.AMJ204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5" calcext:value-type="float">
            <text:p>175</text:p>
          </table:table-cell>
          <table:table-cell table:formula="of:=SUM([.I205:.AMJ205])" office:value-type="float" office:value="7" calcext:value-type="float">
            <text:p>7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Doomkid: 2, A.H. Sankhatayan: 3, Fadri: 2" calcext:value-type="string">
            <text:p>Doomkid: 2, A.H. Sankhatayan: 3, Fadri: 2</text:p>
          </table:table-cell>
          <table:table-cell table:style-name="ce17" table:formula="of:=SUMPRODUCT(NOT(ISBLANK([.I205:.AMJ205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5" calcext:value-type="float">
            <text:p>175</text:p>
          </table:table-cell>
          <table:table-cell table:formula="of:=SUM([.I206:.AMJ206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Phobus: 7" calcext:value-type="string">
            <text:p>Phobus: 7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4" calcext:value-type="float">
            <text:p>204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Voltcom9: 6" calcext:value-type="string">
            <text:p>Voltcom9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4" calcext:value-type="float">
            <text:p>204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Dimon12321: 6" calcext:value-type="string">
            <text:p>Dimon12321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4" calcext:value-type="float">
            <text:p>204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4" calcext:value-type="float">
            <text:p>204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bzzrak: 6" calcext:value-type="string">
            <text:p>bzzrak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4" calcext:value-type="float">
            <text:p>204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&lt;&lt;Rewind: 6" calcext:value-type="string">
            <text:p>&lt;&lt;Rewind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4" calcext:value-type="float">
            <text:p>204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12:.AMJ212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4" calcext:value-type="float">
            <text:p>204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ky: 1, bzzrak: 5" calcext:value-type="string">
            <text:p>Sky: 1, bzzrak: 5</text:p>
          </table:table-cell>
          <table:table-cell table:style-name="ce17" table:formula="of:=SUMPRODUCT(NOT(ISBLANK([.I213:.AMJ21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4" calcext:value-type="float">
            <text:p>204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Ralphis: 6" calcext:value-type="string">
            <text:p>Ralphis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4" calcext:value-type="float">
            <text:p>204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pcorf: 6" calcext:value-type="string">
            <text:p>pcorf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4" calcext:value-type="float">
            <text:p>204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16:.AMJ216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4" calcext:value-type="float">
            <text:p>204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HyperLuke: 6" calcext:value-type="string">
            <text:p>HyperLuke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4" calcext:value-type="float">
            <text:p>204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antares031: 6" calcext:value-type="string">
            <text:p>antares031: 6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4" calcext:value-type="float">
            <text:p>204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mon12321: 6" calcext:value-type="string">
            <text:p>Dimon12321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4" calcext:value-type="float">
            <text:p>204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OniriA: 6" calcext:value-type="string">
            <text:p>OniriA: 6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4" calcext:value-type="float">
            <text:p>204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6" calcext:value-type="string">
            <text:p>Soundblock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4" calcext:value-type="float">
            <text:p>204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maxmanium: 6" calcext:value-type="string">
            <text:p>maxmanium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4" calcext:value-type="float">
            <text:p>204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antares031: 6" calcext:value-type="string">
            <text:p>antares031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4" calcext:value-type="float">
            <text:p>204</text:p>
          </table:table-cell>
          <table:table-cell table:formula="of:=SUM([.I224:.AMJ224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ax34: 3, SOSU: 3" calcext:value-type="string">
            <text:p>ax34: 3, SOSU: 3</text:p>
          </table:table-cell>
          <table:table-cell table:style-name="ce17" table:formula="of:=SUMPRODUCT(NOT(ISBLANK([.I224:.AMJ224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4" calcext:value-type="float">
            <text:p>204</text:p>
          </table:table-cell>
          <table:table-cell table:formula="of:=SUM([.I225:.AMJ225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alphis: 6" calcext:value-type="string">
            <text:p>Ralphis: 6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4" calcext:value-type="float">
            <text:p>204</text:p>
          </table:table-cell>
          <table:table-cell table:formula="of:=SUM([.I226:.AMJ226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Vorpal: 5, vdgg: 1" calcext:value-type="string">
            <text:p>Vorpal: 5, vdgg: 1</text:p>
          </table:table-cell>
          <table:table-cell table:style-name="ce17" table:formula="of:=SUMPRODUCT(NOT(ISBLANK([.I226:.AMJ226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4" calcext:value-type="float">
            <text:p>204</text:p>
          </table:table-cell>
          <table:table-cell table:formula="of:=SUM([.I227:.AMJ227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4everDoomed: 6" calcext:value-type="string">
            <text:p>4everDoomed: 6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4" calcext:value-type="float">
            <text:p>204</text:p>
          </table:table-cell>
          <table:table-cell table:formula="of:=SUM([.I228:.AMJ228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AnonimVio: 6" calcext:value-type="string">
            <text:p>AnonimVio: 6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4" calcext:value-type="float">
            <text:p>204</text:p>
          </table:table-cell>
          <table:table-cell table:formula="of:=SUM([.I229:.AMJ229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Ralphis: 6" calcext:value-type="string">
            <text:p>Ralphis: 6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4" calcext:value-type="float">
            <text:p>204</text:p>
          </table:table-cell>
          <table:table-cell table:formula="of:=SUM([.I230:.AMJ230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Spectre01: 6" calcext:value-type="string">
            <text:p>Spectre01: 6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8" calcext:value-type="float">
            <text:p>228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Horus: 5" calcext:value-type="string">
            <text:p>Horus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8" calcext:value-type="float">
            <text:p>228</text:p>
          </table:table-cell>
          <table:table-cell table:formula="of:=SUM([.I232:.AMJ232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eharper256: 5" calcext:value-type="string">
            <text:p>eharper256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8" calcext:value-type="float">
            <text:p>228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Rince-wind: 5" calcext:value-type="string">
            <text:p>Rince-wind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8" calcext:value-type="float">
            <text:p>228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AtticTelephone: 5" calcext:value-type="string">
            <text:p>AtticTelephone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8" calcext:value-type="float">
            <text:p>228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eharper256: 5" calcext:value-type="string">
            <text:p>eharper256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8" calcext:value-type="float">
            <text:p>228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Vorpal: 5" calcext:value-type="string">
            <text:p>Vorpal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8" calcext:value-type="float">
            <text:p>228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Diabolución: 5" calcext:value-type="string">
            <text:p>Diabolución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8" calcext:value-type="float">
            <text:p>228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joepallai: 5" calcext:value-type="string">
            <text:p>joepallai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8" calcext:value-type="float">
            <text:p>228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Soundblock: 5" calcext:value-type="string">
            <text:p>Soundblock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8" calcext:value-type="float">
            <text:p>228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40:.AMJ24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8" calcext:value-type="float">
            <text:p>228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HUNdebLeonidasX: 5" calcext:value-type="string">
            <text:p>HUNdebLeonidasX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8" calcext:value-type="float">
            <text:p>228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Ryath: 5" calcext:value-type="string">
            <text:p>Ryath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8" calcext:value-type="float">
            <text:p>228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Omniarch: 5" calcext:value-type="string">
            <text:p>Omniarch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8" calcext:value-type="float">
            <text:p>228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Rince-wind: 5" calcext:value-type="string">
            <text:p>Rince-wind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8" calcext:value-type="float">
            <text:p>228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Vorpal: 5" calcext:value-type="string">
            <text:p>Vorpal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8" calcext:value-type="float">
            <text:p>228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Diabolución: 5" calcext:value-type="string">
            <text:p>Diabolución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8" calcext:value-type="float">
            <text:p>228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AtticTelephone: 5" calcext:value-type="string">
            <text:p>AtticTelephone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8" calcext:value-type="float">
            <text:p>228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Doomkid: 5" calcext:value-type="string">
            <text:p>Doomkid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8" calcext:value-type="float">
            <text:p>228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Ryath: 5" calcext:value-type="string">
            <text:p>Ryath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8" calcext:value-type="float">
            <text:p>228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smeghammer: 5" calcext:value-type="string">
            <text:p>smeghammer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8" calcext:value-type="float">
            <text:p>228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Graf Zahl: 5" calcext:value-type="string">
            <text:p>Graf Zahl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8" calcext:value-type="float">
            <text:p>228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Bryan T: 5" calcext:value-type="string">
            <text:p>Bryan T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8" calcext:value-type="float">
            <text:p>228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Ed: 5" calcext:value-type="string">
            <text:p>Ed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8" calcext:value-type="float">
            <text:p>228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Ryath: 5" calcext:value-type="string">
            <text:p>Ryat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8" calcext:value-type="float">
            <text:p>228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Spectra: 5" calcext:value-type="string">
            <text:p>Spectra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8" calcext:value-type="float">
            <text:p>228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Vorpal: 5" calcext:value-type="string">
            <text:p>Vorpal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8" calcext:value-type="float">
            <text:p>228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8" calcext:value-type="float">
            <text:p>228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Apaul27: 5" calcext:value-type="string">
            <text:p>Apaul27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8" calcext:value-type="float">
            <text:p>228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Vorpal: 5" calcext:value-type="string">
            <text:p>Vorpal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8" calcext:value-type="float">
            <text:p>228</text:p>
          </table:table-cell>
          <table:table-cell table:formula="of:=SUM([.I260:.AMJ260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termrork: 5" calcext:value-type="string">
            <text:p>termrork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8" calcext:value-type="float">
            <text:p>228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5" calcext:value-type="string">
            <text:p>ax34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8" calcext:value-type="float">
            <text:p>228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Rince-wind: 5" calcext:value-type="string">
            <text:p>Rince-wind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8" calcext:value-type="float">
            <text:p>228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Omniarch: 5" calcext:value-type="string">
            <text:p>Omniarch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28" calcext:value-type="float">
            <text:p>228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Diabolución: 5" calcext:value-type="string">
            <text:p>Diabolución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28" calcext:value-type="float">
            <text:p>228</text:p>
          </table:table-cell>
          <table:table-cell table:formula="of:=SUM([.I265:.AMJ26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4everDoomed: 5" calcext:value-type="string">
            <text:p>4everDoomed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28" calcext:value-type="float">
            <text:p>228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Diabolución: 5" calcext:value-type="string">
            <text:p>Diabolución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28" calcext:value-type="float">
            <text:p>228</text:p>
          </table:table-cell>
          <table:table-cell table:formula="of:=SUM([.I267:.AMJ267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vdgg: 5" calcext:value-type="string">
            <text:p>vdgg: 5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28" calcext:value-type="float">
            <text:p>228</text:p>
          </table:table-cell>
          <table:table-cell table:formula="of:=SUM([.I268:.AMJ26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Ed: 5" calcext:value-type="string">
            <text:p>Ed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28" calcext:value-type="float">
            <text:p>228</text:p>
          </table:table-cell>
          <table:table-cell table:formula="of:=SUM([.I269:.AMJ269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Ivory Duke: 5" calcext:value-type="string">
            <text:p>Ivory Duke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28" calcext:value-type="float">
            <text:p>228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Omniarch: 5" calcext:value-type="string">
            <text:p>Omniarch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28" calcext:value-type="float">
            <text:p>228</text:p>
          </table:table-cell>
          <table:table-cell table:formula="of:=SUM([.I271:.AMJ271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behemoth_667: 5" calcext:value-type="string">
            <text:p>behemoth_667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28" calcext:value-type="float">
            <text:p>228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Omniarch: 5" calcext:value-type="string">
            <text:p>Omniarch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28" calcext:value-type="float">
            <text:p>228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Ryath: 5" calcext:value-type="string">
            <text:p>Ryath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28" calcext:value-type="float">
            <text:p>228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HyperLuke: 5" calcext:value-type="string">
            <text:p>HyperLuke: 5</text:p>
          </table:table-cell>
          <table:table-cell table:style-name="ce17" table:formula="of:=SUMPRODUCT(NOT(ISBLANK([.I274:.AMJ274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28" calcext:value-type="float">
            <text:p>228</text:p>
          </table:table-cell>
          <table:table-cell table:formula="of:=SUM([.I275:.AMJ27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Nancsi: 5" calcext:value-type="string">
            <text:p>Nancsi: 5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28" calcext:value-type="float">
            <text:p>228</text:p>
          </table:table-cell>
          <table:table-cell table:formula="of:=SUM([.I276:.AMJ276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smeghammer: 5" calcext:value-type="string">
            <text:p>smeghammer: 5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28" calcext:value-type="float">
            <text:p>228</text:p>
          </table:table-cell>
          <table:table-cell table:formula="of:=SUM([.I277:.AMJ277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77:.AMJ277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5" calcext:value-type="float">
            <text:p>275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78:.AMJ278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5" calcext:value-type="float">
            <text:p>275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rd: 4" calcext:value-type="string">
            <text:p>rd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5" calcext:value-type="float">
            <text:p>275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Paul977: 4" calcext:value-type="string">
            <text:p>Paul977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5" calcext:value-type="float">
            <text:p>275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ax34: 4" calcext:value-type="string">
            <text:p>ax34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5" calcext:value-type="float">
            <text:p>275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eharper256: 4" calcext:value-type="string">
            <text:p>eharper256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5" calcext:value-type="float">
            <text:p>275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5" calcext:value-type="float">
            <text:p>275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Paul977: 4" calcext:value-type="string">
            <text:p>Paul977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5" calcext:value-type="float">
            <text:p>275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Soundblock: 4" calcext:value-type="string">
            <text:p>Soundblock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5" calcext:value-type="float">
            <text:p>275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Willy W.: 4" calcext:value-type="string">
            <text:p>Willy W.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5" calcext:value-type="float">
            <text:p>275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ax34: 4" calcext:value-type="string">
            <text:p>ax34: 4</text:p>
          </table:table-cell>
          <table:table-cell table:style-name="ce17" table:formula="of:=SUMPRODUCT(NOT(ISBLANK([.I287:.AMJ28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5" calcext:value-type="float">
            <text:p>275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smeghammer: 4" calcext:value-type="string">
            <text:p>smeghammer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5" calcext:value-type="float">
            <text:p>275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ax34: 4" calcext:value-type="string">
            <text:p>ax34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5" calcext:value-type="float">
            <text:p>275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90:.AMJ290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5" calcext:value-type="float">
            <text:p>275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91:.AMJ291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5" calcext:value-type="float">
            <text:p>275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Gaia74: 4" calcext:value-type="string">
            <text:p>Gaia74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5" calcext:value-type="float">
            <text:p>275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nonimVio: 4" calcext:value-type="string">
            <text:p>AnonimVio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5" calcext:value-type="float">
            <text:p>275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TheNerdTurtle2: 4" calcext:value-type="string">
            <text:p>TheNerdTurtle2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5" calcext:value-type="float">
            <text:p>275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uMetalManiak: 4" calcext:value-type="string">
            <text:p>NuMetalManiak: 4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5" calcext:value-type="float">
            <text:p>275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m8f: 4" calcext:value-type="string">
            <text:p>m8f: 4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5" calcext:value-type="float">
            <text:p>275</text:p>
          </table:table-cell>
          <table:table-cell table:formula="of:=SUM([.I297:.AMJ297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4" calcext:value-type="string">
            <text:p>ax34: 4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5" calcext:value-type="float">
            <text:p>275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98:.AMJ29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5" calcext:value-type="float">
            <text:p>275</text:p>
          </table:table-cell>
          <table:table-cell table:formula="of:=SUM([.I299:.AMJ299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99:.AMJ299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5" calcext:value-type="float">
            <text:p>275</text:p>
          </table:table-cell>
          <table:table-cell table:formula="of:=SUM([.I300:.AMJ300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x34: 4" calcext:value-type="string">
            <text:p>ax34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5" calcext:value-type="float">
            <text:p>275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bLOCKbOYgAMES: 4" calcext:value-type="string">
            <text:p>bLOCKbOYgAMES: 4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5" calcext:value-type="float">
            <text:p>275</text:p>
          </table:table-cell>
          <table:table-cell table:formula="of:=SUM([.I302:.AMJ302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Nazgul9: 4" calcext:value-type="string">
            <text:p>Nazgul9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5" calcext:value-type="float">
            <text:p>275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x34: 4" calcext:value-type="string">
            <text:p>ax34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5" calcext:value-type="float">
            <text:p>275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5" calcext:value-type="float">
            <text:p>275</text:p>
          </table:table-cell>
          <table:table-cell table:formula="of:=SUM([.I305:.AMJ305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eharper256: 4" calcext:value-type="string">
            <text:p>eharper256: 4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5" calcext:value-type="float">
            <text:p>275</text:p>
          </table:table-cell>
          <table:table-cell table:formula="of:=SUM([.I306:.AMJ306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Dimon12321: 4" calcext:value-type="string">
            <text:p>Dimon12321: 4</text:p>
          </table:table-cell>
          <table:table-cell table:number-columns-repeated="150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5" calcext:value-type="float">
            <text:p>275</text:p>
          </table:table-cell>
          <table:table-cell table:formula="of:=SUM([.I307:.AMJ30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Sky: 4" calcext:value-type="string">
            <text:p>Sky: 4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5" calcext:value-type="float">
            <text:p>275</text:p>
          </table:table-cell>
          <table:table-cell table:formula="of:=SUM([.I308:.AMJ30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4everDoomed: 4" calcext:value-type="string">
            <text:p>4everDoomed: 4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5" calcext:value-type="float">
            <text:p>275</text:p>
          </table:table-cell>
          <table:table-cell table:formula="of:=SUM([.I309:.AMJ309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bzzrak: 4" calcext:value-type="string">
            <text:p>bzzrak: 4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7" calcext:value-type="float">
            <text:p>307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Apaul27: 3" calcext:value-type="string">
            <text:p>Apaul27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7" calcext:value-type="float">
            <text:p>307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Soundblock: 3" calcext:value-type="string">
            <text:p>Soundblock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7" calcext:value-type="float">
            <text:p>307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ragonfly: 3" calcext:value-type="string">
            <text:p>Dragonfly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7" calcext:value-type="float">
            <text:p>307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NoisyVelvet: 3" calcext:value-type="string">
            <text:p>NoisyVelvet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7" calcext:value-type="float">
            <text:p>307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Graf Zahl: 3" calcext:value-type="string">
            <text:p>Graf Zahl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7" calcext:value-type="float">
            <text:p>307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ax34: 3" calcext:value-type="string">
            <text:p>ax34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7" calcext:value-type="float">
            <text:p>307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7" calcext:value-type="float">
            <text:p>307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Paul977: 3" calcext:value-type="string">
            <text:p>Paul977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7" calcext:value-type="float">
            <text:p>307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Paul977: 3" calcext:value-type="string">
            <text:p>Paul977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7" calcext:value-type="float">
            <text:p>307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Paul977: 3" calcext:value-type="string">
            <text:p>Paul977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7" calcext:value-type="float">
            <text:p>307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ax34: 3" calcext:value-type="string">
            <text:p>ax34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7" calcext:value-type="float">
            <text:p>307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Mr. Freeze: 3" calcext:value-type="string">
            <text:p>Mr. Freeze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7" calcext:value-type="float">
            <text:p>307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Arbys550: 3" calcext:value-type="string">
            <text:p>Arbys550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7" calcext:value-type="float">
            <text:p>307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23:.AMJ32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7" calcext:value-type="float">
            <text:p>307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smeghammer: 3" calcext:value-type="string">
            <text:p>smeghammer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7" calcext:value-type="float">
            <text:p>307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Nirvana: 3" calcext:value-type="string">
            <text:p>Nirvana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7" calcext:value-type="float">
            <text:p>307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Lorenz0: 3" calcext:value-type="string">
            <text:p>Lorenz0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7" calcext:value-type="float">
            <text:p>307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ax34: 3" calcext:value-type="string">
            <text:p>ax34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7" calcext:value-type="float">
            <text:p>307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P41R47: 3" calcext:value-type="string">
            <text:p>P41R47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7" calcext:value-type="float">
            <text:p>307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Woolie Wool: 3" calcext:value-type="string">
            <text:p>Woolie Wool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7" calcext:value-type="float">
            <text:p>307</text:p>
          </table:table-cell>
          <table:table-cell table:formula="of:=SUM([.I330:.AMJ330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Red-XIII: 3" calcext:value-type="string">
            <text:p>Red-XIII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7" calcext:value-type="float">
            <text:p>307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MFG38: 3" calcext:value-type="string">
            <text:p>MFG38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7" calcext:value-type="float">
            <text:p>307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I_Punch_Demons: 3" calcext:value-type="string">
            <text:p>I_Punch_Demons: 3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7" calcext:value-type="float">
            <text:p>307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aws In Space: 3" calcext:value-type="string">
            <text:p>Jaws In Space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7" calcext:value-type="float">
            <text:p>307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Bryan T: 3" calcext:value-type="string">
            <text:p>Bryan T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7" calcext:value-type="float">
            <text:p>307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ax34: 3" calcext:value-type="string">
            <text:p>ax34: 3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7" calcext:value-type="float">
            <text:p>307</text:p>
          </table:table-cell>
          <table:table-cell table:formula="of:=SUM([.I336:.AMJ33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36:.AMJ336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7" calcext:value-type="float">
            <text:p>307</text:p>
          </table:table-cell>
          <table:table-cell table:formula="of:=SUM([.I337:.AMJ337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roadworx: 3" calcext:value-type="string">
            <text:p>roadworx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7" calcext:value-type="float">
            <text:p>307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ax34: 3" calcext:value-type="string">
            <text:p>ax34: 3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7" calcext:value-type="float">
            <text:p>307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39:.AMJ33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7" calcext:value-type="float">
            <text:p>307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07" calcext:value-type="float">
            <text:p>307</text:p>
          </table:table-cell>
          <table:table-cell table:formula="of:=SUM([.I341:.AMJ34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bzzrak: 3" calcext:value-type="string">
            <text:p>bzzrak: 3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07" calcext:value-type="float">
            <text:p>307</text:p>
          </table:table-cell>
          <table:table-cell table:formula="of:=SUM([.I342:.AMJ34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Diabolución: 3" calcext:value-type="string">
            <text:p>Diabolución: 3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07" calcext:value-type="float">
            <text:p>307</text:p>
          </table:table-cell>
          <table:table-cell table:formula="of:=SUM([.I343:.AMJ34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AnonimVio: 3" calcext:value-type="string">
            <text:p>AnonimVio: 3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07" calcext:value-type="float">
            <text:p>307</text:p>
          </table:table-cell>
          <table:table-cell table:formula="of:=SUM([.I344:.AMJ34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Doomkid: 3" calcext:value-type="string">
            <text:p>Doomkid: 3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07" calcext:value-type="float">
            <text:p>307</text:p>
          </table:table-cell>
          <table:table-cell table:formula="of:=SUM([.I345:.AMJ34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smeghammer: 3" calcext:value-type="string">
            <text:p>smeghammer: 3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43" calcext:value-type="float">
            <text:p>343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TheNerdTurtle2: 2" calcext:value-type="string">
            <text:p>TheNerdTurtle2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43" calcext:value-type="float">
            <text:p>343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Roofi: 2" calcext:value-type="string">
            <text:p>Roofi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43" calcext:value-type="float">
            <text:p>343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AnonimVio: 2" calcext:value-type="string">
            <text:p>AnonimVio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3" calcext:value-type="float">
            <text:p>343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Doomkid: 2" calcext:value-type="string">
            <text:p>Doomkid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3" calcext:value-type="float">
            <text:p>343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ella guro: 2" calcext:value-type="string">
            <text:p>ella guro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3" calcext:value-type="float">
            <text:p>343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HUNdebLeonidasX: 2" calcext:value-type="string">
            <text:p>HUNdebLeonidasX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3" calcext:value-type="float">
            <text:p>343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valkiriforce: 2" calcext:value-type="string">
            <text:p>valkiriforce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3" calcext:value-type="float">
            <text:p>343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Rince-wind: 2" calcext:value-type="string">
            <text:p>Rince-wind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3" calcext:value-type="float">
            <text:p>343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Odal: 2" calcext:value-type="string">
            <text:p>Odal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3" calcext:value-type="float">
            <text:p>343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Fadri: 2" calcext:value-type="string">
            <text:p>Fadri: 2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3" calcext:value-type="float">
            <text:p>343</text:p>
          </table:table-cell>
          <table:table-cell table:formula="of:=SUM([.I356:.AMJ356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ner du: 2" calcext:value-type="string">
            <text:p>soner du: 2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3" calcext:value-type="float">
            <text:p>343</text:p>
          </table:table-cell>
          <table:table-cell table:formula="of:=SUM([.I357:.AMJ357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JudgeDeadd: 2" calcext:value-type="string">
            <text:p>JudgeDeadd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3" calcext:value-type="float">
            <text:p>343</text:p>
          </table:table-cell>
          <table:table-cell table:formula="of:=SUM([.I358:.AMJ358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Chamelenoel: 2" calcext:value-type="string">
            <text:p>Chamelenoel: 2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3" calcext:value-type="float">
            <text:p>343</text:p>
          </table:table-cell>
          <table:table-cell table:formula="of:=SUM([.I359:.AMJ359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Soundblock: 2" calcext:value-type="string">
            <text:p>Soundblock: 2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3" calcext:value-type="float">
            <text:p>343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Phobus: 2" calcext:value-type="string">
            <text:p>Phobus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3" calcext:value-type="float">
            <text:p>343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61:.AMJ36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3" calcext:value-type="float">
            <text:p>343</text:p>
          </table:table-cell>
          <table:table-cell table:formula="of:=SUM([.I362:.AMJ362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Red-XIII: 2" calcext:value-type="string">
            <text:p>Red-XIII: 2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3" calcext:value-type="float">
            <text:p>343</text:p>
          </table:table-cell>
          <table:table-cell table:formula="of:=SUM([.I363:.AMJ36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bzzrak: 2" calcext:value-type="string">
            <text:p>bzzrak: 2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3" calcext:value-type="float">
            <text:p>343</text:p>
          </table:table-cell>
          <table:table-cell table:formula="of:=SUM([.I364:.AMJ36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Octillion: 2" calcext:value-type="string">
            <text:p>Octillion: 2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3" calcext:value-type="float">
            <text:p>343</text:p>
          </table:table-cell>
          <table:table-cell table:formula="of:=SUM([.I365:.AMJ365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Grazza: 2" calcext:value-type="string">
            <text:p>Grazza: 2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3" calcext:value-type="float">
            <text:p>343</text:p>
          </table:table-cell>
          <table:table-cell table:formula="of:=SUM([.I366:.AMJ366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undblock: 2" calcext:value-type="string">
            <text:p>Soundblock: 2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3" calcext:value-type="float">
            <text:p>343</text:p>
          </table:table-cell>
          <table:table-cell table:formula="of:=SUM([.I367:.AMJ367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northivanastan: 2" calcext:value-type="string">
            <text:p>northivanastan: 2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5" calcext:value-type="float">
            <text:p>365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vdgg: 1" calcext:value-type="string">
            <text:p>vdgg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5" calcext:value-type="float">
            <text:p>365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42PercentHealth: 1" calcext:value-type="string">
            <text:p>42PercentHealth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5" calcext:value-type="float">
            <text:p>365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Doomkid: 1" calcext:value-type="string">
            <text:p>Doomkid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5" calcext:value-type="float">
            <text:p>365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Arbys550: 1" calcext:value-type="string">
            <text:p>Arbys550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5" calcext:value-type="float">
            <text:p>365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vdgg: 1" calcext:value-type="string">
            <text:p>vdgg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5" calcext:value-type="float">
            <text:p>365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Jaws In Space: 1" calcext:value-type="string">
            <text:p>Jaws In Space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5" calcext:value-type="float">
            <text:p>365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Soundblock: 1" calcext:value-type="string">
            <text:p>Soundblock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5" calcext:value-type="float">
            <text:p>365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WH-Wilou84: 1" calcext:value-type="string">
            <text:p>WH-Wilou84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5" calcext:value-type="float">
            <text:p>365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joepallai: 1" calcext:value-type="string">
            <text:p>joepallai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5" calcext:value-type="float">
            <text:p>365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Philnemba: 1" calcext:value-type="string">
            <text:p>Philnemba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5" calcext:value-type="float">
            <text:p>365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Diabolución: 1" calcext:value-type="string">
            <text:p>Diabolución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5" calcext:value-type="float">
            <text:p>365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bonnie: 1" calcext:value-type="string">
            <text:p>bonnie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5" calcext:value-type="float">
            <text:p>365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Lorenz0: 1" calcext:value-type="string">
            <text:p>Lorenz0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5" calcext:value-type="float">
            <text:p>365</text:p>
          </table:table-cell>
          <table:table-cell table:formula="of:=SUM([.I381:.AMJ381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Grazza: 1" calcext:value-type="string">
            <text:p>Grazza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5" calcext:value-type="float">
            <text:p>365</text:p>
          </table:table-cell>
          <table:table-cell table:formula="of:=SUM([.I382:.AMJ382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Soundblock: 1" calcext:value-type="string">
            <text:p>Soundblock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5" calcext:value-type="float">
            <text:p>365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joepallai: 1" calcext:value-type="string">
            <text:p>joepallai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5" calcext:value-type="float">
            <text:p>365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AnonimVio: 1" calcext:value-type="string">
            <text:p>AnonimVio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5" calcext:value-type="float">
            <text:p>365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Fadri: 1" calcext:value-type="string">
            <text:p>Fadri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5" calcext:value-type="float">
            <text:p>365</text:p>
          </table:table-cell>
          <table:table-cell table:formula="of:=SUM([.I386:.AMJ386])" office:value-type="float" office:value="1" calcext:value-type="float">
            <text:p>1</text:p>
          </table:table-cell>
          <table:table-cell table:style-name="ce83"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bzzrak: 1" calcext:value-type="string">
            <text:p>bzzrak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5" calcext:value-type="float">
            <text:p>365</text:p>
          </table:table-cell>
          <table:table-cell table:formula="of:=SUM([.I387:.AMJ387])" office:value-type="float" office:value="1" calcext:value-type="float">
            <text:p>1</text:p>
          </table:table-cell>
          <table:table-cell table:style-name="ce83"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Phobus: 1" calcext:value-type="string">
            <text:p>Phobus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5" calcext:value-type="float">
            <text:p>365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NoisyVelvet: 1" calcext:value-type="string">
            <text:p>NoisyVelvet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5" calcext:value-type="float">
            <text:p>365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soner du: 1" calcext:value-type="string">
            <text:p>soner du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5" calcext:value-type="float">
            <text:p>365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T-Rex: 1" calcext:value-type="string">
            <text:p>T-Rex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5" calcext:value-type="float">
            <text:p>365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roadworx: 1" calcext:value-type="string">
            <text:p>roadworx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5" calcext:value-type="float">
            <text:p>365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HUNdebLeonidasX: 1" calcext:value-type="string">
            <text:p>HUNdebLeonidasX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5" calcext:value-type="float">
            <text:p>365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everennui: 1" calcext:value-type="string">
            <text:p>everennui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5" calcext:value-type="float">
            <text:p>365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STILES: 1" calcext:value-type="string">
            <text:p>STILES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5" calcext:value-type="float">
            <text:p>365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vdgg: 1" calcext:value-type="string">
            <text:p>vdgg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5" calcext:value-type="float">
            <text:p>365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ASaltShaker: 1" calcext:value-type="string">
            <text:p>ASaltShaker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5" calcext:value-type="float">
            <text:p>365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everennui: 1" calcext:value-type="string">
            <text:p>everennui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5" calcext:value-type="float">
            <text:p>365</text:p>
          </table:table-cell>
          <table:table-cell table:formula="of:=SUM([.I398:.AMJ39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 office:value-type="string" office:string-value="Malrionn: 1" calcext:value-type="string">
            <text:p>Malrionn: 1</text:p>
          </table:table-cell>
          <table:table-cell table:style-name="ce17" table:formula="of:=SUMPRODUCT(NOT(ISBLANK([.I398:.AMJ398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5" calcext:value-type="float">
            <text:p>365</text:p>
          </table:table-cell>
          <table:table-cell table:formula="of:=SUM([.I399:.AMJ399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 office:value-type="string" office:string-value="T-Rex: 1" calcext:value-type="string">
            <text:p>T-Rex: 1</text:p>
          </table:table-cell>
          <table:table-cell table:style-name="ce17" table:formula="of:=SUMPRODUCT(NOT(ISBLANK([.I399:.AMJ39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5" calcext:value-type="float">
            <text:p>365</text:p>
          </table:table-cell>
          <table:table-cell table:formula="of:=SUM([.I400:.AMJ400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 office:value-type="string" office:string-value="T-Rex: 1" calcext:value-type="string">
            <text:p>T-Rex: 1</text:p>
          </table:table-cell>
          <table:table-cell table:style-name="ce17" table:formula="of:=SUMPRODUCT(NOT(ISBLANK([.I400:.AMJ40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5" calcext:value-type="float">
            <text:p>365</text:p>
          </table:table-cell>
          <table:table-cell table:formula="of:=SUM([.I401:.AMJ401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 office:value-type="string" office:string-value="Soundblock: 1" calcext:value-type="string">
            <text:p>Soundblock: 1</text:p>
          </table:table-cell>
          <table:table-cell table:style-name="ce17" table:formula="of:=SUMPRODUCT(NOT(ISBLANK([.I401:.AMJ40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5" calcext:value-type="float">
            <text:p>365</text:p>
          </table:table-cell>
          <table:table-cell table:formula="of:=SUM([.I402:.AMJ402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 office:value-type="string" office:string-value="yakfak: 1" calcext:value-type="string">
            <text:p>yakfak: 1</text:p>
          </table:table-cell>
          <table:table-cell table:style-name="ce17" table:formula="of:=SUMPRODUCT(NOT(ISBLANK([.I402:.AMJ4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5" calcext:value-type="float">
            <text:p>365</text:p>
          </table:table-cell>
          <table:table-cell table:formula="of:=SUM([.I403:.AMJ403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 office:value-type="string" office:string-value="NoisyVelvet: 1" calcext:value-type="string">
            <text:p>NoisyVelvet: 1</text:p>
          </table:table-cell>
          <table:table-cell table:style-name="ce17" table:formula="of:=SUMPRODUCT(NOT(ISBLANK([.I403:.AMJ403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65" calcext:value-type="float">
            <text:p>365</text:p>
          </table:table-cell>
          <table:table-cell table:formula="of:=SUM([.I404:.AMJ404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4:.AMJ404]); &quot;&quot;; [.I$2:.AMJ$2] &amp; &quot;: &quot; &amp; [.I404:.AMJ404]))" office:value-type="string" office:string-value="Pierrot: 1" calcext:value-type="string">
            <text:p>Pierrot: 1</text:p>
          </table:table-cell>
          <table:table-cell table:style-name="ce17" table:formula="of:=SUMPRODUCT(NOT(ISBLANK([.I404:.AMJ404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402" calcext:value-type="float">
            <text:p>402</text:p>
          </table:table-cell>
          <table:table-cell table:formula="of:=SUM([.I405:.AMJ40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5:.AMJ405]); &quot;&quot;; [.I$2:.AMJ$2] &amp; &quot;: &quot; &amp; [.I405:.AMJ405]))">
            <text:p/>
          </table:table-cell>
          <table:table-cell table:number-columns-repeated="1017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402" calcext:value-type="float">
            <text:p>402</text:p>
          </table:table-cell>
          <table:table-cell table:formula="of:=SUM([.I406:.AMJ40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6:.AMJ406]); &quot;&quot;; [.I$2:.AMJ$2] &amp; &quot;: &quot; &amp; [.I406:.AMJ406]))">
            <text:p/>
          </table:table-cell>
          <table:table-cell table:number-columns-repeated="1017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402" calcext:value-type="float">
            <text:p>402</text:p>
          </table:table-cell>
          <table:table-cell table:formula="of:=SUM([.I407:.AMJ40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7:.AMJ407]); &quot;&quot;; [.I$2:.AMJ$2] &amp; &quot;: &quot; &amp; [.I407:.AMJ407]))">
            <text:p/>
          </table:table-cell>
          <table:table-cell table:number-columns-repeated="1017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402" calcext:value-type="float">
            <text:p>402</text:p>
          </table:table-cell>
          <table:table-cell table:formula="of:=SUM([.I408:.AMJ40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8:.AMJ408]); &quot;&quot;; [.I$2:.AMJ$2] &amp; &quot;: &quot; &amp; [.I408:.AMJ408]))">
            <text:p/>
          </table:table-cell>
          <table:table-cell table:number-columns-repeated="1017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402" calcext:value-type="float">
            <text:p>402</text:p>
          </table:table-cell>
          <table:table-cell table:formula="of:=SUM([.I409:.AMJ40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9:.AMJ409]); &quot;&quot;; [.I$2:.AMJ$2] &amp; &quot;: &quot; &amp; [.I409:.AMJ409]))">
            <text:p/>
          </table:table-cell>
          <table:table-cell table:number-columns-repeated="1017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402" calcext:value-type="float">
            <text:p>402</text:p>
          </table:table-cell>
          <table:table-cell table:formula="of:=SUM([.I410:.AMJ41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0:.AMJ410]); &quot;&quot;; [.I$2:.AMJ$2] &amp; &quot;: &quot; &amp; [.I410:.AMJ410]))">
            <text:p/>
          </table:table-cell>
          <table:table-cell table:number-columns-repeated="1017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402" calcext:value-type="float">
            <text:p>402</text:p>
          </table:table-cell>
          <table:table-cell table:formula="of:=SUM([.I411:.AMJ41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1:.AMJ411]); &quot;&quot;; [.I$2:.AMJ$2] &amp; &quot;: &quot; &amp; [.I411:.AMJ411]))">
            <text:p/>
          </table:table-cell>
          <table:table-cell table:number-columns-repeated="101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402" calcext:value-type="float">
            <text:p>402</text:p>
          </table:table-cell>
          <table:table-cell table:formula="of:=SUM([.I412:.AMJ41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2:.AMJ412]); &quot;&quot;; [.I$2:.AMJ$2] &amp; &quot;: &quot; &amp; [.I412:.AMJ412]))">
            <text:p/>
          </table:table-cell>
          <table:table-cell table:number-columns-repeated="1017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402" calcext:value-type="float">
            <text:p>402</text:p>
          </table:table-cell>
          <table:table-cell table:formula="of:=SUM([.I413:.AMJ41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3:.AMJ413]); &quot;&quot;; [.I$2:.AMJ$2] &amp; &quot;: &quot; &amp; [.I413:.AMJ413]))">
            <text:p/>
          </table:table-cell>
          <table:table-cell table:number-columns-repeated="1017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402" calcext:value-type="float">
            <text:p>402</text:p>
          </table:table-cell>
          <table:table-cell table:formula="of:=SUM([.I414:.AMJ41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4:.AMJ414]); &quot;&quot;; [.I$2:.AMJ$2] &amp; &quot;: &quot; &amp; [.I414:.AMJ414]))">
            <text:p/>
          </table:table-cell>
          <table:table-cell table:number-columns-repeated="1017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402" calcext:value-type="float">
            <text:p>402</text:p>
          </table:table-cell>
          <table:table-cell table:formula="of:=SUM([.I415:.AMJ41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5:.AMJ415]); &quot;&quot;; [.I$2:.AMJ$2] &amp; &quot;: &quot; &amp; [.I415:.AMJ415]))">
            <text:p/>
          </table:table-cell>
          <table:table-cell table:number-columns-repeated="101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02" calcext:value-type="float">
            <text:p>402</text:p>
          </table:table-cell>
          <table:table-cell table:formula="of:=SUM([.I416:.AMJ41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6:.AMJ416]); &quot;&quot;; [.I$2:.AMJ$2] &amp; &quot;: &quot; &amp; [.I416:.AMJ416]))">
            <text:p/>
          </table:table-cell>
          <table:table-cell table:number-columns-repeated="101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02" calcext:value-type="float">
            <text:p>402</text:p>
          </table:table-cell>
          <table:table-cell table:formula="of:=SUM([.I417:.AMJ41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7:.AMJ417]); &quot;&quot;; [.I$2:.AMJ$2] &amp; &quot;: &quot; &amp; [.I417:.AMJ417]))">
            <text:p/>
          </table:table-cell>
          <table:table-cell table:number-columns-repeated="1017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02" calcext:value-type="float">
            <text:p>402</text:p>
          </table:table-cell>
          <table:table-cell table:formula="of:=SUM([.I418:.AMJ41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8:.AMJ418]); &quot;&quot;; [.I$2:.AMJ$2] &amp; &quot;: &quot; &amp; [.I418:.AMJ418]))">
            <text:p/>
          </table:table-cell>
          <table:table-cell table:number-columns-repeated="1017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02" calcext:value-type="float">
            <text:p>402</text:p>
          </table:table-cell>
          <table:table-cell table:formula="of:=SUM([.I419:.AMJ41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19:.AMJ419]); &quot;&quot;; [.I$2:.AMJ$2] &amp; &quot;: &quot; &amp; [.I419:.AMJ419]))">
            <text:p/>
          </table:table-cell>
          <table:table-cell table:number-columns-repeated="1017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02" calcext:value-type="float">
            <text:p>402</text:p>
          </table:table-cell>
          <table:table-cell table:formula="of:=SUM([.I420:.AMJ42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0:.AMJ420]); &quot;&quot;; [.I$2:.AMJ$2] &amp; &quot;: &quot; &amp; [.I420:.AMJ420]))">
            <text:p/>
          </table:table-cell>
          <table:table-cell table:number-columns-repeated="1017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02" calcext:value-type="float">
            <text:p>402</text:p>
          </table:table-cell>
          <table:table-cell table:formula="of:=SUM([.I421:.AMJ42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1:.AMJ421]); &quot;&quot;; [.I$2:.AMJ$2] &amp; &quot;: &quot; &amp; [.I421:.AMJ421]))">
            <text:p/>
          </table:table-cell>
          <table:table-cell table:number-columns-repeated="1017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02" calcext:value-type="float">
            <text:p>402</text:p>
          </table:table-cell>
          <table:table-cell table:formula="of:=SUM([.I422:.AMJ42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2:.AMJ422]); &quot;&quot;; [.I$2:.AMJ$2] &amp; &quot;: &quot; &amp; [.I422:.AMJ422]))">
            <text:p/>
          </table:table-cell>
          <table:table-cell table:number-columns-repeated="1017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02" calcext:value-type="float">
            <text:p>402</text:p>
          </table:table-cell>
          <table:table-cell table:formula="of:=SUM([.I423:.AMJ42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3:.AMJ423]); &quot;&quot;; [.I$2:.AMJ$2] &amp; &quot;: &quot; &amp; [.I423:.AMJ423]))">
            <text:p/>
          </table:table-cell>
          <table:table-cell table:number-columns-repeated="1017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02" calcext:value-type="float">
            <text:p>402</text:p>
          </table:table-cell>
          <table:table-cell table:formula="of:=SUM([.I424:.AMJ42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24:.AMJ424]); &quot;&quot;; [.I$2:.AMJ$2] &amp; &quot;: &quot; &amp; [.I424:.AMJ424]))">
            <text:p/>
          </table:table-cell>
          <table:table-cell table:number-columns-repeated="1017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" calcext:value-type="string">
            <text:p>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" calcext:value-type="string">
            <text:p>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</text:p>
          </table:table-cell>
          <table:table-cell table:style-name="ce136" table:formula="of:=COM.MICROSOFT.TEXTJOIN(CHAR(10); 1;[.$A1:.$A300])" office:value-type="string" office:string-value="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&#10;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&#10;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&#10;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&#10;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8. [url=https://www.doomworld.com/forum/topic/103425-final-release-eviternity/]Eviternity[/url][/b] (2018) [sup][[b]217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, Fadri: 7][/sup]&#10;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&#10;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&#10;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&#10;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&#10;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&#10;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&#10;[b]26. [url=https://www.doomworld.com/idgames/levels/doom/Ports/megawads/neis]No End in Sight[/url][/b] (2016) [sup][[b]67[/b]: Not Jabba: 5, Vorpal: 5, ella guro: 6, yakfak: 9, NoisyVelvet: 1, STILES: 6, Polri: 5, Tartlman: 6, Worm318: 9, Omniarch: 10, Ryath: 5][/sup]&#10;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&#10;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&#10;[b]31. [url=https://www.doomworld.com/idgames/levels/doom2/megawads/epic2]Epic 2[/url][/b] (2010) [sup][[b]62[/b]: ShoDemo: 6, NuMetalManiak: 9, Spectre01: 7, yakfak: 2, Talvi: 2, HUNdebLeonidasX: 9, TheMightyHeracross: 5, Arbys550: 5, OniriA: 2, DOEL: 6, SOSU: 9][/sup]&#10;[b]32. [url=https://www.doomworld.com/idgames/levels/doom2/megawads/d2twid]Doom II the Way id Did[/url][/b] (2013) [sup][[b]59[/b]: Dime: 8, NoisyVelvet: 5, pcorf: 5, purist: 10, Polri: 3, CinnamonKilljoy: 8, Makedounia: 5, Endless: 3, Marn: 5, Warrex: 2, E.M.: 5][/sup]&#10;[b]33. [url=https://doomwiki.org/wiki/No_Rest_for_the_Living]No Rest for the Living[/url][/b] (2010) [sup][[b]55[/b]: Vorpal: 5, Nancsi: 9, ReaperAA: 2, Diabolución: 10, 4everDoomed: 7, STILES: 7, CinnamonKilljoy: 3, Endless: 6, waciej: 2, Fadri: 4][/sup]&#10;[b]33. [url=http://adventuresofsquare.com/downloads.php]The Adventures of Square[/url][/b] (2014) [sup][[b]55[/b]: Sky: 9, ShoDemo: 5, Ed: 5, JudgeDeadd: 5, Woolie Wool: 8, Squadallah: 7, termrork: 5, Marn: 5, Sotenga: 6][/sup]&#10;[b]35. [url=https://www.doomworld.com/idgames/levels/doom2/Ports/megawads/alt]A.L.T.[/url][/b] (2012) [sup][[b]54[/b]: Not Jabba: 7, Spectre01: 2, ella guro: 10, yakfak: 10, Rince-wind: 5, Hansen79: 5, P41R47: 7, SOSU: 8][/sup]&#10;[b]36. [url=https://www.doomworld.com/idgames/levels/doom2/s-u/sid]Suspended in Dusk[/url][/b] (2005) [sup][[b]52[/b]: Sky: 2, WH-Wilou84: 3, bLOCKbOYgAMES: 8, soner du: 9, m8f: 5, termrork: 5, joepallai: 3, Deflektor: 10, Demion: 2, Midnight_00: 2, Fadri: 3][/sup]&#10;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38. [url=https://www.doomworld.com/idgames/levels/doom2/Ports/v-z/vanguard]Vanguard[/url][/b] (2011) [sup][[b]46[/b]: Cynical: 5, Spectre01: 3, 7hm: 4, GarrettChan: 5, Poncho: 9, Nirvana: 4, guitardz: 5, Makedounia: 10, Ivory Duke: 1][/sup]&#10;[b]39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j-l/lunatic]Lunatic[/url][/b] (2011) [sup][[b]45[/b]: Cynical: 6, Dime: 9, Nate River: 4, Poncho: 5, Gaia74: 3, Deflektor: 8, Marn: 5, Boy: 5][/sup]&#10;[b]41. [url=https://www.doomworld.com/idgames/levels/doom2/Ports/megawads/strg]Struggle - Antaresian Legacy[/url][/b] (2018) [sup][[b]44[/b]: Budoka: 10, Jaromir Bergmann: 6, Payload4367: 3, Deadwing: 6, Snikle: 7, Omniarch: 5, Dimon12321: 7][/sup]&#10;[b]41. [url=https://www.doomworld.com/forum/topic/62496-winters-fury/]Winter's Fury[/url][/b] (2012) [sup][[b]44[/b]: Dragonfly: 5, TechnoDoomed1: 10, Lorenz0: 7, Octillion: 7, OniriA: 3, Ivory Duke: 3, ASaltShaker: 9][/sup]&#10;[b]43. [url=https://www.doomworld.com/idgames/levels/doom2/Ports/s-u/stardate]Stardate 20X6[/url][/b] (2013) [sup][[b]39[/b]: MFG38: 6, WH-Wilou84: 3, Talvi: 1, GarrettChan: 7, bemused: 3, Nirvana: 6, Nazgul9: 1, rd: 4, Hansen79: 5, Snikle: 3][/sup]&#10;[b]44. [url=https://www.doomworld.com/idgames/levels/doom2/megawads/cydreams]Cyberdreams[/url][/b] (1998) [sup][[b]38[/b]: 42PercentHealth: 3, ShoDemo: 1, 7hm: 7, justsomemusicguy: 3, bonnie: 7, NoisyVelvet: 4, TheNerdTurtle2: 3, termrork: 5, AtticTelephone: 5][/sup]&#10;[b]45. [url=https://www.doomworld.com/idgames/levels/doom2/Ports/g-i/hg]Hell Ground[/url][/b] (2009) [sup][[b]37[/b]: Cynical: 8, Chamelenoel: 7, antares031: 5, WH-Wilou84: 2, darkreaver: 1, Polri: 2, Pierrot: 4, Demion: 5, Boy: 3][/sup]&#10;[b]45. [url=https://www.doomworld.com/idgames/levels/doom2/megawads/strain10]STRAIN[/url][/b] (1997) [sup][[b]37[/b]: Grazza: 6, ella guro: 4, JudgeDeadd: 1, T-Rex: 1, Squadallah: 9, smeghammer: 5, vdgg: 1, Ryath: 10][/sup]&#10;[b]45. [url=https://doomwiki.org/wiki/The_Plutonia_Experiment]The Plutonia Experiment[/url][/b] (1996) [sup][[b]37[/b]: guitardz: 5, purist: 5, termrork: 5, Tartlman: 1, Worm318: 2, Deadwing: 10, northivanastan: 4, Fadri: 5][/sup]&#10;[b]48. [url=https://www.doomworld.com/idgames/levels/doom2/Ports/d-f/equinox]Equinox[/url][/b] (2001) [sup][[b]36[/b]: Sky: 5, Grazza: 9, ella guro: 5, A.H. Sankhatayan: 7, AtticTelephone: 5, Boy: 5][/sup]&#10;[b]48. [url=https://www.doomworld.com/idgames/themes/TeamTNT/icarus/icarus]Icarus: Alien Vanguard[/url][/b] (1996) [sup][[b]36[/b]: Ralphis: 6, Grazza: 8, T-Rex: 3, valkiriforce: 8, A.H. Sankhatayan: 10, Dimon12321: 1][/sup]&#10;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50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s://www.doomworld.com/idgames/levels/doom2/Ports/s-u/swtw]Swim With the Whales[/url][/b] (2013) [sup][[b]33[/b]: WH-Wilou84: 2, Nate River: 9, Soundblock: 3, Lazorinc: 6, Nirvana: 10, NoisyVelvet: 3][/sup]&#10;[b]53. [url=http://www.theultimatedoom.com/download/chillax-v9.7.3_fixes_by_HiM_v1.1.zip]Chillax[/url][/b] (2010) [sup][[b]31[/b]: Nine Inch Heels: 4, AnonimVio: 5, fveitsi: 5, Outrageous Videos: 3, Simomarchi: 2, Gaia74: 5, maxmanium: 1, waciej: 6][/sup]&#10;[b]54. [url=https://www.doomworld.com/idgames/levels/doom/Ports/megawads/kdizd_12]Knee-Deep in ZDoom[/url][/b] (2007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4. [url=https://www.doomworld.com/idgames/levels/doom2/Ports/s-u/tutnt]The Ultimate Torment &amp; Torture[/url][/b] (2007) [sup][[b]30[/b]: HyperLuke: 8, Talvi: 4, Greyenko: 4, TechnoDoomed1: 2, TheMightyHeracross: 3, Ziad EL Zein: 5, Ivory Duke: 4][/sup]&#10;[b]57. [url=http://www.moddb.com/mods/brutal-doom/downloads/brutal-doom-hell-on-earth-starter-pack]Brutal Doom: Hell on Earth Starter Pack (Extermination Day)[/url][/b] (2015) [sup][[b]29[/b]: TechnoDoomed1: 9, Squadallah: 8, DoomDork: 2, Deflektor: 4, behemoth_667: 6][/sup]&#10;[b]57. [url=https://www.doomworld.com/idgames/levels/doom2/Ports/d-f/distrbia]Disturbia[/url][/b] (2008) [sup][[b]29[/b]: Sky: 7, darkreaver: 10, Roofi: 6, Paul977: 6][/sup]&#10;[b]57. [url=https://www.doomworld.com/forum/topic/105215-lost-civilization-22-map-fun-and-nonlinear-megawad-now-with-download-link/]Lost civilization[/url][/b] (2019) [sup][[b]29[/b]: OniriA: 9, rd: 6, Endless: 8, Snikle: 6][/sup]&#10;[b]57. [url=https://www.doomworld.com/idgames/levels/doom2/Ports/s-u/unloved]Unloved[/url][/b] (2010) [sup][[b]29[/b]: MFG38: 1, everennui: 8, bonnie: 10, TechnoDoomed1: 3, Payload4367: 2, Dimon12321: 5][/sup]&#10;[b]61. [url=https://www.doomworld.com/idgames/levels/doom2/megawads/zone300]Zone 300[/url][/b] (2013) [sup][[b]28[/b]: Voltcom9: 8, Soundblock: 3, Bryan T: 2, purist: 3, maxmanium: 8, ASaltShaker: 4][/sup]&#10;[b]62. [url=https://www.doomworld.com/idgames/levels/doom2/Ports/a-c/breach]Breach[/url][/b] (2015) [sup][[b]27[/b]: Jaws In Space: 7, Dime: 10, guitardz: 2, Nancsi: 1, Jaromir Bergmann: 4, smeghammer: 3][/sup]&#10;[b]63. [url=https://www.doomworld.com/forum/topic/109216-doom-zero-launch-and-celebrating-25-years-of-doom-ii/]Doom Zero[/url][/b] (2019) [sup][[b]25[/b]: ReaperAA: 3, maxmanium: 2, CinnamonKilljoy: 8, Warrex: 10, Horus: 2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6. [url=https://www.doomworld.com/idgames/levels/doom2/Ports/megawads/ngmvmt2]Newgothic Movement 2[/url][/b] (2017) [sup][[b]24[/b]: Nine Inch Heels: 8, ShoDemo: 2, Outrageous Videos: 9, Nazgul9: 5][/sup]&#10;[b]66. [url=http://www.mustaine.com/about/video-game-work/perditions-gate/]Perdition's Gate[/url][/b] (1996) [sup][[b]24[/b]: Vorpal: 5, Nate River: 1, bonnie: 10, P41R47: 3, E.M.: 5][/sup]&#10;[b]66. [url=https://www.doomworld.com/idgames/levels/doom2/Ports/v-z/violence]Violence[/url][/b] (2015) [sup][[b]24[/b]: Chamelenoel: 10, everennui: 4, Nate River: 2, Lorenz0: 4, rd: 4][/sup]&#10;[b]69. [url=https://www.doomworld.com/forum/topic/103075-deathless-an-ultimate-doom-megawad-rc4/]Deathless[/url][/b] (2018) [sup][[b]23[/b]: TheMightyHeracross: 2, ReaperAA: 1, Worm318: 3, Makedounia: 9, Deadwing: 2, Warrex: 5, SOSU: 1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idgames/levels/doom2/Ports/a-c/bauhaus]Bauhaus[/url][/b] (2014) [sup][[b]22[/b]: ella guro: 9, 7hm: 5, Grain of Salt: 3, NoisyVelvet: 1, vdgg: 4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megawads/zpack]ZPack[/url][/b] (2008) [sup][[b]22[/b]: MFG38: 5, Voltcom9: 3, TechnoDoomed1: 4, Ziad EL Zein: 5, Octillion: 5][/sup]&#10;[b]76. [url=https://www.doomworld.com/idgames/levels/doom2/Ports/megawads/cchest2]Community Chest 2[/url][/b] (2004) [sup][[b]21[/b]: Sky: 10, tchkb: 1, Midnight_00: 9, vdgg: 1][/sup]&#10;[b]76. [url=https://www.doomworld.com/forum/topic/105598-hurt-singleplayer-map-in-hell/]Hurt[/url][/b] (2019) [sup][[b]21[/b]: Jaromir Bergmann: 9, OniriA: 7, I_Punch_Demons: 5][/sup]&#10;[b]76. [url=https://www.doomworld.com/idgames/levels/doom2/megawads/tvr]Revolution![/url][/b] (2001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m-o/nuts]Nuts[/url][/b] (2001) [sup][[b]20[/b]: Chamelenoel: 6, AnonimVio: 9, E.M.: 5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3. [url=https://www.doomworld.com/forum/topic/105670-faithless-a-heretic-hub-final/]Faithless[/url][/b] (2019) [sup][[b]19[/b]: ReaperAA: 9, Rince-wind: 5, Ryath: 5][/sup]&#10;[b]83. [url=https://www.doomworld.com/forum/topic/85591-nihility-infinite-teeth-shareware-episode-v121/]Nihility: Infinite ﻿Teeth﻿[/url][/b] (2016) [sup][[b]19[/b]: Rince-wind: 5, rd: 4, Omniarch: 5, Ryath: 5][/sup]&#10;[b]83. [url=http://manbitesshark.com/]REKKR[/url][/b] (2018) [sup][[b]19[/b]: soner du: 8, Rince-wind: 5, Dimon12321: 6][/sup]&#10;[b]83. [url=https://www.doomworld.com/idgames/levels/doom2/Ports/a-c/action2]Urban Brawl: Action Doom 2[/url][/b] (2008) [sup][[b]19[/b]: Chamelenoel: 1, JudgeDeadd: 4, Phobus: 10, Dimon12321: 4][/sup]&#10;[b]90. [url=https://www.doomworld.com/idgames/levels/doom2/Ports/d-f/dv]Deus Vult[/url][/b] (2004) [sup][[b]18[/b]: Mr. Freeze: 7, WH-Wilou84: 5, joepallai: 1, DJVCardMaster: 1, waciej: 4][/sup]&#10;[b]90. [url=https://www.doomworld.com/forum/topic/92574-dimension-of-the-boomed/]Dimension of the Boomed[/url][/b] (2018) [sup][[b]18[/b]: Ivory Duke: 7, Hansen79: 4, SOSU: 2, Ryath: 5][/sup]&#10;[b]90. [url=https://www.doomworld.com/idgames/levels/doom/Ports/d-f/e1m4b]Phobos Mission Control[/url][/b] (2016) [sup][[b]18[/b]: Nancsi: 6, Diabolución: 5, Marn: 5, DooM Bear: 2][/sup]&#10;[b]90. [url=https://www.doomworld.com/idgames/levels/doom2/Ports/megawads/sf2011]Slaughterfest 2011[/url][/b] (2012) [sup][[b]18[/b]: Outrageous Videos: 5, tmorrow: 3, Simomarchi: 10][/sup]&#10;[b]90. [url=https://www.doomworld.com/idgames/levels/doom2/Ports/s-u/sd20x7]Stardate 20X7[/url][/b] (2017) [sup][[b]18[/b]: yakfak: 6, Grain of Salt: 8, bemused: 4][/sup]&#10;[b]95. [url=https://www.doomworld.com/idgames/levels/doom2/Ports/megawads/drkenctr]Dark Encounters[/url][/b] (2017) [sup][[b]17[/b]: Bryan T: 6, dylux: 8, Octillion: 3][/sup]&#10;[b]95. [url=https://www.doomworld.com/idgames/levels/doom2/Ports/megawads/sihr2fix]Survive in Hell[/url][/b] (2012) [sup][[b]17[/b]: Spectra: 8, Makedounia: 3, Pierrot: 6][/sup]&#10;[b]95. [url=https://www.doomworld.com/idgames/levels/doom2/Ports/megawads/sp_usimp]Ultimate Simplicity[/url][/b] (2007) [sup][[b]17[/b]: Dragonfly: 8, Simomarchi: 9][/sup]&#10;[b]98. [url=https://www.doomworld.com/idgames/levels/doom/a-c/castevil]Castle of Evil[/url][/b] (1994) [sup][[b]16[/b]: bzzrak: 10, joepallai: 6][/sup]&#10;[b]98. [url=https://www.doomworld.com/idgames/levels/doom2/Ports/j-l/legher]Legacy of Heroes[/url][/b] (2016) [sup][[b]16[/b]: Woolie Wool: 5, dylux: 7, eharper256: 4][/sup]&#10;[b]98. [url=https://www.doomworld.com/idgames/levels/doom2/Ports/megawads/mutiny]Mutiny[/url][/b] (2016) [sup][[b]16[/b]: Jaws In Space: 6, Doomkid: 3, everennui: 2, NoisyVelvet: 1, m8f: 4][/sup]&#10;[b]98. [url=https://forum.zdoom.org/viewtopic.php?t=56668#p1000996]Rise of the Wool Ball[/url][/b] (2017) [sup][[b]16[/b]: JudgeDeadd: 3, Squadallah: 1, Apaul27: 9, TheMightyHeracross: 3][/sup]&#10;[b]98. [url=https://www.doomworld.com/idgames/levels/doom2/Ports/megawads/tj]The Journey[/url][/b] (2016) [sup][[b]16[/b]: Spectra: 6, Makedounia: 4, P41R47: 6][/sup]&#10;[b]103. [url=https://www.doomworld.com/idgames/levels/doom2/megawads/avj]Arch-Vile Jump[/url][/b] (2010) [sup][[b]15[/b]: termrork: 5, Red-XIII: 10][/sup]&#10;[b]103. [url=http://heroestospare.com/rabotik/harmony.php]Harmony[/url][/b] (2009) [sup][[b]15[/b]: Not Jabba: 5, Sky: 6, ax34: 4][/sup]&#10;[b]103. [url=https://www.doomworld.com/idgames/levels/doom2/Ports/s-u/uacultra]UAC Ultra[/url][/b] (2010) [sup][[b]15[/b]: Malrionn: 10, behemoth_667: 5][/sup]&#10;[b]106. [url=https://www.doomworld.com/forum/topic/64353-doom-64-for-doom-ii/]Doom 64 for Doom II[/url][/b] (2013) [sup][[b]14[/b]: Roofi: 1, Woolie Wool: 1, I_Punch_Demons: 2, Warrex: 10][/sup]&#10;[b]106. [url=https://www.doomworld.com/idgames/levels/doom2/megawads/reverie]Reverie[/url][/b] (2011) [sup][[b]14[/b]: roadworx: 4, Octillion: 9, joepallai: 1][/sup]&#10;[b]106. [url=https://www.doomworld.com/idgames/levels/doom2/megawads/darken2]The Darkening Episode 2[/url][/b] (2000) [sup][[b]14[/b]: Graf Zahl: 4, joepallai: 2, vdgg: 8][/sup]&#10;[b]109. [url=https://www.doomworld.com/idgames/levels/doom2/Ports/megawads/50shades]50 Shades of Graytall[/url][/b] (2015) [sup][[b]13[/b]: Nine Inch Heels: 2, Voltcom9: 2, JudgeDeadd: 1, NoisyVelvet: 3, Pierrot: 5][/sup]&#10;[b]109. [url=https://www.doomworld.com/idgames/levels/doom2/Ports/d-f/elysion]Elysion[/url][/b] (2009) [sup][[b]13[/b]: Sky: 8, darkreaver: 5][/sup]&#10;[b]109. [url=https://www.doomworld.com/idgames/levels/doom2/Ports/d-f/foursite]Foursite[/url][/b] (2016) [sup][[b]13[/b]: Nancsi: 7, 4everDoomed: 5, Gaia74: 1][/sup]&#10;[b]109. [url=https://doomwiki.org/wiki/Hell_To_Pay]Hell to Pay[/url][/b] (1996) [sup][[b]13[/b]: bonnie: 10, P41R47: 3][/sup]&#10;[b]109. [url=https://www.doomworld.com/idgames/levels/doom2/Ports/s-u/sacrment]Sacrament[/url][/b] (2011) [sup][[b]13[/b]: ella guro: 8, yakfak: 5][/sup]&#10;[b]109. [url=https://www.doomworld.com/idgames/levels/doom2/megawads/ur]Unholy Realms[/url][/b] (2013) [sup][[b]13[/b]: Dime: 6, Bryan T: 1, dylux: 2, tmorrow: 2, Makedounia: 2][/sup]&#10;[b]109. [url=https://www.doomworld.com/idgames/levels/doom2/Ports/megawads/vile]Vile Flesh[/url][/b] (2004) [sup][[b]13[/b]: Grazza: 4, P41R47: 9][/sup]&#10;[b]109. [url=https://www.doomworld.com/idgames/levels/doom2/Ports/v-z/zdmcmp1]ZDoom Community Map Project: Take 1[/url][/b] (2004) [sup][[b]13[/b]: Phobus: 8, Ziad EL Zein: 5][/sup]&#10;[b]117. [url=https://www.doomworld.com/idgames/levels/doom2/Ports/d-f/exterror]Extreme Terror[/url][/b] (2016) [sup][[b]12[/b]: Nine Inch Heels: 5, everennui: 5, Nancsi: 2][/sup]&#10;[b]117. [url=https://www.doomworld.com/idgames/levels/doom2/Ports/m-o/ngmvmt1]Newgothic Movement 1[/url][/b] (2010) [sup][[b]12[/b]: everennui: 2, Outrageous Videos: 4, Nazgul9: 6][/sup]&#10;[b]117. [url=https://www.doomworld.com/forum/topic/106058-paradise-v2-multiplayer-beta-on-page-3-4122020/]Paradise[/url][/b] (2019) [sup][[b]12[/b]: Lorenz0: 5, &lt;&lt;Rewind: 6, JuanchoES: 1][/sup]&#10;[b]120. [url=https://www.doomworld.com/idgames/levels/doom/a-c/b2b]Back to Basics[/url][/b] (2007) [sup][[b]11[/b]: WH-Wilou84: 2, joepallai: 5, rd: 4][/sup]&#10;[b]120. [url=https://www.doomworld.com/idgames/levels/doom2/Ports/megawads/1024clau]Claustrophobia 1024[/url][/b] (2009) [sup][[b]11[/b]: m8f: 5, DJVCardMaster: 6][/sup]&#10;[b]120. [url=https://www.doomworld.com/idgames/levels/doom2/Ports/a-c/comatose]Comatose[/url][/b] (2016) [sup][[b]11[/b]: yakfak: 7, m8f: 4][/sup]&#10;[b]120. [url=https://www.doomworld.com/idgames/levels/doom2/Ports/a-c/crumpets]Crumpets[/url][/b] (2015) [sup][[b]11[/b]: everennui: 2, Nate River: 8, Nirvana: 1][/sup]&#10;[b]120. [url=https://www.doomworld.com/idgames/levels/doom2/Ports/a-c/ad2dow]Urban Brawl: Dead of Winter[/url][/b] (2014) [sup][[b]11[/b]: Ralphis: 6, Phobus: 5][/sup]&#10;[b]120. [url=https://www.doomworld.com/forum/topic/50158-wip-vela-pax-beta-21-out-now-with-1-more-stuff/]Vela Pax[/url][/b] (2010) [sup][[b]11[/b]: WH-Wilou84: 2, TheNerdTurtle2: 9][/sup]&#10;[b]120. [url=https://www.doomworld.com/idgames/levels/doom/v-z/wow]Wow[/url][/b] (1999) [sup][[b]11[/b]: AnonimVio: 10, Apaul27: 1][/sup]&#10;[b]127. [url=https://www.doomworld.com/forum/topic/101647-avactor-last-update-is-out/]Avactor[/url][/b] (2018) [sup][[b]10[/b]: JudgeDeadd: 2, OniriA: 8][/sup]&#10;[b]127. [url=https://www.doomworld.com/idgames/levels/doom2/Ports/a-c/chnworm]Chainworm Kommando[/url][/b] (2017) [sup][[b]10[/b]: Rince-wind: 5, eharper256: 5][/sup]&#10;[b]127. [url=https://www.doomworld.com/idgames/levels/doom2/Ports/s-u/tcotd21me]City of the Damned: Apocalypse[/url][/b] (2011) [sup][[b]10[/b]: TechnoDoomed1: 5, Rince-wind: 5][/sup]&#10;[b]127. [url=https://doomwiki.org/wiki/Daedalus:_Alien_Defense]Daedalus: Alien Defense[/url][/b] (2003) [sup][[b]10[/b]: A.H. Sankhatayan: 10][/sup]&#10;[b]127. [url=https://www.doomworld.com/idgames/levels/doom/s-u/uac_dead]Dooms Day of UAC[/url][/b] (1994) [sup][[b]10[/b]: Jaws In Space: 2, Ed: 5, joepallai: 3][/sup]&#10;[b]127. [url=https://www.doomworld.com/idgames/levels/doom2/g-i/grime]Grime[/url][/b] (2009) [sup][[b]10[/b]: WH-Wilou84: 2, darkreaver: 4, Paul977: 4][/sup]&#10;[b]127. [url=https://forum.zdoom.org/viewtopic.php?f=42&amp;t=55443#p981947]Redemption Of The Slain[/url][/b] (2017) [sup][[b]10[/b]: Nancsi: 10][/sup]&#10;[b]127. [url=https://www.doomworld.com/idgames/levels/doom2/megawads/rudy2]Rowdy Rudy II: POWERTRIP![/url][/b] (2020) [sup][[b]10[/b]: Dimon12321: 10][/sup]&#10;[b]127. [url=https://doomwiki.org/wiki/Skulldash]Skulldash[/url][/b] (2015) [sup][[b]10[/b]: everennui: 2, Lorenz0: 8][/sup]&#10;[b]127. [url=https://www.doomworld.com/idgames/levels/doom2/Ports/s-u/tn]Tangerine Nightmare[/url][/b] (2018) [sup][[b]10[/b]: guitardz: 10][/sup]&#10;[b]127. [url=https://doomwiki.org/wiki/The_Brotherhood_of_Ruin]The Brotherhood of Ruin[/url][/b] (2003) [sup][[b]10[/b]: joepallai: 4, vdgg: 6][/sup]&#10;[b]127. [url=https://www.doomworld.com/idgames/levels/doom2/Ports/v-z/vrack3]Vrack 3[/url][/b] (2003) [sup][[b]10[/b]: Spectra: 4, roadworx: 2, Midnight_00: 1, vdgg: 3][/sup]&#10;[b]139. [url=http://www.doomwadstation.net/main/aliens.html]Aliens TC[/url][/b] (1994) [sup][[b]9[/b]: yakfak: 4, Payload4367: 5][/sup]&#10;[b]139. [url=https://www.doomworld.com/idgames/levels/doom/megawads/bgcomp]Base Ganymede[/url][/b] (2012) [sup][[b]9[/b]: maxmanium: 9][/sup]&#10;[b]139. [url=https://www.doomworld.com/idgames/levels/doom2/Ports/a-c/brfinal]Beyond Reality[/url][/b] (2012) [sup][[b]9[/b]: Talvi: 3, HUNdebLeonidasX: 6][/sup]&#10;[b]139. [url=https://www.doomworld.com/idgames/levels/doom2/Ports/m-o/mek-catk]Counterattack[/url][/b] (2017) [sup][[b]9[/b]: rd: 6, Hansen79: 3][/sup]&#10;[b]139. [url=https://www.doomworld.com/idgames/levels/doom2/megawads/d2ino]Doom 2 In Name Only[/url][/b] (2014) [sup][[b]9[/b]: Odal: 4, CinnamonKilljoy: 5][/sup]&#10;[b]139. [url=https://www.doomworld.com/idgames/levels/doom/Ports/megawads/ddamn0.9]Doom: Damnation[/url][/b] (2016) [sup][[b]9[/b]: bzzrak: 9][/sup]&#10;[b]139. [url=https://www.doomworld.com/idgames/levels/doom2/Ports/megawads/dump-1]Dump Episode 1: Fuck Time Limits[/url][/b] (2016) [sup][[b]9[/b]: Voltcom9: 9][/sup]&#10;[b]139. [url=https://www.doomworld.com/forum/topic/88507-dump-episode-3-bfg-edition-maps-released/]Dump Episode 3: BFG Edition[/url][/b] (2016) [sup][[b]9[/b]: HyperLuke: 9][/sup]&#10;[b]139. [url=https://www.doomworld.com/idgames/themes/TeamTNT/ed4_rfo/ed4_rfo1]Eternal DOOM IV: Return from Oblivion[/url][/b] (2008) [sup][[b]9[/b]: m8f: 5, Fadri: 4][/sup]&#10;[b]139. [url=https://www.doomworld.com/forum/topic/100391-esp2/]Eternal Slumber Party﻿ 2[/url][/b] (2018) [sup][[b]9[/b]: Roofi: 9][/sup]&#10;[b]139. [url=http://freedoom.github.io/download.html]Freedoom: Phase 1[/url][/b] (2009) [sup][[b]9[/b]: Chamelenoel: 3, northivanastan: 6][/sup]&#10;[b]139. [url=https://www.doomworld.com/idgames/levels/doom2/g-i/hellrun2]Hellrun[/url][/b] (2013) [sup][[b]9[/b]: Doomkid: 3, joepallai: 6][/sup]&#10;[b]139. [url=https://www.doomworld.com/idgames/levels/doom2/Ports/g-i/hth2]Hi-Tech Hell 2: Alien Tech[/url][/b] (2005) [sup][[b]9[/b]: Graf Zahl: 9][/sup]&#10;[b]139. [url=https://forum.zdoom.org/viewtopic.php?t=52301#p913612]Shadow Of The Wool Ball[/url][/b] (2016) [sup][[b]9[/b]: Apaul27: 9][/sup]&#10;[b]139. [url=http://stronghold.drdteam.org/download.html]Stronghold: On the Edge of Chaos[/url][/b] (2010) [sup][[b]9[/b]: MFG38: 2, Dragonfly: 2, termrork: 5][/sup]&#10;[b]139. [url=https://www.doomworld.com/idgames/levels/doom2/Ports/s-u/tnte1]Torment and Torture[/url][/b] (2006) [sup][[b]9[/b]: MFG38: 9][/sup]&#10;[b]139. [url=https://www.doomworld.com/idgames/levels/doom2/Ports/megawads/wos]Whispers of Satan[/url][/b] (2009) [sup][[b]9[/b]: tmorrow: 2, eharper256: 5, Warrex: 2][/sup]&#10;[b]156. [url=https://www.doomworld.com/idgames/levels/doom2/megawads/50monstr]50 Monsters[/url][/b] (2017) [sup][[b]8[/b]: tmorrow: 2, Worm318: 6][/sup]&#10;[b]156. [url=https://www.doomworld.com/idgames/levels/doom2/Ports/a-c/action]Action Doom[/url][/b] (2004) [sup][[b]8[/b]: Dragonfly: 1, Gaia74: 2, Worm318: 1, ax34: 4][/sup]&#10;[b]156. [url=https://www.doomworld.com/idgames/levels/doom2/Ports/megawads/amdosia]Armadosia The Mad Corridor[/url][/b] (2006) [sup][[b]8[/b]: Pierrot: 2, smeghammer: 6][/sup]&#10;[b]156. [url=https://www.doomworld.com/forum/topic/107249-come-eat-the-mapwich-a-collaborative-community-project-rc1-available/]Come eat The Mapwich[/url][/b] (2019) [sup][[b]8[/b]: Jaromir Bergmann: 8][/sup]&#10;[b]156. [url=https://www.doomworld.com/forum/topic/69813-doom-the-golden-souls-mario-64-doom-definitive-edition-released/]Doom: The Golden Souls[/url][/b] (2014) [sup][[b]8[/b]: everennui: 1, TheNerdTurtle2: 7][/sup]&#10;[b]156. [url=https://www.doomworld.com/idgames/levels/doom2/Ports/a-c/cybie]Doomguy's Pimp Ventures[/url][/b] (2006) [sup][[b]8[/b]: AnonimVio: 8][/sup]&#10;[b]156. [url=https://www.doomworld.com/idgames/levels/doom/Ports/d-f/dbimpact]Double Impact[/url][/b] (2011) [sup][[b]8[/b]: Ralphis: 6, A.H. Sankhatayan: 2][/sup]&#10;[b]156. [url=https://www.doomworld.com/idgames/levels/doom2/d-f/dyst3]Dystopia 3: Re-Birth of Anarchy[/url][/b] (1996) [sup][[b]8[/b]: Soundblock: 3, valkiriforce: 1, joepallai: 4][/sup]&#10;[b]156. [url=http://freedoom.github.io/download.html]Freedoom: Phase 2[/url][/b] (2003) [sup][[b]8[/b]: Spectra: 1, Voltcom9: 1, TheMightyHeracross: 3, northivanastan: 3][/sup]&#10;[b]156. [url=https://www.doomworld.com/forum/topic/120175-heartland-an-episode-for-the-eternity-engine-rc3-out/]Heartland[/url][/b] (2021) [sup][[b]8[/b]: ReaperAA: 8][/sup]&#10;[b]156. [url=https://www.doomworld.com/idgames/levels/doom2/Ports/g-i/holyhell]Holy Hell[/url][/b] (2006) [sup][[b]8[/b]: Outrageous Videos: 2, bemused: 6][/sup]&#10;[b]156. [url=https://www.doomworld.com/idgames/levels/doom2/Ports/megawads/italo]Italo-Doom[/url][/b] (2016) [sup][[b]8[/b]: bemused: 8][/sup]&#10;[b]156. [url=https://www.doomworld.com/idgames/levels/doom2/m-o/mangle]Mangle[/url][/b] (1995) [sup][[b]8[/b]: bzzrak: 8][/sup]&#10;[b]156. [url=https://www.doomworld.com/idgames/levels/doom2/megawads/manolaik]Mano Laikas: A road to Gamzatti[/url][/b] (2016) [sup][[b]8[/b]: Deadwing: 8][/sup]&#10;[b]156. [url=https://www.doomworld.com/idgames/levels/doom2/Ports/m-o/mohu1]Monster Hunter Ltd Part I[/url][/b] (2014) [sup][[b]8[/b]: Jaws In Space: 4, m8f: 4][/sup]&#10;[b]156. [url=https://www.doomworld.com/idgames/levels/doom2/Ports/m-o/mohu2]Monster Hunter Ltd Part II[/url][/b] (2014) [sup][[b]8[/b]: Jaws In Space: 4, m8f: 4][/sup]&#10;[b]156. [url=https://www.doomworld.com/idgames/levels/doom2/Ports/m-o/nimrod]Nimrod: Ixnay on the Hombre[/url][/b] (2002) [sup][[b]8[/b]: Graf Zahl: 8][/sup]&#10;[b]156. [url=https://www.doomworld.com/idgames/levels/doom2/Ports/s-u/scythex]Scythe X[/url][/b] (2009) [sup][[b]8[/b]: 42PercentHealth: 2, Graf Zahl: 2, Talvi: 3, bLOCKbOYgAMES: 1][/sup]&#10;[b]156. [url=https://www.doomworld.com/forum/topic/43453-new-map-ready-to-go-the-bee-map/]The Beesong[/url][/b] (2008) [sup][[b]8[/b]: Roofi: 8][/sup]&#10;[b]175. [url=https://www.doomworld.com/forum/topic/108865-rc2-release-alienated-10-levels-for-gzdoom/]Alienated[/url][/b] (2019) [sup][[b]7[/b]: Jaromir Bergmann: 7][/sup]&#10;[b]175. [url=https://www.doomworld.com/forum/topic/92776-brigandine-rc2-updated-2017-05-13/]Brigandine[/url][/b] (2017) [sup][[b]7[/b]: guitardz: 2, Jaromir Bergmann: 5][/sup]&#10;[b]175. [url=http://www.moddb.com/games/doom/addons/castle-heng]Castle Heng[/url][/b] (2014) [sup][[b]7[/b]: 7hm: 7][/sup]&#10;[b]175. [url=https://www.doomworld.com/idgames/levels/doom2/Ports/a-c/cc-cod]Caverns of Darkness[/url][/b] (2002) [sup][[b]7[/b]: vdgg: 7][/sup]&#10;[b]175. [url=https://doomwiki.org/wiki/Chex_Quest#Chex_Quest_2]Chex Quest 2[/url][/b] (1997) [sup][[b]7[/b]: bzzrak: 7][/sup]&#10;[b]175. [url=https://www.doomworld.com/idgames/levels/doom2/Ports/a-c/cah_se]Cold as Hell[/url][/b] (2004) [sup][[b]7[/b]: Graf Zahl: 7][/sup]&#10;[b]175. [url=https://www.doomworld.com/idgames/levels/doom2/Ports/megawads/cif3]Community is Falling 3[/url][/b] (2008) [sup][[b]7[/b]: NuMetalManiak: 3, Voltcom9: 4][/sup]&#10;[b]175. [url=https://www.doomworld.com/idgames/levels/doom2/d-f/doomcity]Doom City[/url][/b] (1995) [sup][[b]7[/b]: Jaws In Space: 4, Doomkid: 3][/sup]&#10;[b]175. [url=http://www.moddb.com/mods/doomone/downloads/doomone-v04]Doom: One[/url][/b] (2013) [sup][[b]7[/b]: HyperLuke: 4, Greyenko: 3][/sup]&#10;[b]175. [url=https://www.doomworld.com/forum/topic/90173-eden/]Eden[/url][/b] (1994) [sup][[b]7[/b]: Nirvana: 7][/sup]&#10;[b]175. [url=https://www.doomworld.com/idgames/levels/doom2/Ports/d-f/fth666]Flashback to Hell[/url][/b] (2014) [sup][[b]7[/b]: GarrettChan: 2, eharper256: 5][/sup]&#10;[b]175. [url=https://www.doomworld.com/idgames/themes/hacx/hx11pack]Hacx[/url][/b] (1997) [sup][[b]7[/b]: Grazza: 5, Dimon12321: 2][/sup]&#10;[b]175. [url=https://www.doomworld.com/forum/topic/113414-wip-hellish-rogues-a-new-mappers-first-mapset-feb-15th-2021-near-final-version-available/]Hellish Rogues[/url][/b] (2021) [sup][[b]7[/b]: dei_eldren: 7][/sup]&#10;[b]175. [url=https://www.doomworld.com/idgames/levels/doom2/Ports/g-i/iedge]Insanity's Edge[/url][/b] (2009) [sup][[b]7[/b]: TechnoDoomed1: 7][/sup]&#10;[b]175. [url=https://www.doomworld.com/idgames/levels/doom2/megawads/marsw301]Mars War[/url][/b] (1998) [sup][[b]7[/b]: Roofi: 5, Rince-wind: 2][/sup]&#10;[b]175. [url=https://www.doomworld.com/idgames/levels/doom2/Ports/megawads/mock2]Mock 2: The Speed of Stupid[/url][/b] (2003) [sup][[b]7[/b]: AnonimVio: 7][/sup]&#10;[b]175. [url=https://doomwiki.org/wiki/Moonblood]Moonblood[/url][/b] (2017) [sup][[b]7[/b]: dei_eldren: 7][/sup]&#10;[b]175. [url=https://www.doomworld.com/idgames/levels/doom2/m-o/nochance]No Chance[/url][/b] (2008) [sup][[b]7[/b]: Roofi: 7][/sup]&#10;[b]175. [url=https://doomwiki.org/wiki/NOVA_III]Nova III[/url][/b] (2019) [sup][[b]7[/b]: DOEL: 7][/sup]&#10;[b]175. [url=https://www.doomworld.com/idgames/levels/doom2/m-o/odessa_1]Odessa 1[/url][/b] (1995) [sup][[b]7[/b]: 7hm: 7][/sup]&#10;[b]175. [url=https://www.doomworld.com/idgames/levels/doom2/Ports/p-r/pwfinal]Plutonium Winds[/url][/b] (2014) [sup][[b]7[/b]: Spectra: 7][/sup]&#10;[b]175. [url=https://www.doomworld.com/forum/topic/85755-rf1024-i-dont-know-whats-going-on-with-this-title-anymore/]Rf 1024[/url][/b] (2016) [sup][[b]7[/b]: JudgeDeadd: 2, Ryath: 5][/sup]&#10;[b]175. [url=https://doomwiki.org/wiki/Serenity]Serenity[/url][/b] (1994) [sup][[b]7[/b]: dei_eldren: 7][/sup]&#10;[b]175. [url=https://www.doomworld.com/idgames/levels/hexen/j-l/kaiser_28]Shadows of Chronos[/url][/b] (2014) [sup][[b]7[/b]: Grain of Salt: 7][/sup]&#10;[b]175. [url=https://www.doomworld.com/idgames/levels/doom2/Ports/megawads/intime]Somewhere in Time[/url][/b] (2016) [sup][[b]7[/b]: STILES: 3, smeghammer: 4][/sup]&#10;[b]175. [url=https://www.doomworld.com/idgames/levels/doom2/Ports/megawads/swideath]Swift Death[/url][/b] (2015) [sup][[b]7[/b]: Nine Inch Heels: 1, fveitsi: 5, NoisyVelvet: 1][/sup]&#10;[b]175. [url=https://www.doomworld.com/idgames/levels/doom/a-c/class_ep]The Classic Episode[/url][/b] (2000) [sup][[b]7[/b]: pcorf: 5, purist: 2][/sup]&#10;[b]175. [url=https://www.doomworld.com/idgames/levels/doom2/Ports/megawads/thtthren]THT: Threnody[/url][/b] (2016) [sup][[b]7[/b]: Doomkid: 2, A.H. Sankhatayan: 3, Fadri: 2][/sup]&#10;[b]175. [url=https://forum.zdoom.org/viewtopic.php?f=42&amp;t=55741]Waterlab GZD[/url][/b] (2017) [sup][[b]7[/b]: Phobus: 7][/sup]&#10;[b]204. [url=https://www.doomworld.com/forum/topic/92542-20-monsters-community-project-released/]20 Monsters Community Project[/url][/b] (2017) [sup][[b]6[/b]: Voltcom9: 6][/sup]&#10;[b]204. [url=https://www.doomworld.com/idgames/levels/doom2/Ports/a-c/anta_req]Antaresian Reliquary[/url][/b] (2020) [sup][[b]6[/b]: Dimon12321: 6][/sup]&#10;[b]204. [url=https://www.doomworld.com/idgames/levels/doom2/Ports/s-u/teitenga]Assault on Tei Tenga[/url][/b] (1999) [sup][[b]6[/b]: Ralphis: 6][/sup]&#10;[b]204. [url=https://www.doomworld.com/idgames/levels/doom2/a-c/castleof]Castle of the Damned[/url][/b] (1996) [sup][[b]6[/b]: bzzrak: 6][/sup]&#10;[b]204. [url=https://www.doomworld.com/forum/topic/98296-dark-universe-wad-released/]Dark Universe[/url][/b] (2018) [sup][[b]6[/b]: &lt;&lt;Rewind: 6][/sup]&#10;[b]204. [url=https://www.doomworld.com/idgames/levels/doom2/Ports/d-f/de-pkg]Demon Eclipse[/url][/b] (2006) [sup][[b]6[/b]: Soundblock: 1, Lazorinc: 1, tchkb: 4][/sup]&#10;[b]204. [url=https://www.doomworld.com/idgames/levels/doom2/Ports/megawads/echelon]Echelon[/url][/b] (2016) [sup][[b]6[/b]: Sky: 1, bzzrak: 5][/sup]&#10;[b]204. [url=https://www.doomworld.com/idgames/levels/heretic/Ports/elfgp]Elf Gets Pissed[/url][/b] (2016) [sup][[b]6[/b]: Ralphis: 6][/sup]&#10;[b]204. [url=https://www.doomworld.com/idgames/levels/doom2/d-f/endgame]End Game[/url][/b] (2004) [sup][[b]6[/b]: pcorf: 6][/sup]&#10;[b]204. [url=https://www.doomworld.com/idgames/levels/doom/0-9/01fava]Fava Beans[/url][/b] (1995) [sup][[b]6[/b]: Philnemba: 2, NaZa: 4][/sup]&#10;[b]204. [url=https://www.doomworld.com/idgames/levels/doom2/Ports/megawads/5room]Five Rooms of Doom[/url][/b] (2015) [sup][[b]6[/b]: HyperLuke: 6][/sup]&#10;[b]204. [url=https://www.doomworld.com/idgames/levels/doom2/deathmatch/j-l/judas23]Judas[/url][/b] (1996) [sup][[b]6[/b]: antares031: 6][/sup]&#10;[b]204. [url=https://doomwiki.org/wiki/Maskim_Xul]Maskim Xul[/url][/b] (2017) [sup][[b]6[/b]: Dimon12321: 6][/sup]&#10;[b]204. [url=https://www.doomworld.com/idgames/levels/doom2/Ports/m-o/neodoom]NeoDoom[/url][/b] (2006) [sup][[b]6[/b]: OniriA: 6][/sup]&#10;[b]204. [url=https://www.doomworld.com/idgames/levels/doom/m-o/nukemine]Nuke Mine (Come Get Some)[/url][/b] (1994) [sup][[b]6[/b]: Soundblock: 6][/sup]&#10;[b]204. [url=https://www.doomworld.com/forum/topic/49008-phmlspd-boom-maps-for-people-who-like-shooting-monsters/]Phmlspd[/url][/b] (2010) [sup][[b]6[/b]: maxmanium: 6][/sup]&#10;[b]204. [url=https://doomwiki.org/wiki/SSL2]SSL2[/url][/b] (?) [sup][[b]6[/b]: antares031: 6][/sup]&#10;[b]204. [url=https://mikestoybox.net/2017/01/04/strange-aeons/]Strange Aeons[/url][/b] (2015) [sup][[b]6[/b]: ax34: 3, SOSU: 3][/sup]&#10;[b]204. [url=https://www.doomworld.com/idgames/levels/doom2/Ports/m-o/massm]The Adventures of MassMouth[/url][/b] (2000) [sup][[b]6[/b]: Ralphis: 6][/sup]&#10;[b]204. [url=https://www.doomworld.com/idgames/levels/doom2/s-u/slayer]The Slayer[/url][/b] (2002) [sup][[b]6[/b]: Vorpal: 5, vdgg: 1][/sup]&#10;[b]204. [url=https://www.doomworld.com/idgames/levels/doom/Ports/d-f/draftex]Thy Flesh - Turned into a draft-excluder[/url][/b] (2014) [sup][[b]6[/b]: 4everDoomed: 6][/sup]&#10;[b]204. [url=https://www.doomworld.com/idgames/themes/terrywads/uacmnnew]UAC Military Nightmare[/url][/b] (2008) [sup][[b]6[/b]: AnonimVio: 6][/sup]&#10;[b]204. [url=https://www.doomworld.com/idgames/levels/doom2/deathmatch/Ports/megawads/udmx]Unidoom Deathmatch X[/url][/b] (2008) [sup][[b]6[/b]: Ralphis: 6][/sup]&#10;[b]204. [url=https://www.doomworld.com/idgames/levels/doom2/megawads/urania]Urania[/url][/b] (2016) [sup][[b]6[/b]: Spectre01: 6][/sup]&#10;[b]228. [url=https://www.doomworld.com/forum/topic/115653-1000-line-2-cp-completed/]1000 Line 2 Community Project[/url][/b] (2020) [sup][[b]5[/b]: Horus: 5][/sup]&#10;[b]228. [url=https://www.doomworld.com/vb/thread/71473]2048 Unleashed[/url][/b] (2015) [sup][[b]5[/b]: eharper256: 5][/sup]&#10;[b]228. [url=https://www.doomworld.com/idgames/levels/doom/Ports/a-c/aa_e1]Alpha Accident: Terra Nova[/url][/b] (2016) [sup][[b]5[/b]: Rince-wind: 5][/sup]&#10;[b]228. [url=https://doomwiki.org/wiki/Army_of_Darkness_TC]Army of Darkness TC[/url][/b] (1996) [sup][[b]5[/b]: AtticTelephone: 5][/sup]&#10;[b]228. [url=https://www.doomworld.com/forum/topic/105451-birthday-bash-megawad-offical-release/]Birthday Bash [/url][/b] (2019) [sup][[b]5[/b]: eharper256: 5][/sup]&#10;[b]228. [url=https://www.doomworld.com/idgames/levels/doom2/Ports/a-c/bor_lost]Brotherhood of Ruin: The Lost Temple[/url][/b] (2013) [sup][[b]5[/b]: Vorpal: 5][/sup]&#10;[b]228. [url=https://www.doomworld.com/idgames/levels/doom/p-r/retroeps]CH Retro Episode[/url][/b] (2002) [sup][[b]5[/b]: Diabolución: 5][/sup]&#10;[b]228. [url=https://www.doomworld.com/idgames/levels/doom/a-c/crusades]Crusades[/url][/b] (1999) [sup][[b]5[/b]: joepallai: 5][/sup]&#10;[b]228. [url=https://www.doomworld.com/idgames/levels/doom/d-f/dante666]Dante's Gate[/url][/b] (1994) [sup][[b]5[/b]: Soundblock: 5][/sup]&#10;[b]228. [url=http://www.wad-archive.com/wad/DOOM-Barracks-Zone-1]Doom Barracks Zone[/url][/b] (2010) [sup][[b]5[/b]: HUNdebLeonidasX: 3, TheMightyHeracross: 2][/sup]&#10;[b]228. [url=https://www.doomworld.com/forum/topic/54022-doom-center-do-you-know-that/]Doom Center[/url][/b] (2011) [sup][[b]5[/b]: HUNdebLeonidasX: 5][/sup]&#10;[b]228. [url=https://doomwiki.org/wiki/Doom_the_Way_id_Did:_The_Lost_Episodes]Doom the Way id Did: The Lost Episodes[/url][/b] (2012) [sup][[b]5[/b]: Ryath: 5][/sup]&#10;[b]228. [url=https://doomwiki.org/wiki/Doom:_The_Lost_Episode]Doom: The Lost Episode[/url][/b] (2009) [sup][[b]5[/b]: Omniarch: 5][/sup]&#10;[b]228. [url=https://www.doomworld.com/forum/topic/104925-doomish-den-of-design-a-map-that-teaches-you-map-design/]Doomish Den of Design[/url][/b] (2019) [sup][[b]5[/b]: Rince-wind: 5][/sup]&#10;[b]228. [url=https://www.doomworld.com/idgames/levels/doom2/Ports/d-f/dripfeed]Drip Feed[/url][/b] (2010) [sup][[b]5[/b]: Vorpal: 5][/sup]&#10;[b]228. [url=http://www.doom2.net/mykdoom/misc/113434_e1contest.zip]E1 Contest[/url][/b] (2001) [sup][[b]5[/b]: Diabolución: 5][/sup]&#10;[b]228. [url=https://doomwiki.org/wiki/Epic]Epic[/url][/b] (2007) [sup][[b]5[/b]: AtticTelephone: 5][/sup]&#10;[b]228. [url=https://www.doomworld.com/idgames/levels/doom2/deathmatch/megawads/exec]Execution[/url][/b] (2000) [sup][[b]5[/b]: Doomkid: 5][/sup]&#10;[b]228. [url=https://www.doomworld.com/files/file/17464-favillesco-alpha-episode-apostasy-on-amalthea/]Favillesco Alpha Episode: Apostasy on Amalthea[/url][/b] (2014) [sup][[b]5[/b]: Ryath: 5][/sup]&#10;[b]228. [url=https://www.doomworld.com/idgames/levels/doom2/Ports/d-f/ftmtn_v2]Firetop Mountain[/url][/b] (2013) [sup][[b]5[/b]: smeghammer: 5][/sup]&#10;[b]228. [url=https://forum.zdoom.org/viewtopic.php?f=19&amp;t=46718]Gene-Tech: Before the Storm[/url][/b] (2014) [sup][[b]5[/b]: Graf Zahl: 5][/sup]&#10;[b]228. [url=https://www.doomworld.com/idgames/levels/doom2/Ports/megawads/gmp]Good Morning Phobos[/url][/b] (2017) [sup][[b]5[/b]: Bryan T: 5][/sup]&#10;[b]228. [url=https://www.doomworld.com/idgames/levels/doom2/deathmatch/Ports/megawads/gw2]Greenwar II[/url][/b] (2009) [sup][[b]5[/b]: Ed: 5][/sup]&#10;[b]228. [url=https://www.doomworld.com/files/file/17934-incineration/]Incineration[/url][/b] (2014) [sup][[b]5[/b]: Ryath: 5][/sup]&#10;[b]228. [url=https://www.doomworld.com/idgames/levels/doom2/Ports/g-i/inncnx2]Innocence X2[/url][/b] (2016) [sup][[b]5[/b]: Spectra: 5][/sup]&#10;[b]228. [url=https://www.doomworld.com/idgames/levels/doom2/m-o/mordeth]Mordeth[/url][/b] (1997) [sup][[b]5[/b]: Vorpal: 5][/sup]&#10;[b]228. [url=https://doomwiki.org/wiki/No_Sleep_for_the_Dead]No Sleep for the Dead[/url][/b] (2016) [sup][[b]5[/b]: Omniarch: 5][/sup]&#10;[b]228. [url=http://www.mediafire.com/file/fuurx4c98tl198i/One_Doom_s_Day.wad]One Doom's Day[/url][/b] (2013) [sup][[b]5[/b]: Apaul27: 5][/sup]&#10;[b]228. [url=https://www.doomworld.com/idgames/levels/doom2/m-o/osiris]Osiris[/url][/b] (1996) [sup][[b]5[/b]: Vorpal: 5][/sup]&#10;[b]228. [url=https://www.doomworld.com/idgames/levels/doom2/Ports/p-r/paranoid]Paranoid[/url][/b] (2010) [sup][[b]5[/b]: termrork: 5][/sup]&#10;[b]228. [url=https://www.doomworld.com/idgames/levels/doom2/Ports/p-r/planisf2]Planisphere 2[/url][/b] (2012) [sup][[b]5[/b]: ax34: 5][/sup]&#10;[b]228. [url=https://www.doomworld.com/vb/wads-mods/67271-project-uber-idgamesd/]Project Uber[/url][/b] (2014) [sup][[b]5[/b]: Rince-wind: 5][/sup]&#10;[b]228. [url=https://doomwiki.org/wiki/Return_to_Hadron]Return to Hadron Episode 1[/url][/b] (2015) [sup][[b]5[/b]: Omniarch: 5][/sup]&#10;[b]228. [url=https://www.doomworld.com/idgames/levels/doom2/s-u/selfish5]SELFISH5[/url][/b] (2005) [sup][[b]5[/b]: Diabolución: 5][/sup]&#10;[b]228. [url=https://www.doomworld.com/idgames/levels/doom2/Ports/s-u/sotnr]Shadows of The Nightmare Realm[/url][/b] (2017) [sup][[b]5[/b]: 4everDoomed: 5][/sup]&#10;[b]228. [url=https://www.doomworld.com/idgames/levels/doom/Ports/p-r/pe1_phob]Simply Phobos[/url][/b] (2004) [sup][[b]5[/b]: Diabolución: 5][/sup]&#10;[b]228. [url=https://doomwiki.org/wiki/SkePLand]SkePLand[/url][/b] (2011) [sup][[b]5[/b]: vdgg: 5][/sup]&#10;[b]228. [url=https://www.doomworld.com/idgames/deathmatch/skulltag/spacedm9]SpaceDM9[/url][/b] (2011) [sup][[b]5[/b]: Ed: 5][/sup]&#10;[b]228. [url=https://www.doomworld.com/forum/topic/74280-the-ultimate-doom-ii-doom-ii-levels-remade/]The Ultimate Doom II [/url][/b] (2015) [sup][[b]5[/b]: Ivory Duke: 5][/sup]&#10;[b]228. [url=https://www.doomworld.com/forum/topic/115177-three-is-a-crowd-vanilla-megawad-with-three-protagonists-finally-released/]Three Is A Crowd[/url][/b] (2020) [sup][[b]5[/b]: Omniarch: 5][/sup]&#10;[b]228. [url=https://www.doomworld.com/forum/topic/111099-psx-doom-megawad-fall-of-triton-remake-triton-ii/]TRITON﻿ II﻿[/url][/b] (2020) [sup][[b]5[/b]: behemoth_667: 5][/sup]&#10;[b]228. [url=https://doomwiki.org/wiki/Ultimate_Doom_the_Way_id_Did]Ultimate Doom the Way id Did[/url][/b] (2019) [sup][[b]5[/b]: Omniarch: 5][/sup]&#10;[b]228. [url=https://www.doomworld.com/forum/topic/101509-unwelcome-developement-thread-new-map-for-testing/]UNWELCOME[/url][/b] (2018) [sup][[b]5[/b]: Ryath: 5][/sup]&#10;[b]228. [url=https://www.doomworld.com/idgames/levels/doom2/Ports/v-z/vulkan]Vulkan Episode 1[/url][/b] (2017) [sup][[b]5[/b]: HyperLuke: 5][/sup]&#10;[b]228. [url=https://www.doomworld.com/vb/wads-mods/71259-way-too-many-dead-guys-map05-alpha-available/]Way 2 Many Dead Guys[/url][/b] (2014) [sup][[b]5[/b]: Nancsi: 5][/sup]&#10;[b]228. [url=https://www.moddb.com/mods/bloodpack]ZBloodpack[/url][/b] (2005) [sup][[b]5[/b]: smeghammer: 5][/sup]&#10;[b]228. [url=https://www.doomworld.com/idgames/levels/doom2/Ports/v-z/zendyn_x]Zen Dynamics[/url][/b] (2005) [sup][[b]5[/b]: Phobus: 4, TechnoDoomed1: 1][/sup]&#10;[b]275. [url=https://www.doomworld.com/vb/thread/103867]Akeldama[/url][/b] (2020) [sup][[b]4[/b]: roadworx: 2, Snikle: 2][/sup]&#10;[b]275. [url=https://forum.zdoom.org/viewtopic.php?f=19&amp;t=47573#p807968]Ashes 2063 TC[/url][/b] (2018) [sup][[b]4[/b]: rd: 4][/sup]&#10;[b]275. [url=https://www.doomworld.com/idgames/levels/doom2/a-c/chord2]Chord 2[/url][/b] (1997) [sup][[b]4[/b]: Paul977: 4][/sup]&#10;[b]275. [url=https://www.doomworld.com/files/file/10874-city-of-doom-part-i-beta-1-11/]City of DooM (Part I)[/url][/b] (2000) [sup][[b]4[/b]: ax34: 4][/sup]&#10;[b]275. [url=https://www.doomworld.com/idgames/levels/doom2/Ports/a-c/cafebrk1]Coffee Break Episode 1[/url][/b] (2012) [sup][[b]4[/b]: eharper256: 4][/sup]&#10;[b]275. [url=https://www.doomworld.com/idgames/levels/doom2/Ports/a-c/c-shock2]Combat Shock 2[/url][/b] (2012) [sup][[b]4[/b]: Cynical: 1, Nate River: 3][/sup]&#10;[b]275. [url=https://www.doomworld.com/idgames/levels/doom2/Ports/a-c/crimsonh]Crimson Horizon[/url][/b] (2009) [sup][[b]4[/b]: Paul977: 4][/sup]&#10;[b]275. [url=https://www.doomworld.com/idgames/levels/doom2/deathmatch/Ports/megawads/crudream]Crucified Dreams[/url][/b] (2006) [sup][[b]4[/b]: Soundblock: 4][/sup]&#10;[b]275. [url=https://www.doomworld.com/forum/topic/106371-czechbox-final-version-available/]CzechBox[/url][/b] (2020) [sup][[b]4[/b]: Willy W.: 4][/sup]&#10;[b]275. [url=https://www.doomworld.com/idgames/levels/doom2/Ports/d-f/dcity2_5]Damned City 2[/url][/b] (2019) [sup][[b]4[/b]: ax34: 4][/sup]&#10;[b]275. [url=https://www.doomworld.com/idgames/levels/doom2/Ports/d-f/dark7]Dark 7 (with Mission Pack)[/url][/b] (2002) [sup][[b]4[/b]: smeghammer: 4][/sup]&#10;[b]275. [url=https://www.doomworld.com/idgames/levels/doom2/Ports/d-f/dor]Dawn of Reality[/url][/b] (2010) [sup][[b]4[/b]: ax34: 4][/sup]&#10;[b]275. [url=https://www.doomworld.com/forum/topic/92135-deadair-v2/]dead.air[/url][/b] (2016) [sup][[b]4[/b]: HyperLuke: 2, Lorenz0: 2][/sup]&#10;[b]275. [url=https://www.doomworld.com/idgames/levels/doom2/d-f/earth]Earth[/url][/b] (1998) [sup][[b]4[/b]: ShoDemo: 3, TheNerdTurtle2: 1][/sup]&#10;[b]275. [url=https://www.doomworld.com/forum/topic/94601-empyrion_v39-14-udmf-coop-maps-with-single-player-support/]Empyrion[/url][/b] (2017) [sup][[b]4[/b]: Gaia74: 4][/sup]&#10;[b]275. [url=https://www.doomworld.com/idgames/levels/doom2/Ports/g-i/impencse]Imp Encounter[/url][/b] (2003) [sup][[b]4[/b]: AnonimVio: 4][/sup]&#10;[b]275. [url=https://www.doomworld.com/forum/topic/74792-jiffy-bag-a-speedmap-megawad-rc2-released/]Jiffy Bag[/url][/b] (2015) [sup][[b]4[/b]: TheNerdTurtle2: 4][/sup]&#10;[b]275. [url=https://www.doomworld.com/idgames/levels/doom2/Ports/j-l/khorus]Khorus[/url][/b] (2012) [sup][[b]4[/b]: NuMetalManiak: 4][/sup]&#10;[b]275. [url=https://www.doomworld.com/files/file/15671-mapgame/]Mapgame[/url][/b] (2009) [sup][[b]4[/b]: m8f: 4][/sup]&#10;[b]275. [url=https://www.doomworld.com/idgames/levels/doom2/Ports/m-o/nfh2]Neighborhood From Hell[/url][/b] (2012) [sup][[b]4[/b]: ax34: 4][/sup]&#10;[b]275. [url=https://www.doomworld.com/idgames/levels/doom2/Ports/megawads/nova2]Nova II: New Dawn[/url][/b] (2015) [sup][[b]4[/b]: Not Jabba: 3, dylux: 1][/sup]&#10;[b]275. [url=https://www.doomworld.com/idgames/?id=19249]Preacher[/url][/b] (2018) [sup][[b]4[/b]: DoomDork: 3, Snikle: 1][/sup]&#10;[b]275. [url=https://doomwiki.org/wiki/Robocop_Doom]Robocop Doom[/url][/b] (2019) [sup][[b]4[/b]: ax34: 4][/sup]&#10;[b]275. [url=https://www.doomworld.com/idgames/levels/doom2/Ports/s-u/sinedie]Sine Die[/url][/b] (2007) [sup][[b]4[/b]: bLOCKbOYgAMES: 4][/sup]&#10;[b]275. [url=https://www.doomworld.com/idgames/levels/doom2/Ports/megawads/sf3]Slaughterfest 3[/url][/b] (2018) [sup][[b]4[/b]: Nazgul9: 4][/sup]&#10;[b]275. [url=https://www.doomworld.com/idgames/levels/doom2/Ports/megawads/doomtrib]The DOOM Tribute Project[/url][/b] (2016) [sup][[b]4[/b]: ax34: 4][/sup]" calcext:value-type="string">
            <text:p>[b]1. [url=https://www.doomworld.com/idgames/levels/doom2/megawads/av]Alien Vendetta[/url][/b] (2001) [sup][[b]379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, Fadri: 6][/sup]</text:p>
            <text:p>[b]2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</text:p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  <text:p>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</text:p>
            <text:p>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8. [url=https://www.doomworld.com/forum/topic/103425-final-release-eviternity/]Eviternity[/url][/b] (2018) [sup][[b]217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, Fadri: 7][/sup]</text:p>
            <text:p>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</text:p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</text:p>
            <text:p>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</text:p>
            <text:p>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</text:p>
            <text:p>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  <text:p>[b]26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  <text:p>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  <text:p>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</text:p>
            <text:p>[b]31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32. [url=https://www.doomworld.com/idgames/levels/doom2/megawads/d2twid]Doom II the Way id Did[/url][/b] (2013) [sup][[b]59[/b]: Dime: 8, NoisyVelvet: 5, pcorf: 5, purist: 10, Polri: 3, CinnamonKilljoy: 8, Makedounia: 5, Endless: 3, Marn: 5, Warrex: 2, E.M.: 5][/sup]</text:p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5. [url=https://www.doomworld.com/idgames/levels/doom2/Ports/megawads/alt]A.L.T.[/url][/b] (2012) [sup][[b]54[/b]: Not Jabba: 7, Spectre01: 2, ella guro: 10, yakfak: 10, Rince-wind: 5, Hansen79: 5, P41R47: 7, SOSU: 8][/sup]</text:p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j-l/lunatic]Lunatic[/url][/b] (2011) [sup][[b]45[/b]: Cynical: 6, Dime: 9, Nate River: 4, Poncho: 5, Gaia74: 3, Deflektor: 8, Marn: 5, Boy: 5][/sup]</text:p>
            <text:p>[b]41. [url=https://www.doomworld.com/idgames/levels/doom2/Ports/megawads/strg]Struggle - Antaresian Legacy[/url][/b] (2018) [sup][[b]44[/b]: Budoka: 10, Jaromir Bergmann: 6, Payload4367: 3, Deadwing: 6, Snikle: 7, Omniarch: 5, Dimon12321: 7][/sup]</text:p>
            <text:p>[b]41. [url=https://www.doomworld.com/forum/topic/62496-winters-fury/]Winter's Fury[/url][/b] (2012) [sup][[b]44[/b]: Dragonfly: 5, TechnoDoomed1: 10, Lorenz0: 7, Octillion: 7, OniriA: 3, Ivory Duke: 3, ASaltShaker: 9][/sup]</text:p>
            <text:p>[b]43. [url=https://www.doomworld.com/idgames/levels/doom2/Ports/s-u/stardate]Stardate 20X6[/url][/b] (2013) [sup][[b]39[/b]: MFG38: 6, WH-Wilou84: 3, Talvi: 1, GarrettChan: 7, bemused: 3, Nirvana: 6, Nazgul9: 1, rd: 4, Hansen79: 5, Snikle: 3][/sup]</text:p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5. [url=https://www.doomworld.com/idgames/levels/doom2/Ports/g-i/hg]Hell Ground[/url][/b] (2009) [sup][[b]37[/b]: Cynical: 8, Chamelenoel: 7, antares031: 5, WH-Wilou84: 2, darkreaver: 1, Polri: 2, Pierrot: 4, Demion: 5, Boy: 3][/sup]</text:p>
            <text:p>[b]45. [url=https://www.doomworld.com/idgames/levels/doom2/megawads/strain10]STRAIN[/url][/b] (1997) [sup][[b]37[/b]: Grazza: 6, ella guro: 4, JudgeDeadd: 1, T-Rex: 1, Squadallah: 9, smeghammer: 5, vdgg: 1, Ryath: 10][/sup]</text:p>
            <text:p>[b]45. [url=https://doomwiki.org/wiki/The_Plutonia_Experiment]The Plutonia Experiment[/url][/b] (1996) [sup][[b]37[/b]: guitardz: 5, purist: 5, termrork: 5, Tartlman: 1, Worm318: 2, Deadwing: 10, northivanastan: 4, Fadri: 5][/sup]</text:p>
            <text:p>[b]48. [url=https://www.doomworld.com/idgames/levels/doom2/Ports/d-f/equinox]Equinox[/url][/b] (2001) [sup][[b]36[/b]: Sky: 5, Grazza: 9, ella guro: 5, A.H. Sankhatayan: 7, AtticTelephone: 5, Boy: 5][/sup]</text:p>
            <text:p>[b]48. [url=https://www.doomworld.com/idgames/themes/TeamTNT/icarus/icarus]Icarus: Alien Vanguard[/url][/b] (1996) [sup][[b]36[/b]: Ralphis: 6, Grazza: 8, T-Rex: 3, valkiriforce: 8, A.H. Sankhatayan: 10, Dimon12321: 1][/sup]</text:p>
            <text:p>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50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5215-lost-civilization-22-map-fun-and-nonlinear-megawad-now-with-download-link/]Lost civilization[/url][/b] (2019) [sup][[b]29[/b]: OniriA: 9, rd: 6, Endless: 8, Snikle: 6][/sup]</text:p>
            <text:p>[b]57. [url=https://www.doomworld.com/idgames/levels/doom2/Ports/s-u/unloved]Unloved[/url][/b] (2010) [sup][[b]29[/b]: MFG38: 1, everennui: 8, bonnie: 10, TechnoDoomed1: 3, Payload4367: 2, Dimon12321: 5][/sup]</text:p>
            <text:p>[b]61. [url=https://www.doomworld.com/idgames/levels/doom2/megawads/zone300]Zone 300[/url][/b] (2013) [sup][[b]28[/b]: Voltcom9: 8, Soundblock: 3, Bryan T: 2, purist: 3, maxmanium: 8, ASaltShaker: 4][/sup]</text:p>
            <text:p>[b]62. [url=https://www.doomworld.com/idgames/levels/doom2/Ports/a-c/breach]Breach[/url][/b] (2015) [sup][[b]27[/b]: Jaws In Space: 7, Dime: 10, guitardz: 2, Nancsi: 1, Jaromir Bergmann: 4, smeghammer: 3][/sup]</text:p>
            <text:p>[b]63. [url=https://www.doomworld.com/forum/topic/109216-doom-zero-launch-and-celebrating-25-years-of-doom-ii/]Doom Zero[/url][/b] (2019) [sup][[b]25[/b]: ReaperAA: 3, maxmanium: 2, CinnamonKilljoy: 8, Warrex: 10, Horus: 2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6. [url=https://www.doomworld.com/idgames/levels/doom2/Ports/megawads/ngmvmt2]Newgothic Movement 2[/url][/b] (2017) [sup][[b]24[/b]: Nine Inch Heels: 8, ShoDemo: 2, Outrageous Videos: 9, Nazgul9: 5][/sup]</text:p>
            <text:p>[b]66. [url=http://www.mustaine.com/about/video-game-work/perditions-gate/]Perdition's Gate[/url][/b] (1996) [sup][[b]24[/b]: Vorpal: 5, Nate River: 1, bonnie: 10, P41R47: 3, E.M.: 5][/sup]</text:p>
            <text:p>[b]66. [url=https://www.doomworld.com/idgames/levels/doom2/Ports/v-z/violence]Violence[/url][/b] (2015) [sup][[b]24[/b]: Chamelenoel: 10, everennui: 4, Nate River: 2, Lorenz0: 4, rd: 4][/sup]</text:p>
            <text:p>[b]69. [url=https://www.doomworld.com/forum/topic/103075-deathless-an-ultimate-doom-megawad-rc4/]Deathless[/url][/b] (2018) [sup][[b]23[/b]: TheMightyHeracross: 2, ReaperAA: 1, Worm318: 3, Makedounia: 9, Deadwing: 2, Warrex: 5, SOSU: 1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idgames/levels/doom2/Ports/a-c/bauhaus]Bauhaus[/url][/b] (2014) [sup][[b]22[/b]: ella guro: 9, 7hm: 5, Grain of Salt: 3, NoisyVelvet: 1, vdgg: 4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megawads/zpack]ZPack[/url][/b] (2008) [sup][[b]22[/b]: MFG38: 5, Voltcom9: 3, TechnoDoomed1: 4, Ziad EL Zein: 5, Octillion: 5][/sup]</text:p>
            <text:p>[b]76. [url=https://www.doomworld.com/idgames/levels/doom2/Ports/megawads/cchest2]Community Chest 2[/url][/b] (2004) [sup][[b]21[/b]: Sky: 10, tchkb: 1, Midnight_00: 9, vdgg: 1][/sup]</text:p>
            <text:p>[b]76. [url=https://www.doomworld.com/forum/topic/105598-hurt-singleplayer-map-in-hell/]Hurt[/url][/b] (2019) [sup][[b]21[/b]: Jaromir Bergmann: 9, OniriA: 7, I_Punch_Demons: 5][/sup]</text:p>
            <text:p>[b]76. [url=https://www.doomworld.com/idgames/levels/doom2/megawads/tvr]Revolution![/url][/b] (2001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m-o/nuts]Nuts[/url][/b] (2001) [sup][[b]20[/b]: Chamelenoel: 6, AnonimVio: 9, E.M.: 5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3. [url=https://www.doomworld.com/forum/topic/105670-faithless-a-heretic-hub-final/]Faithless[/url][/b] (2019) [sup][[b]19[/b]: ReaperAA: 9, Rince-wind: 5, Ryath: 5][/sup]</text:p>
            <text:p>[b]83. [url=https://www.doomworld.com/forum/topic/85591-nihility-infinite-teeth-shareware-episode-v121/]Nihility: Infinite ﻿Teeth﻿[/url][/b] (2016) [sup][[b]19[/b]: Rince-wind: 5, rd: 4, Omniarch: 5, Ryath: 5][/sup]</text:p>
            <text:p>[b]83. [url=http://manbitesshark.com/]REKKR[/url][/b] (2018) [sup][[b]19[/b]: soner du: 8, Rince-wind: 5, Dimon12321: 6][/sup]</text:p>
            <text:p>[b]83. [url=https://www.doomworld.com/idgames/levels/doom2/Ports/a-c/action2]Urban Brawl: Action Doom 2[/url][/b] (2008) [sup][[b]19[/b]: Chamelenoel: 1, JudgeDeadd: 4, Phobus: 10, Dimon12321: 4][/sup]</text:p>
            <text:p>[b]90. [url=https://www.doomworld.com/idgames/levels/doom2/Ports/d-f/dv]Deus Vult[/url][/b] (2004) [sup][[b]18[/b]: Mr. Freeze: 7, WH-Wilou84: 5, joepallai: 1, DJVCardMaster: 1, waciej: 4][/sup]</text:p>
            <text:p>[b]90. [url=https://www.doomworld.com/forum/topic/92574-dimension-of-the-boomed/]Dimension of the Boomed[/url][/b] (2018) [sup][[b]18[/b]: Ivory Duke: 7, Hansen79: 4, SOSU: 2, Ryath: 5][/sup]</text:p>
            <text:p>[b]90. [url=https://www.doomworld.com/idgames/levels/doom/Ports/d-f/e1m4b]Phobos Mission Control[/url][/b] (2016) [sup][[b]18[/b]: Nancsi: 6, Diabolución: 5, Marn: 5, DooM Bear: 2][/sup]</text:p>
            <text:p>[b]90. [url=https://www.doomworld.com/idgames/levels/doom2/Ports/megawads/sf2011]Slaughterfest 2011[/url][/b] (2012) [sup][[b]18[/b]: Outrageous Videos: 5, tmorrow: 3, Simomarchi: 10][/sup]</text:p>
            <text:p>[b]90. [url=https://www.doomworld.com/idgames/levels/doom2/Ports/s-u/sd20x7]Stardate 20X7[/url][/b] (2017) [sup][[b]18[/b]: yakfak: 6, Grain of Salt: 8, bemused: 4][/sup]</text:p>
            <text:p>[b]95. [url=https://www.doomworld.com/idgames/levels/doom2/Ports/megawads/drkenctr]Dark Encounters[/url][/b] (2017) [sup][[b]17[/b]: Bryan T: 6, dylux: 8, Octillion: 3][/sup]</text:p>
            <text:p>[b]95. [url=https://www.doomworld.com/idgames/levels/doom2/Ports/megawads/sihr2fix]Survive in Hell[/url][/b] (2012) [sup][[b]17[/b]: Spectra: 8, Makedounia: 3, Pierrot: 6][/sup]</text:p>
            <text:p>[b]95. [url=https://www.doomworld.com/idgames/levels/doom2/Ports/megawads/sp_usimp]Ultimate Simplicity[/url][/b] (2007) [sup][[b]17[/b]: Dragonfly: 8, Simomarchi: 9][/sup]</text:p>
            <text:p>[b]98. [url=https://www.doomworld.com/idgames/levels/doom/a-c/castevil]Castle of Evil[/url][/b] (1994) [sup][[b]16[/b]: bzzrak: 10, joepallai: 6][/sup]</text:p>
            <text:p>[b]98. [url=https://www.doomworld.com/idgames/levels/doom2/Ports/j-l/legher]Legacy of Heroes[/url][/b] (2016) [sup][[b]16[/b]: Woolie Wool: 5, dylux: 7, eharper256: 4][/sup]</text:p>
            <text:p>[b]98. [url=https://www.doomworld.com/idgames/levels/doom2/Ports/megawads/mutiny]Mutiny[/url][/b] (2016) [sup][[b]16[/b]: Jaws In Space: 6, Doomkid: 3, everennui: 2, NoisyVelvet: 1, m8f: 4][/sup]</text:p>
            <text:p>[b]98. [url=https://forum.zdoom.org/viewtopic.php?t=56668#p1000996]Rise of the Wool Ball[/url][/b] (2017) [sup][[b]16[/b]: JudgeDeadd: 3, Squadallah: 1, Apaul27: 9, TheMightyHeracross: 3][/sup]</text:p>
            <text:p>[b]98. [url=https://www.doomworld.com/idgames/levels/doom2/Ports/megawads/tj]The Journey[/url][/b] (2016) [sup][[b]16[/b]: Spectra: 6, Makedounia: 4, P41R47: 6][/sup]</text:p>
            <text:p>[b]103. [url=https://www.doomworld.com/idgames/levels/doom2/megawads/avj]Arch-Vile Jump[/url][/b] (2010) [sup][[b]15[/b]: termrork: 5, Red-XIII: 10][/sup]</text:p>
            <text:p>[b]103. [url=http://heroestospare.com/rabotik/harmony.php]Harmony[/url][/b] (2009) [sup][[b]15[/b]: Not Jabba: 5, Sky: 6, ax34: 4][/sup]</text:p>
            <text:p>[b]103. [url=https://www.doomworld.com/idgames/levels/doom2/Ports/s-u/uacultra]UAC Ultra[/url][/b] (2010) [sup][[b]15[/b]: Malrionn: 10, behemoth_667: 5][/sup]</text:p>
            <text:p>[b]106. [url=https://www.doomworld.com/forum/topic/64353-doom-64-for-doom-ii/]Doom 64 for Doom II[/url][/b] (2013) [sup][[b]14[/b]: Roofi: 1, Woolie Wool: 1, I_Punch_Demons: 2, Warrex: 10][/sup]</text:p>
            <text:p>[b]106. [url=https://www.doomworld.com/idgames/levels/doom2/megawads/reverie]Reverie[/url][/b] (2011) [sup][[b]14[/b]: roadworx: 4, Octillion: 9, joepallai: 1][/sup]</text:p>
            <text:p>[b]106. [url=https://www.doomworld.com/idgames/levels/doom2/megawads/darken2]The Darkening Episode 2[/url][/b] (2000) [sup][[b]14[/b]: Graf Zahl: 4, joepallai: 2, vdgg: 8][/sup]</text:p>
            <text:p>[b]109. [url=https://www.doomworld.com/idgames/levels/doom2/Ports/megawads/50shades]50 Shades of Graytall[/url][/b] (2015) [sup][[b]13[/b]: Nine Inch Heels: 2, Voltcom9: 2, JudgeDeadd: 1, NoisyVelvet: 3, Pierrot: 5][/sup]</text:p>
            <text:p>[b]109. [url=https://www.doomworld.com/idgames/levels/doom2/Ports/d-f/elysion]Elysion[/url][/b] (2009) [sup][[b]13[/b]: Sky: 8, darkreaver: 5][/sup]</text:p>
            <text:p>[b]109. [url=https://www.doomworld.com/idgames/levels/doom2/Ports/d-f/foursite]Foursite[/url][/b] (2016) [sup][[b]13[/b]: Nancsi: 7, 4everDoomed: 5, Gaia74: 1][/sup]</text:p>
            <text:p>[b]109. [url=https://doomwiki.org/wiki/Hell_To_Pay]Hell to Pay[/url][/b] (1996) [sup][[b]13[/b]: bonnie: 10, P41R47: 3][/sup]</text:p>
            <text:p>[b]109. [url=https://www.doomworld.com/idgames/levels/doom2/Ports/s-u/sacrment]Sacrament[/url][/b] (2011) [sup][[b]13[/b]: ella guro: 8, yakfak: 5][/sup]</text:p>
            <text:p>[b]109. [url=https://www.doomworld.com/idgames/levels/doom2/megawads/ur]Unholy Realms[/url][/b] (2013) [sup][[b]13[/b]: Dime: 6, Bryan T: 1, dylux: 2, tmorrow: 2, Makedounia: 2][/sup]</text:p>
            <text:p>[b]109. [url=https://www.doomworld.com/idgames/levels/doom2/Ports/megawads/vile]Vile Flesh[/url][/b] (2004) [sup][[b]13[/b]: Grazza: 4, P41R47: 9][/sup]</text:p>
            <text:p>[b]109. [url=https://www.doomworld.com/idgames/levels/doom2/Ports/v-z/zdmcmp1]ZDoom Community Map Project: Take 1[/url][/b] (2004) [sup][[b]13[/b]: Phobus: 8, Ziad EL Zein: 5][/sup]</text:p>
            <text:p>[b]117. [url=https://www.doomworld.com/idgames/levels/doom2/Ports/d-f/exterror]Extreme Terror[/url][/b] (2016) [sup][[b]12[/b]: Nine Inch Heels: 5, everennui: 5, Nancsi: 2][/sup]</text:p>
            <text:p>[b]117. [url=https://www.doomworld.com/idgames/levels/doom2/Ports/m-o/ngmvmt1]Newgothic Movement 1[/url][/b] (2010) [sup][[b]12[/b]: everennui: 2, Outrageous Videos: 4, Nazgul9: 6][/sup]</text:p>
            <text:p>[b]117. [url=https://www.doomworld.com/forum/topic/106058-paradise-v2-multiplayer-beta-on-page-3-4122020/]Paradise[/url][/b] (2019) [sup][[b]12[/b]: Lorenz0: 5, &lt;&lt;Rewind: 6, JuanchoES: 1][/sup]</text:p>
            <text:p>[b]120. [url=https://www.doomworld.com/idgames/levels/doom/a-c/b2b]Back to Basics[/url][/b] (2007) [sup][[b]11[/b]: WH-Wilou84: 2, joepallai: 5, rd: 4][/sup]</text:p>
            <text:p>[b]120. [url=https://www.doomworld.com/idgames/levels/doom2/Ports/megawads/1024clau]Claustrophobia 1024[/url][/b] (2009) [sup][[b]11[/b]: m8f: 5, DJVCardMaster: 6][/sup]</text:p>
            <text:p>[b]120. [url=https://www.doomworld.com/idgames/levels/doom2/Ports/a-c/comatose]Comatose[/url][/b] (2016) [sup][[b]11[/b]: yakfak: 7, m8f: 4][/sup]</text:p>
            <text:p>[b]120. [url=https://www.doomworld.com/idgames/levels/doom2/Ports/a-c/crumpets]Crumpets[/url][/b] (2015) [sup][[b]11[/b]: everennui: 2, Nate River: 8, Nirvana: 1][/sup]</text:p>
            <text:p>[b]120. [url=https://www.doomworld.com/idgames/levels/doom2/Ports/a-c/ad2dow]Urban Brawl: Dead of Winter[/url][/b] (2014) [sup][[b]11[/b]: Ralphis: 6, Phobus: 5][/sup]</text:p>
            <text:p>[b]120. [url=https://www.doomworld.com/forum/topic/50158-wip-vela-pax-beta-21-out-now-with-1-more-stuff/]Vela Pax[/url][/b] (2010) [sup][[b]11[/b]: WH-Wilou84: 2, TheNerdTurtle2: 9][/sup]</text:p>
            <text:p>[b]120. [url=https://www.doomworld.com/idgames/levels/doom/v-z/wow]Wow[/url][/b] (1999) [sup][[b]11[/b]: AnonimVio: 10, Apaul27: 1][/sup]</text:p>
            <text:p>[b]127. [url=https://www.doomworld.com/forum/topic/101647-avactor-last-update-is-out/]Avactor[/url][/b] (2018) [sup][[b]10[/b]: JudgeDeadd: 2, OniriA: 8][/sup]</text:p>
            <text:p>[b]127. [url=https://www.doomworld.com/idgames/levels/doom2/Ports/a-c/chnworm]Chainworm Kommando[/url][/b] (2017) [sup][[b]10[/b]: Rince-wind: 5, eharper256: 5][/sup]</text:p>
            <text:p>[b]127. [url=https://www.doomworld.com/idgames/levels/doom2/Ports/s-u/tcotd21me]City of the Damned: Apocalypse[/url][/b] (2011) [sup][[b]10[/b]: TechnoDoomed1: 5, Rince-wind: 5][/sup]</text:p>
            <text:p>[b]127. [url=https://doomwiki.org/wiki/Daedalus:_Alien_Defense]Daedalus: Alien Defense[/url][/b] (2003) [sup][[b]10[/b]: A.H. Sankhatayan: 10][/sup]</text:p>
            <text:p>[b]127. [url=https://www.doomworld.com/idgames/levels/doom/s-u/uac_dead]Dooms Day of UAC[/url][/b] (1994) [sup][[b]10[/b]: Jaws In Space: 2, Ed: 5, joepallai: 3][/sup]</text:p>
            <text:p>[b]127. [url=https://www.doomworld.com/idgames/levels/doom2/g-i/grime]Grime[/url][/b] (2009) [sup][[b]10[/b]: WH-Wilou84: 2, darkreaver: 4, Paul977: 4][/sup]</text:p>
            <text:p>[b]127. [url=https://forum.zdoom.org/viewtopic.php?f=42&amp;t=55443#p981947]Redemption Of The Slain[/url][/b] (2017) [sup][[b]10[/b]: Nancsi: 10][/sup]</text:p>
            <text:p>[b]127. [url=https://www.doomworld.com/idgames/levels/doom2/megawads/rudy2]Rowdy Rudy II: POWERTRIP![/url][/b] (2020) [sup][[b]10[/b]: Dimon12321: 10][/sup]</text:p>
            <text:p>[b]127. [url=https://doomwiki.org/wiki/Skulldash]Skulldash[/url][/b] (2015) [sup][[b]10[/b]: everennui: 2, Lorenz0: 8][/sup]</text:p>
            <text:p>[b]127. [url=https://www.doomworld.com/idgames/levels/doom2/Ports/s-u/tn]Tangerine Nightmare[/url][/b] (2018) [sup][[b]10[/b]: guitardz: 10][/sup]</text:p>
            <text:p>[b]127. [url=https://doomwiki.org/wiki/The_Brotherhood_of_Ruin]The Brotherhood of Ruin[/url][/b] (2003) [sup][[b]10[/b]: joepallai: 4, vdgg: 6][/sup]</text:p>
            <text:p>[b]127. [url=https://www.doomworld.com/idgames/levels/doom2/Ports/v-z/vrack3]Vrack 3[/url][/b] (2003) [sup][[b]10[/b]: Spectra: 4, roadworx: 2, Midnight_00: 1, vdgg: 3][/sup]</text:p>
            <text:p>[b]139. [url=http://www.doomwadstation.net/main/aliens.html]Aliens TC[/url][/b] (1994) [sup][[b]9[/b]: yakfak: 4, Payload4367: 5][/sup]</text:p>
            <text:p>[b]139. [url=https://www.doomworld.com/idgames/levels/doom/megawads/bgcomp]Base Ganymede[/url][/b] (2012) [sup][[b]9[/b]: maxmanium: 9][/sup]</text:p>
            <text:p>[b]139. [url=https://www.doomworld.com/idgames/levels/doom2/Ports/a-c/brfinal]Beyond Reality[/url][/b] (2012) [sup][[b]9[/b]: Talvi: 3, HUNdebLeonidasX: 6][/sup]</text:p>
            <text:p>[b]139. [url=https://www.doomworld.com/idgames/levels/doom2/Ports/m-o/mek-catk]Counterattack[/url][/b] (2017) [sup][[b]9[/b]: rd: 6, Hansen79: 3][/sup]</text:p>
            <text:p>[b]139. [url=https://www.doomworld.com/idgames/levels/doom2/megawads/d2ino]Doom 2 In Name Only[/url][/b] (2014) [sup][[b]9[/b]: Odal: 4, CinnamonKilljoy: 5][/sup]</text:p>
            <text:p>[b]139. [url=https://www.doomworld.com/idgames/levels/doom/Ports/megawads/ddamn0.9]Doom: Damnation[/url][/b] (2016) [sup][[b]9[/b]: bzzrak: 9][/sup]</text:p>
            <text:p>[b]139. [url=https://www.doomworld.com/idgames/levels/doom2/Ports/megawads/dump-1]Dump Episode 1: Fuck Time Limits[/url][/b] (2016) [sup][[b]9[/b]: Voltcom9: 9][/sup]</text:p>
            <text:p>[b]139. [url=https://www.doomworld.com/forum/topic/88507-dump-episode-3-bfg-edition-maps-released/]Dump Episode 3: BFG Edition[/url][/b] (2016) [sup][[b]9[/b]: HyperLuke: 9][/sup]</text:p>
            <text:p>[b]139. [url=https://www.doomworld.com/idgames/themes/TeamTNT/ed4_rfo/ed4_rfo1]Eternal DOOM IV: Return from Oblivion[/url][/b] (2008) [sup][[b]9[/b]: m8f: 5, Fadri: 4][/sup]</text:p>
            <text:p>[b]139. [url=https://www.doomworld.com/forum/topic/100391-esp2/]Eternal Slumber Party﻿ 2[/url][/b] (2018) [sup][[b]9[/b]: Roofi: 9][/sup]</text:p>
            <text:p>[b]139. [url=http://freedoom.github.io/download.html]Freedoom: Phase 1[/url][/b] (2009) [sup][[b]9[/b]: Chamelenoel: 3, northivanastan: 6][/sup]</text:p>
            <text:p>[b]139. [url=https://www.doomworld.com/idgames/levels/doom2/g-i/hellrun2]Hellrun[/url][/b] (2013) [sup][[b]9[/b]: Doomkid: 3, joepallai: 6][/sup]</text:p>
            <text:p>[b]139. [url=https://www.doomworld.com/idgames/levels/doom2/Ports/g-i/hth2]Hi-Tech Hell 2: Alien Tech[/url][/b] (2005) [sup][[b]9[/b]: Graf Zahl: 9][/sup]</text:p>
            <text:p>[b]139. [url=https://forum.zdoom.org/viewtopic.php?t=52301#p913612]Shadow Of The Wool Ball[/url][/b] (2016) [sup][[b]9[/b]: Apaul27: 9][/sup]</text:p>
            <text:p>[b]139. [url=http://stronghold.drdteam.org/download.html]Stronghold: On the Edge of Chaos[/url][/b] (2010) [sup][[b]9[/b]: MFG38: 2, Dragonfly: 2, termrork: 5][/sup]</text:p>
            <text:p>[b]139. [url=https://www.doomworld.com/idgames/levels/doom2/Ports/s-u/tnte1]Torment and Torture[/url][/b] (2006) [sup][[b]9[/b]: MFG38: 9][/sup]</text:p>
            <text:p>[b]139. [url=https://www.doomworld.com/idgames/levels/doom2/Ports/megawads/wos]Whispers of Satan[/url][/b] (2009) [sup][[b]9[/b]: tmorrow: 2, eharper256: 5, Warrex: 2][/sup]</text:p>
            <text:p>[b]156. [url=https://www.doomworld.com/idgames/levels/doom2/megawads/50monstr]50 Monsters[/url][/b] (2017) [sup][[b]8[/b]: tmorrow: 2, Worm318: 6][/sup]</text:p>
            <text:p>[b]156. [url=https://www.doomworld.com/idgames/levels/doom2/Ports/a-c/action]Action Doom[/url][/b] (2004) [sup][[b]8[/b]: Dragonfly: 1, Gaia74: 2, Worm318: 1, ax34: 4][/sup]</text:p>
            <text:p>[b]156. [url=https://www.doomworld.com/idgames/levels/doom2/Ports/megawads/amdosia]Armadosia The Mad Corridor[/url][/b] (2006) [sup][[b]8[/b]: Pierrot: 2, smeghammer: 6][/sup]</text:p>
            <text:p>[b]156. [url=https://www.doomworld.com/forum/topic/107249-come-eat-the-mapwich-a-collaborative-community-project-rc1-available/]Come eat The Mapwich[/url][/b] (2019) [sup][[b]8[/b]: Jaromir Bergmann: 8][/sup]</text:p>
            <text:p>[b]156. [url=https://www.doomworld.com/forum/topic/69813-doom-the-golden-souls-mario-64-doom-definitive-edition-released/]Doom: The Golden Souls[/url][/b] (2014) [sup][[b]8[/b]: everennui: 1, TheNerdTurtle2: 7][/sup]</text:p>
            <text:p>[b]156. [url=https://www.doomworld.com/idgames/levels/doom2/Ports/a-c/cybie]Doomguy's Pimp Ventures[/url][/b] (2006) [sup][[b]8[/b]: AnonimVio: 8][/sup]</text:p>
            <text:p>[b]156. [url=https://www.doomworld.com/idgames/levels/doom/Ports/d-f/dbimpact]Double Impact[/url][/b] (2011) [sup][[b]8[/b]: Ralphis: 6, A.H. Sankhatayan: 2][/sup]</text:p>
            <text:p>[b]156. [url=https://www.doomworld.com/idgames/levels/doom2/d-f/dyst3]Dystopia 3: Re-Birth of Anarchy[/url][/b] (1996) [sup][[b]8[/b]: Soundblock: 3, valkiriforce: 1, joepallai: 4][/sup]</text:p>
            <text:p>[b]156. [url=http://freedoom.github.io/download.html]Freedoom: Phase 2[/url][/b] (2003) [sup][[b]8[/b]: Spectra: 1, Voltcom9: 1, TheMightyHeracross: 3, northivanastan: 3][/sup]</text:p>
            <text:p>[b]156. [url=https://www.doomworld.com/forum/topic/120175-heartland-an-episode-for-the-eternity-engine-rc3-out/]Heartland[/url][/b] (2021) [sup][[b]8[/b]: ReaperAA: 8][/sup]</text:p>
            <text:p>[b]156. [url=https://www.doomworld.com/idgames/levels/doom2/Ports/g-i/holyhell]Holy Hell[/url][/b] (2006) [sup][[b]8[/b]: Outrageous Videos: 2, bemused: 6][/sup]</text:p>
            <text:p>[b]156. [url=https://www.doomworld.com/idgames/levels/doom2/Ports/megawads/italo]Italo-Doom[/url][/b] (2016) [sup][[b]8[/b]: bemused: 8][/sup]</text:p>
            <text:p>[b]156. [url=https://www.doomworld.com/idgames/levels/doom2/m-o/mangle]Mangle[/url][/b] (1995) [sup][[b]8[/b]: bzzrak: 8][/sup]</text:p>
            <text:p>[b]156. [url=https://www.doomworld.com/idgames/levels/doom2/megawads/manolaik]Mano Laikas: A road to Gamzatti[/url][/b] (2016) [sup][[b]8[/b]: Deadwing: 8][/sup]</text:p>
            <text:p>[b]156. [url=https://www.doomworld.com/idgames/levels/doom2/Ports/m-o/mohu1]Monster Hunter Ltd Part I[/url][/b] (2014) [sup][[b]8[/b]: Jaws In Space: 4, m8f: 4][/sup]</text:p>
            <text:p>[b]156. [url=https://www.doomworld.com/idgames/levels/doom2/Ports/m-o/mohu2]Monster Hunter Ltd Part II[/url][/b] (2014) [sup][[b]8[/b]: Jaws In Space: 4, m8f: 4][/sup]</text:p>
            <text:p>[b]156. [url=https://www.doomworld.com/idgames/levels/doom2/Ports/m-o/nimrod]Nimrod: Ixnay on the Hombre[/url][/b] (2002) [sup][[b]8[/b]: Graf Zahl: 8][/sup]</text:p>
            <text:p>[b]156. [url=https://www.doomworld.com/idgames/levels/doom2/Ports/s-u/scythex]Scythe X[/url][/b] (2009) [sup][[b]8[/b]: 42PercentHealth: 2, Graf Zahl: 2, Talvi: 3, bLOCKbOYgAMES: 1][/sup]</text:p>
            <text:p>[b]156. [url=https://www.doomworld.com/forum/topic/43453-new-map-ready-to-go-the-bee-map/]The Beesong[/url][/b] (2008) [sup][[b]8[/b]: Roofi: 8][/sup]</text:p>
            <text:p>[b]175. [url=https://www.doomworld.com/forum/topic/108865-rc2-release-alienated-10-levels-for-gzdoom/]Alienated[/url][/b] (2019) [sup][[b]7[/b]: Jaromir Bergmann: 7][/sup]</text:p>
            <text:p>[b]175. [url=https://www.doomworld.com/forum/topic/92776-brigandine-rc2-updated-2017-05-13/]Brigandine[/url][/b] (2017) [sup][[b]7[/b]: guitardz: 2, Jaromir Bergmann: 5][/sup]</text:p>
            <text:p>[b]175. [url=http://www.moddb.com/games/doom/addons/castle-heng]Castle Heng[/url][/b] (2014) [sup][[b]7[/b]: 7hm: 7][/sup]</text:p>
            <text:p>[b]175. [url=https://www.doomworld.com/idgames/levels/doom2/Ports/a-c/cc-cod]Caverns of Darkness[/url][/b] (2002) [sup][[b]7[/b]: vdgg: 7][/sup]</text:p>
            <text:p>[b]175. [url=https://doomwiki.org/wiki/Chex_Quest#Chex_Quest_2]Chex Quest 2[/url][/b] (1997) [sup][[b]7[/b]: bzzrak: 7][/sup]</text:p>
            <text:p>[b]175. [url=https://www.doomworld.com/idgames/levels/doom2/Ports/a-c/cah_se]Cold as Hell[/url][/b] (2004) [sup][[b]7[/b]: Graf Zahl: 7][/sup]</text:p>
            <text:p>[b]175. [url=https://www.doomworld.com/idgames/levels/doom2/Ports/megawads/cif3]Community is Falling 3[/url][/b] (2008) [sup][[b]7[/b]: NuMetalManiak: 3, Voltcom9: 4][/sup]</text:p>
            <text:p>[b]175. [url=https://www.doomworld.com/idgames/levels/doom2/d-f/doomcity]Doom City[/url][/b] (1995) [sup][[b]7[/b]: Jaws In Space: 4, Doomkid: 3][/sup]</text:p>
            <text:p>[b]175. [url=http://www.moddb.com/mods/doomone/downloads/doomone-v04]Doom: One[/url][/b] (2013) [sup][[b]7[/b]: HyperLuke: 4, Greyenko: 3][/sup]</text:p>
            <text:p>[b]175. [url=https://www.doomworld.com/forum/topic/90173-eden/]Eden[/url][/b] (1994) [sup][[b]7[/b]: Nirvana: 7][/sup]</text:p>
            <text:p>[b]175. [url=https://www.doomworld.com/idgames/levels/doom2/Ports/d-f/fth666]Flashback to Hell[/url][/b] (2014) [sup][[b]7[/b]: GarrettChan: 2, eharper256: 5][/sup]</text:p>
            <text:p>[b]175. [url=https://www.doomworld.com/idgames/themes/hacx/hx11pack]Hacx[/url][/b] (1997) [sup][[b]7[/b]: Grazza: 5, Dimon12321: 2][/sup]</text:p>
            <text:p>[b]175. [url=https://www.doomworld.com/forum/topic/113414-wip-hellish-rogues-a-new-mappers-first-mapset-feb-15th-2021-near-final-version-available/]Hellish Rogues[/url][/b] (2021) [sup][[b]7[/b]: dei_eldren: 7][/sup]</text:p>
            <text:p>[b]175. [url=https://www.doomworld.com/idgames/levels/doom2/Ports/g-i/iedge]Insanity's Edge[/url][/b] (2009) [sup][[b]7[/b]: TechnoDoomed1: 7][/sup]</text:p>
            <text:p>[b]175. [url=https://www.doomworld.com/idgames/levels/doom2/megawads/marsw301]Mars War[/url][/b] (1998) [sup][[b]7[/b]: Roofi: 5, Rince-wind: 2][/sup]</text:p>
            <text:p>[b]175. [url=https://www.doomworld.com/idgames/levels/doom2/Ports/megawads/mock2]Mock 2: The Speed of Stupid[/url][/b] (2003) [sup][[b]7[/b]: AnonimVio: 7][/sup]</text:p>
            <text:p>[b]175. [url=https://doomwiki.org/wiki/Moonblood]Moonblood[/url][/b] (2017) [sup][[b]7[/b]: dei_eldren: 7][/sup]</text:p>
            <text:p>[b]175. [url=https://www.doomworld.com/idgames/levels/doom2/m-o/nochance]No Chance[/url][/b] (2008) [sup][[b]7[/b]: Roofi: 7][/sup]</text:p>
            <text:p>[b]175. [url=https://doomwiki.org/wiki/NOVA_III]Nova III[/url][/b] (2019) [sup][[b]7[/b]: DOEL: 7][/sup]</text:p>
            <text:p>[b]175. [url=https://www.doomworld.com/idgames/levels/doom2/m-o/odessa_1]Odessa 1[/url][/b] (1995) [sup][[b]7[/b]: 7hm: 7][/sup]</text:p>
            <text:p>[b]175. [url=https://www.doomworld.com/idgames/levels/doom2/Ports/p-r/pwfinal]Plutonium Winds[/url][/b] (2014) [sup][[b]7[/b]: Spectra: 7][/sup]</text:p>
            <text:p>[b]175. [url=https://www.doomworld.com/forum/topic/85755-rf1024-i-dont-know-whats-going-on-with-this-title-anymore/]Rf 1024[/url][/b] (2016) [sup][[b]7[/b]: JudgeDeadd: 2, Ryath: 5][/sup]</text:p>
            <text:p>[b]175. [url=https://doomwiki.org/wiki/Serenity]Serenity[/url][/b] (1994) [sup][[b]7[/b]: dei_eldren: 7][/sup]</text:p>
            <text:p>[b]175. [url=https://www.doomworld.com/idgames/levels/hexen/j-l/kaiser_28]Shadows of Chronos[/url][/b] (2014) [sup][[b]7[/b]: Grain of Salt: 7][/sup]</text:p>
            <text:p>[b]175. [url=https://www.doomworld.com/idgames/levels/doom2/Ports/megawads/intime]Somewhere in Time[/url][/b] (2016) [sup][[b]7[/b]: STILES: 3, smeghammer: 4][/sup]</text:p>
            <text:p>[b]175. [url=https://www.doomworld.com/idgames/levels/doom2/Ports/megawads/swideath]Swift Death[/url][/b] (2015) [sup][[b]7[/b]: Nine Inch Heels: 1, fveitsi: 5, NoisyVelvet: 1][/sup]</text:p>
            <text:p>[b]175. [url=https://www.doomworld.com/idgames/levels/doom/a-c/class_ep]The Classic Episode[/url][/b] (2000) [sup][[b]7[/b]: pcorf: 5, purist: 2][/sup]</text:p>
            <text:p>[b]175. [url=https://www.doomworld.com/idgames/levels/doom2/Ports/megawads/thtthren]THT: Threnody[/url][/b] (2016) [sup][[b]7[/b]: Doomkid: 2, A.H. Sankhatayan: 3, Fadri: 2][/sup]</text:p>
            <text:p>[b]175. [url=https://forum.zdoom.org/viewtopic.php?f=42&amp;t=55741]Waterlab GZD[/url][/b] (2017) [sup][[b]7[/b]: Phobus: 7][/sup]</text:p>
            <text:p>[b]204. [url=https://www.doomworld.com/forum/topic/92542-20-monsters-community-project-released/]20 Monsters Community Project[/url][/b] (2017) [sup][[b]6[/b]: Voltcom9: 6][/sup]</text:p>
            <text:p>[b]204. [url=https://www.doomworld.com/idgames/levels/doom2/Ports/a-c/anta_req]Antaresian Reliquary[/url][/b] (2020) [sup][[b]6[/b]: Dimon12321: 6][/sup]</text:p>
            <text:p>[b]204. [url=https://www.doomworld.com/idgames/levels/doom2/Ports/s-u/teitenga]Assault on Tei Tenga[/url][/b] (1999) [sup][[b]6[/b]: Ralphis: 6][/sup]</text:p>
            <text:p>[b]204. [url=https://www.doomworld.com/idgames/levels/doom2/a-c/castleof]Castle of the Damned[/url][/b] (1996) [sup][[b]6[/b]: bzzrak: 6][/sup]</text:p>
            <text:p>[b]204. [url=https://www.doomworld.com/forum/topic/98296-dark-universe-wad-released/]Dark Universe[/url][/b] (2018) [sup][[b]6[/b]: &lt;&lt;Rewind: 6][/sup]</text:p>
            <text:p>[b]204. [url=https://www.doomworld.com/idgames/levels/doom2/Ports/d-f/de-pkg]Demon Eclipse[/url][/b] (2006) [sup][[b]6[/b]: Soundblock: 1, Lazorinc: 1, tchkb: 4][/sup]</text:p>
            <text:p>[b]204. [url=https://www.doomworld.com/idgames/levels/doom2/Ports/megawads/echelon]Echelon[/url][/b] (2016) [sup][[b]6[/b]: Sky: 1, bzzrak: 5][/sup]</text:p>
            <text:p>[b]204. [url=https://www.doomworld.com/idgames/levels/heretic/Ports/elfgp]Elf Gets Pissed[/url][/b] (2016) [sup][[b]6[/b]: Ralphis: 6][/sup]</text:p>
            <text:p>[b]204. [url=https://www.doomworld.com/idgames/levels/doom2/d-f/endgame]End Game[/url][/b] (2004) [sup][[b]6[/b]: pcorf: 6][/sup]</text:p>
            <text:p>[b]204. [url=https://www.doomworld.com/idgames/levels/doom/0-9/01fava]Fava Beans[/url][/b] (1995) [sup][[b]6[/b]: Philnemba: 2, NaZa: 4][/sup]</text:p>
            <text:p>[b]204. [url=https://www.doomworld.com/idgames/levels/doom2/Ports/megawads/5room]Five Rooms of Doom[/url][/b] (2015) [sup][[b]6[/b]: HyperLuke: 6][/sup]</text:p>
            <text:p>[b]204. [url=https://www.doomworld.com/idgames/levels/doom2/deathmatch/j-l/judas23]Judas[/url][/b] (1996) [sup][[b]6[/b]: antares031: 6][/sup]</text:p>
            <text:p>[b]204. [url=https://doomwiki.org/wiki/Maskim_Xul]Maskim Xul[/url][/b] (2017) [sup][[b]6[/b]: Dimon12321: 6][/sup]</text:p>
            <text:p>[b]204. [url=https://www.doomworld.com/idgames/levels/doom2/Ports/m-o/neodoom]NeoDoom[/url][/b] (2006) [sup][[b]6[/b]: OniriA: 6][/sup]</text:p>
            <text:p>[b]204. [url=https://www.doomworld.com/idgames/levels/doom/m-o/nukemine]Nuke Mine (Come Get Some)[/url][/b] (1994) [sup][[b]6[/b]: Soundblock: 6][/sup]</text:p>
            <text:p>[b]204. [url=https://www.doomworld.com/forum/topic/49008-phmlspd-boom-maps-for-people-who-like-shooting-monsters/]Phmlspd[/url][/b] (2010) [sup][[b]6[/b]: maxmanium: 6][/sup]</text:p>
            <text:p>[b]204. [url=https://doomwiki.org/wiki/SSL2]SSL2[/url][/b] (?) [sup][[b]6[/b]: antares031: 6][/sup]</text:p>
            <text:p>[b]204. [url=https://mikestoybox.net/2017/01/04/strange-aeons/]Strange Aeons[/url][/b] (2015) [sup][[b]6[/b]: ax34: 3, SOSU: 3][/sup]</text:p>
            <text:p>[b]204. [url=https://www.doomworld.com/idgames/levels/doom2/Ports/m-o/massm]The Adventures of MassMouth[/url][/b] (2000) [sup][[b]6[/b]: Ralphis: 6][/sup]</text:p>
            <text:p>[b]204. [url=https://www.doomworld.com/idgames/levels/doom2/s-u/slayer]The Slayer[/url][/b] (2002) [sup][[b]6[/b]: Vorpal: 5, vdgg: 1][/sup]</text:p>
            <text:p>[b]204. [url=https://www.doomworld.com/idgames/levels/doom/Ports/d-f/draftex]Thy Flesh - Turned into a draft-excluder[/url][/b] (2014) [sup][[b]6[/b]: 4everDoomed: 6][/sup]</text:p>
            <text:p>[b]204. [url=https://www.doomworld.com/idgames/themes/terrywads/uacmnnew]UAC Military Nightmare[/url][/b] (2008) [sup][[b]6[/b]: AnonimVio: 6][/sup]</text:p>
            <text:p>[b]204. [url=https://www.doomworld.com/idgames/levels/doom2/deathmatch/Ports/megawads/udmx]Unidoom Deathmatch X[/url][/b] (2008) [sup][[b]6[/b]: Ralphis: 6][/sup]</text:p>
            <text:p>[b]204. [url=https://www.doomworld.com/idgames/levels/doom2/megawads/urania]Urania[/url][/b] (2016) [sup][[b]6[/b]: Spectre01: 6][/sup]</text:p>
            <text:p>[b]228. [url=https://www.doomworld.com/forum/topic/115653-1000-line-2-cp-completed/]1000 Line 2 Community Project[/url][/b] (2020) [sup][[b]5[/b]: Horus: 5][/sup]</text:p>
            <text:p>[b]228. [url=https://www.doomworld.com/vb/thread/71473]2048 Unleashed[/url][/b] (2015) [sup][[b]5[/b]: eharper256: 5][/sup]</text:p>
            <text:p>[b]228. [url=https://www.doomworld.com/idgames/levels/doom/Ports/a-c/aa_e1]Alpha Accident: Terra Nova[/url][/b] (2016) [sup][[b]5[/b]: Rince-wind: 5][/sup]</text:p>
            <text:p>[b]228. [url=https://doomwiki.org/wiki/Army_of_Darkness_TC]Army of Darkness TC[/url][/b] (1996) [sup][[b]5[/b]: AtticTelephone: 5][/sup]</text:p>
            <text:p>[b]228. [url=https://www.doomworld.com/forum/topic/105451-birthday-bash-megawad-offical-release/]Birthday Bash [/url][/b] (2019) [sup][[b]5[/b]: eharper256: 5][/sup]</text:p>
            <text:p>[b]228. [url=https://www.doomworld.com/idgames/levels/doom2/Ports/a-c/bor_lost]Brotherhood of Ruin: The Lost Temple[/url][/b] (2013) [sup][[b]5[/b]: Vorpal: 5][/sup]</text:p>
            <text:p>[b]228. [url=https://www.doomworld.com/idgames/levels/doom/p-r/retroeps]CH Retro Episode[/url][/b] (2002) [sup][[b]5[/b]: Diabolución: 5][/sup]</text:p>
            <text:p>[b]228. [url=https://www.doomworld.com/idgames/levels/doom/a-c/crusades]Crusades[/url][/b] (1999) [sup][[b]5[/b]: joepallai: 5][/sup]</text:p>
            <text:p>[b]228. [url=https://www.doomworld.com/idgames/levels/doom/d-f/dante666]Dante's Gate[/url][/b] (1994) [sup][[b]5[/b]: Soundblock: 5][/sup]</text:p>
            <text:p>[b]228. [url=http://www.wad-archive.com/wad/DOOM-Barracks-Zone-1]Doom Barracks Zone[/url][/b] (2010) [sup][[b]5[/b]: HUNdebLeonidasX: 3, TheMightyHeracross: 2][/sup]</text:p>
            <text:p>[b]228. [url=https://www.doomworld.com/forum/topic/54022-doom-center-do-you-know-that/]Doom Center[/url][/b] (2011) [sup][[b]5[/b]: HUNdebLeonidasX: 5][/sup]</text:p>
            <text:p>[b]228. [url=https://doomwiki.org/wiki/Doom_the_Way_id_Did:_The_Lost_Episodes]Doom the Way id Did: The Lost Episodes[/url][/b] (2012) [sup][[b]5[/b]: Ryath: 5][/sup]</text:p>
            <text:p>[b]228. [url=https://doomwiki.org/wiki/Doom:_The_Lost_Episode]Doom: The Lost Episode[/url][/b] (2009) [sup][[b]5[/b]: Omniarch: 5][/sup]</text:p>
            <text:p>[b]228. [url=https://www.doomworld.com/forum/topic/104925-doomish-den-of-design-a-map-that-teaches-you-map-design/]Doomish Den of Design[/url][/b] (2019) [sup][[b]5[/b]: Rince-wind: 5][/sup]</text:p>
            <text:p>[b]228. [url=https://www.doomworld.com/idgames/levels/doom2/Ports/d-f/dripfeed]Drip Feed[/url][/b] (2010) [sup][[b]5[/b]: Vorpal: 5][/sup]</text:p>
            <text:p>[b]228. [url=http://www.doom2.net/mykdoom/misc/113434_e1contest.zip]E1 Contest[/url][/b] (2001) [sup][[b]5[/b]: Diabolución: 5][/sup]</text:p>
            <text:p>[b]228. [url=https://doomwiki.org/wiki/Epic]Epic[/url][/b] (2007) [sup][[b]5[/b]: AtticTelephone: 5][/sup]</text:p>
            <text:p>[b]228. [url=https://www.doomworld.com/idgames/levels/doom2/deathmatch/megawads/exec]Execution[/url][/b] (2000) [sup][[b]5[/b]: Doomkid: 5][/sup]</text:p>
            <text:p>[b]228. [url=https://www.doomworld.com/files/file/17464-favillesco-alpha-episode-apostasy-on-amalthea/]Favillesco Alpha Episode: Apostasy on Amalthea[/url][/b] (2014) [sup][[b]5[/b]: Ryath: 5][/sup]</text:p>
            <text:p>[b]228. [url=https://www.doomworld.com/idgames/levels/doom2/Ports/d-f/ftmtn_v2]Firetop Mountain[/url][/b] (2013) [sup][[b]5[/b]: smeghammer: 5][/sup]</text:p>
            <text:p>[b]228. [url=https://forum.zdoom.org/viewtopic.php?f=19&amp;t=46718]Gene-Tech: Before the Storm[/url][/b] (2014) [sup][[b]5[/b]: Graf Zahl: 5][/sup]</text:p>
            <text:p>[b]228. [url=https://www.doomworld.com/idgames/levels/doom2/Ports/megawads/gmp]Good Morning Phobos[/url][/b] (2017) [sup][[b]5[/b]: Bryan T: 5][/sup]</text:p>
            <text:p>[b]228. [url=https://www.doomworld.com/idgames/levels/doom2/deathmatch/Ports/megawads/gw2]Greenwar II[/url][/b] (2009) [sup][[b]5[/b]: Ed: 5][/sup]</text:p>
            <text:p>[b]228. [url=https://www.doomworld.com/files/file/17934-incineration/]Incineration[/url][/b] (2014) [sup][[b]5[/b]: Ryath: 5][/sup]</text:p>
            <text:p>[b]228. [url=https://www.doomworld.com/idgames/levels/doom2/Ports/g-i/inncnx2]Innocence X2[/url][/b] (2016) [sup][[b]5[/b]: Spectra: 5][/sup]</text:p>
            <text:p>[b]228. [url=https://www.doomworld.com/idgames/levels/doom2/m-o/mordeth]Mordeth[/url][/b] (1997) [sup][[b]5[/b]: Vorpal: 5][/sup]</text:p>
            <text:p>[b]228. [url=https://doomwiki.org/wiki/No_Sleep_for_the_Dead]No Sleep for the Dead[/url][/b] (2016) [sup][[b]5[/b]: Omniarch: 5][/sup]</text:p>
            <text:p>[b]228. [url=http://www.mediafire.com/file/fuurx4c98tl198i/One_Doom_s_Day.wad]One Doom's Day[/url][/b] (2013) [sup][[b]5[/b]: Apaul27: 5][/sup]</text:p>
            <text:p>[b]228. [url=https://www.doomworld.com/idgames/levels/doom2/m-o/osiris]Osiris[/url][/b] (1996) [sup][[b]5[/b]: Vorpal: 5][/sup]</text:p>
            <text:p>[b]228. [url=https://www.doomworld.com/idgames/levels/doom2/Ports/p-r/paranoid]Paranoid[/url][/b] (2010) [sup][[b]5[/b]: termrork: 5][/sup]</text:p>
            <text:p>[b]228. [url=https://www.doomworld.com/idgames/levels/doom2/Ports/p-r/planisf2]Planisphere 2[/url][/b] (2012) [sup][[b]5[/b]: ax34: 5][/sup]</text:p>
            <text:p>[b]228. [url=https://www.doomworld.com/vb/wads-mods/67271-project-uber-idgamesd/]Project Uber[/url][/b] (2014) [sup][[b]5[/b]: Rince-wind: 5][/sup]</text:p>
            <text:p>[b]228. [url=https://doomwiki.org/wiki/Return_to_Hadron]Return to Hadron Episode 1[/url][/b] (2015) [sup][[b]5[/b]: Omniarch: 5][/sup]</text:p>
            <text:p>[b]228. [url=https://www.doomworld.com/idgames/levels/doom2/s-u/selfish5]SELFISH5[/url][/b] (2005) [sup][[b]5[/b]: Diabolución: 5][/sup]</text:p>
            <text:p>[b]228. [url=https://www.doomworld.com/idgames/levels/doom2/Ports/s-u/sotnr]Shadows of The Nightmare Realm[/url][/b] (2017) [sup][[b]5[/b]: 4everDoomed: 5][/sup]</text:p>
            <text:p>[b]228. [url=https://www.doomworld.com/idgames/levels/doom/Ports/p-r/pe1_phob]Simply Phobos[/url][/b] (2004) [sup][[b]5[/b]: Diabolución: 5][/sup]</text:p>
            <text:p>[b]228. [url=https://doomwiki.org/wiki/SkePLand]SkePLand[/url][/b] (2011) [sup][[b]5[/b]: vdgg: 5][/sup]</text:p>
            <text:p>[b]228. [url=https://www.doomworld.com/idgames/deathmatch/skulltag/spacedm9]SpaceDM9[/url][/b] (2011) [sup][[b]5[/b]: Ed: 5][/sup]</text:p>
            <text:p>[b]228. [url=https://www.doomworld.com/forum/topic/74280-the-ultimate-doom-ii-doom-ii-levels-remade/]The Ultimate Doom II [/url][/b] (2015) [sup][[b]5[/b]: Ivory Duke: 5][/sup]</text:p>
            <text:p>[b]228. [url=https://www.doomworld.com/forum/topic/115177-three-is-a-crowd-vanilla-megawad-with-three-protagonists-finally-released/]Three Is A Crowd[/url][/b] (2020) [sup][[b]5[/b]: Omniarch: 5][/sup]</text:p>
            <text:p>[b]228. [url=https://www.doomworld.com/forum/topic/111099-psx-doom-megawad-fall-of-triton-remake-triton-ii/]TRITON﻿ II﻿[/url][/b] (2020) [sup][[b]5[/b]: behemoth_667: 5][/sup]</text:p>
            <text:p>[b]228. [url=https://doomwiki.org/wiki/Ultimate_Doom_the_Way_id_Did]Ultimate Doom the Way id Did[/url][/b] (2019) [sup][[b]5[/b]: Omniarch: 5][/sup]</text:p>
            <text:p>[b]228. [url=https://www.doomworld.com/forum/topic/101509-unwelcome-developement-thread-new-map-for-testing/]UNWELCOME[/url][/b] (2018) [sup][[b]5[/b]: Ryath: 5][/sup]</text:p>
            <text:p>[b]228. [url=https://www.doomworld.com/idgames/levels/doom2/Ports/v-z/vulkan]Vulkan Episode 1[/url][/b] (2017) [sup][[b]5[/b]: HyperLuke: 5][/sup]</text:p>
            <text:p>[b]228. [url=https://www.doomworld.com/vb/wads-mods/71259-way-too-many-dead-guys-map05-alpha-available/]Way 2 Many Dead Guys[/url][/b] (2014) [sup][[b]5[/b]: Nancsi: 5][/sup]</text:p>
            <text:p>[b]228. [url=https://www.moddb.com/mods/bloodpack]ZBloodpack[/url][/b] (2005) [sup][[b]5[/b]: smeghammer: 5][/sup]</text:p>
            <text:p>[b]228. [url=https://www.doomworld.com/idgames/levels/doom2/Ports/v-z/zendyn_x]Zen Dynamics[/url][/b] (2005) [sup][[b]5[/b]: Phobus: 4, TechnoDoomed1: 1][/sup]</text:p>
            <text:p>[b]275. [url=https://www.doomworld.com/vb/thread/103867]Akeldama[/url][/b] (2020) [sup][[b]4[/b]: roadworx: 2, Snikle: 2][/sup]</text:p>
            <text:p>[b]275. [url=https://forum.zdoom.org/viewtopic.php?f=19&amp;t=47573#p807968]Ashes 2063 TC[/url][/b] (2018) [sup][[b]4[/b]: rd: 4][/sup]</text:p>
            <text:p>[b]275. [url=https://www.doomworld.com/idgames/levels/doom2/a-c/chord2]Chord 2[/url][/b] (1997) [sup][[b]4[/b]: Paul977: 4][/sup]</text:p>
            <text:p>[b]275. [url=https://www.doomworld.com/files/file/10874-city-of-doom-part-i-beta-1-11/]City of DooM (Part I)[/url][/b] (2000) [sup][[b]4[/b]: ax34: 4][/sup]</text:p>
            <text:p>[b]275. [url=https://www.doomworld.com/idgames/levels/doom2/Ports/a-c/cafebrk1]Coffee Break Episode 1[/url][/b] (2012) [sup][[b]4[/b]: eharper256: 4][/sup]</text:p>
            <text:p>[b]275. [url=https://www.doomworld.com/idgames/levels/doom2/Ports/a-c/c-shock2]Combat Shock 2[/url][/b] (2012) [sup][[b]4[/b]: Cynical: 1, Nate River: 3][/sup]</text:p>
            <text:p>[b]275. [url=https://www.doomworld.com/idgames/levels/doom2/Ports/a-c/crimsonh]Crimson Horizon[/url][/b] (2009) [sup][[b]4[/b]: Paul977: 4][/sup]</text:p>
            <text:p>[b]275. [url=https://www.doomworld.com/idgames/levels/doom2/deathmatch/Ports/megawads/crudream]Crucified Dreams[/url][/b] (2006) [sup][[b]4[/b]: Soundblock: 4][/sup]</text:p>
            <text:p>[b]275. [url=https://www.doomworld.com/forum/topic/106371-czechbox-final-version-available/]CzechBox[/url][/b] (2020) [sup][[b]4[/b]: Willy W.: 4][/sup]</text:p>
            <text:p>[b]275. [url=https://www.doomworld.com/idgames/levels/doom2/Ports/d-f/dcity2_5]Damned City 2[/url][/b] (2019) [sup][[b]4[/b]: ax34: 4][/sup]</text:p>
            <text:p>[b]275. [url=https://www.doomworld.com/idgames/levels/doom2/Ports/d-f/dark7]Dark 7 (with Mission Pack)[/url][/b] (2002) [sup][[b]4[/b]: smeghammer: 4][/sup]</text:p>
            <text:p>[b]275. [url=https://www.doomworld.com/idgames/levels/doom2/Ports/d-f/dor]Dawn of Reality[/url][/b] (2010) [sup][[b]4[/b]: ax34: 4][/sup]</text:p>
            <text:p>[b]275. [url=https://www.doomworld.com/forum/topic/92135-deadair-v2/]dead.air[/url][/b] (2016) [sup][[b]4[/b]: HyperLuke: 2, Lorenz0: 2][/sup]</text:p>
            <text:p>[b]275. [url=https://www.doomworld.com/idgames/levels/doom2/d-f/earth]Earth[/url][/b] (1998) [sup][[b]4[/b]: ShoDemo: 3, TheNerdTurtle2: 1][/sup]</text:p>
            <text:p>[b]275. [url=https://www.doomworld.com/forum/topic/94601-empyrion_v39-14-udmf-coop-maps-with-single-player-support/]Empyrion[/url][/b] (2017) [sup][[b]4[/b]: Gaia74: 4][/sup]</text:p>
            <text:p>[b]275. [url=https://www.doomworld.com/idgames/levels/doom2/Ports/g-i/impencse]Imp Encounter[/url][/b] (2003) [sup][[b]4[/b]: AnonimVio: 4][/sup]</text:p>
            <text:p>[b]275. [url=https://www.doomworld.com/forum/topic/74792-jiffy-bag-a-speedmap-megawad-rc2-released/]Jiffy Bag[/url][/b] (2015) [sup][[b]4[/b]: TheNerdTurtle2: 4][/sup]</text:p>
            <text:p>[b]275. [url=https://www.doomworld.com/idgames/levels/doom2/Ports/j-l/khorus]Khorus[/url][/b] (2012) [sup][[b]4[/b]: NuMetalManiak: 4][/sup]</text:p>
            <text:p>[b]275. [url=https://www.doomworld.com/files/file/15671-mapgame/]Mapgame[/url][/b] (2009) [sup][[b]4[/b]: m8f: 4][/sup]</text:p>
            <text:p>[b]275. [url=https://www.doomworld.com/idgames/levels/doom2/Ports/m-o/nfh2]Neighborhood From Hell[/url][/b] (2012) [sup][[b]4[/b]: ax34: 4][/sup]</text:p>
            <text:p>[b]275. [url=https://www.doomworld.com/idgames/levels/doom2/Ports/megawads/nova2]Nova II: New Dawn[/url][/b] (2015) [sup][[b]4[/b]: Not Jabba: 3, dylux: 1][/sup]</text:p>
            <text:p>[b]275. [url=https://www.doomworld.com/idgames/?id=19249]Preacher[/url][/b] (2018) [sup][[b]4[/b]: DoomDork: 3, Snikle: 1][/sup]</text:p>
            <text:p>[b]275. [url=https://doomwiki.org/wiki/Robocop_Doom]Robocop Doom[/url][/b] (2019) [sup][[b]4[/b]: ax34: 4][/sup]</text:p>
            <text:p>[b]275. [url=https://www.doomworld.com/idgames/levels/doom2/Ports/s-u/sinedie]Sine Die[/url][/b] (2007) [sup][[b]4[/b]: bLOCKbOYgAMES: 4][/sup]</text:p>
            <text:p>[b]275. [url=https://www.doomworld.com/idgames/levels/doom2/Ports/megawads/sf3]Slaughterfest 3[/url][/b] (2018) [sup][[b]4[/b]: Nazgul9: 4][/sup]</text:p>
            <text:p>[b]275. [url=https://www.doomworld.com/idgames/levels/doom2/Ports/megawads/doomtrib]The DOOM Tribute Project[/url][/b] (2016) [sup][[b]4[/b]: ax34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5. [url=https://www.doomworld.com/idgames/levels/doom2/d-f/enigma]The Enigma Episode[/url][/b] (1995) [sup][[b]4[/b]: T-Rex: 3, valkiriforce: 1][/sup]&#10;[b]275. [url=https://www.doomworld.com/idgames/levels/doom/megawads/nmdu]The Ultimate NMD [/url][/b] (2009) [sup][[b]4[/b]: eharper256: 4][/sup]&#10;[b]275. [url=https://zdoom.org/wiki/Town_Infection]Town Infection[/url][/b] (2013) [sup][[b]4[/b]: Dimon12321: 4][/sup]&#10;[b]275. [url=http://odamex.net/boards/index.php?topic=2246.0]UAC Ultra 2[/url][/b] (2013) [sup][[b]4[/b]: Sky: 4][/sup]&#10;[b]275. [url=https://www.doomworld.com/idgames/levels/doom2/Ports/m-o/ma_val]Valhalla[/url][/b] (2010) [sup][[b]4[/b]: 4everDoomed: 4][/sup]&#10;[b]275. [url=https://www.doomworld.com/idgames/levels/doom2/Ports/v-z/vrack]Vrack[/url][/b] (2000) [sup][[b]4[/b]: bzzrak: 4][/sup]&#10;[b]307. [url=https://cloud.mail.ru/public/83f617a62867/1993.WAD]1993[/url][/b] (2014) [sup][[b]3[/b]: Apaul27: 3][/sup]&#10;[b]307. [url=https://www.doomworld.com/forum/topic/93734-doomworld-community-top-wads-of-all-time/?page=4]2castles[/url][/b] (2017) [sup][[b]3[/b]: Soundblock: 3][/sup]&#10;[b]307. [url=https://www.doomworld.com/forum/topic/90605-v04-a-boy-and-his-barrel-a-secret-is-revealed/]A Boy and His Barrel[/url][/b] (2016) [sup][[b]3[/b]: Dragonfly: 3][/sup]&#10;[b]307. [url=https://www.doomworld.com/files/file/18491-absolutely-killed/]Absolutely Killed[/url][/b] (2016) [sup][[b]3[/b]: NoisyVelvet: 3][/sup]&#10;[b]307. [url=https://www.doomworld.com/idgames/levels/doom/Ports/a-c/aaawake]Awakening[/url][/b] (2010) [sup][[b]3[/b]: Graf Zahl: 3][/sup]&#10;[b]307. [url=https://forum.zdoom.org/viewtopic.php?t=47680#p810207]Batman Doom: Reborn[/url][/b] (2015) [sup][[b]3[/b]: ax34: 3][/sup]&#10;[b]307. [url=https://www.doomworld.com/idgames/levels/doom2/Ports/a-c/bbv11]Botanic Biosphere[/url][/b] (2014) [sup][[b]3[/b]: Jaromir Bergmann: 3][/sup]&#10;[b]307. [url=https://www.doomworld.com/idgames/levels/doom2/a-c/chord1]Chord 1[/url][/b] (1997) [sup][[b]3[/b]: Paul977: 3][/sup]&#10;[b]307. [url=https://www.doomworld.com/idgames/levels/doom2/Ports/a-c/chord3]Chord 3[/url][/b] (2000) [sup][[b]3[/b]: Paul977: 3][/sup]&#10;[b]307. [url=https://www.doomworld.com/idgames/levels/doom2/a-c/chordg]Chord G[/url][/b] (1999) [sup][[b]3[/b]: Paul977: 3][/sup]&#10;[b]307. [url=https://www.doomworld.com/idgames/levels/doom2/Ports/a-c/cityass]City Assault[/url][/b] (2013) [sup][[b]3[/b]: ax34: 3][/sup]&#10;[b]307. [url=https://www.doomworld.com/idgames/levels/doom2/Ports/megawads/cchest3]Community Chest 3[/url][/b] (2007) [sup][[b]3[/b]: Mr. Freeze: 3][/sup]&#10;[b]307. [url=https://www.doomworld.com/idgames/levels/doom2/Ports/a-c/crapirc5]Crapi[/url][/b] (2006) [sup][[b]3[/b]: Arbys550: 3][/sup]&#10;[b]307. [url=https://www.doomworld.com/idgames/levels/doom2/d-f/darkcvnt]Dark Covenant[/url][/b] (1996) [sup][[b]3[/b]: NuMetalManiak: 2, bonnie: 1][/sup]&#10;[b]307. [url=https://www.doomworld.com/idgames/levels/doom2/d-f/demondrv]DEMON DRIVER!!!![/url][/b] (2006) [sup][[b]3[/b]: smeghammer: 3][/sup]&#10;[b]307. [url=https://www.doomworld.com/idgames/levels/doom2/Ports/d-f/darknes2]Disciples of Darkness[/url][/b] (2017) [sup][[b]3[/b]: Nirvana: 3][/sup]&#10;[b]307. [url=https://www.doomworld.com/idgames/levels/doom2/Ports/d-f/disjunct]Disjunction[/url][/b] (2017) [sup][[b]3[/b]: Lorenz0: 3][/sup]&#10;[b]307. [url=https://www.doomworld.com/idgames/levels/doom2/d-f/europe]Europe[/url][/b] (2005) [sup][[b]3[/b]: ax34: 3][/sup]&#10;[b]307. [url=https://www.doomworld.com/idgames/levels/doom2/megawads/fragport]Fragport[/url][/b] (2011) [sup][[b]3[/b]: P41R47: 3][/sup]&#10;[b]307. [url=https://forum.zdoom.org/viewtopic.php?f=19&amp;t=13397#p273718]Hell-Forged[/url][/b] (2019) [sup][[b]3[/b]: Woolie Wool: 3][/sup]&#10;[b]307. [url=http://xsnake.free.fr/invasion/shots.htm]Invasion UAC[/url][/b] (2005) [sup][[b]3[/b]: Red-XIII: 3][/sup]&#10;[b]307. [url=https://www.doomworld.com/idgames/levels/doom2/Ports/j-l/los]Legacy of Suffering[/url][/b] (2009) [sup][[b]3[/b]: MFG38: 3][/sup]&#10;[b]307. [url=https://www.moddb.com/mods/brutal-doom/addons/brutalized-doom-and-doom-ii]Maps of Chaos[/url][/b] (2013) [sup][[b]3[/b]: I_Punch_Demons: 3][/sup]&#10;[b]307. [url=https://www.doomworld.com/idgames/levels/doom2/p-r/phobos2]Phobos[/url][/b] (1998) [sup][[b]3[/b]: Jaws In Space: 3][/sup]&#10;[b]307. [url=https://www.doomworld.com/idgames/levels/doom2/megawads/pizzas]Pizza Steve[/url][/b] (2017) [sup][[b]3[/b]: Bryan T: 3][/sup]&#10;[b]307. [url=https://www.doomworld.com/idgames/levels/doom2/Ports/p-r/pleiades]Pleiades[/url][/b] (2000) [sup][[b]3[/b]: ax34: 3][/sup]&#10;[b]307. [url=https://www.doomworld.com/idgames/music/plutmidi]Plutonia MIDI Pack[/url][/b] (2013) [sup][[b]3[/b]: Diabolución: 1, DJVCardMaster: 2][/sup]&#10;[b]307. [url=https://doomwiki.org/wiki/Polygon_Base]Polygon Base[/url][/b] (1996) [sup][[b]3[/b]: roadworx: 3][/sup]&#10;[b]307. [url=https://www.elzee.co.nz/rotttc/index.html]Return of the Triad[/url][/b] (2011) [sup][[b]3[/b]: ax34: 3][/sup]&#10;[b]307. [url=https://www.doomworld.com/idgames/levels/doom2/Ports/p-r/rush]Rush[/url][/b] (2014) [sup][[b]3[/b]: Nirvana: 2, I_Punch_Demons: 1][/sup]&#10;[b]307. [url=https://www.doomworld.com/idgames/levels/hexen/s-u/serpent]Serpent: Resurrection[/url][/b] (2010) [sup][[b]3[/b]: TheMightyHeracross: 3][/sup]&#10;[b]307. [url=https://www.doomworld.com/idgames/levels/doom2/Ports/s-u/t3st]T3ST[/url][/b] (2016) [sup][[b]3[/b]: bzzrak: 3][/sup]&#10;[b]307. [url=https://doomwiki.org/wiki/The_Lost_Episodes_of_Doom]The Lost Episodes of Doom[/url][/b] (1995) [sup][[b]3[/b]: Diabolución: 3][/sup]&#10;[b]307. [url=https://www.doomworld.com/idgames/levels/doom/s-u/smb_v102]The Sky May Be[/url][/b] (1997) [sup][[b]3[/b]: AnonimVio: 3][/sup]&#10;[b]307. [url=https://www.doomworld.com/idgames/levels/doom2/deathmatch/s-u/udm3]Unidoom DM 3[/url][/b] (2004) [sup][[b]3[/b]: Doomkid: 3][/sup]&#10;[b]307. [url=https://www.doomworld.com/idgames/levels/doom2/Ports/v-z/vrack2b]Vrack 2[/url][/b] (2001) [sup][[b]3[/b]: smeghammer: 3][/sup]&#10;[b]343. [url=https://www.doomworld.com/idgames/levels/doom2/megawads/1monster]1 Monster Megawad[/url][/b] (2007) [sup][[b]2[/b]: TheNerdTurtle2: 2][/sup]&#10;[b]343. [url=https://www.doomworld.com/idgames/levels/doom2/megawads/3ha3]3 Heures d'agonie 3[/url][/b] (2017) [sup][[b]2[/b]: Roofi: 2][/sup]&#10;[b]343. [url=https://www.doomworld.com/idgames/levels/doom2/Ports/0-9/30kmaps]30,000 Levels[/url][/b] (2012) [sup][[b]2[/b]: AnonimVio: 2][/sup]&#10;[b]343. [url=https://www.doomworld.com/idgames/levels/doom2/a-c/area51]Area 51[/url][/b] (1997) [sup][[b]2[/b]: Doomkid: 2][/sup]&#10;[b]343. [url=https://www.doomworld.com/idgames/levels/doom2/Ports/a-c/bldstlp]Bloody Steel[/url][/b] (2014) [sup][[b]2[/b]: ella guro: 2][/sup]&#10;[b]343. [url=https://www.doomworld.com/idgames/levels/doom2/Ports/s-u/tcotd]City of the Damned[/url][/b] (2004) [sup][[b]2[/b]: HUNdebLeonidasX: 2][/sup]&#10;[b]343. [url=https://www.doomworld.com/idgames/levels/doom2/megawads/cleim20p]Cleimos 2[/url][/b] (1995) [sup][[b]2[/b]: valkiriforce: 2][/sup]&#10;[b]343. [url=https://www.doomworld.com/forum/topic/116046-dbp26-the-city-of-damned-children/]DBP26: The City of Damned Children[/url][/b] (2020) [sup][[b]2[/b]: Rince-wind: 2][/sup]&#10;[b]343. [url=https://www.doomworld.com/idgames/levels/doom2/megawads/d2reload]Doom 2 Reloaded[/url][/b] (2009) [sup][[b]2[/b]: Odal: 2][/sup]&#10;[b]343. [url=https://doomwiki.org/wiki/Doom_II]Doom II: Hell on Earth[/url][/b] (1994) [sup][[b]2[/b]: Fadri: 2][/sup]&#10;[b]343. [url=https://www.doomworld.com/idgames/levels/doom/megawads/et]Endless Torture[/url][/b] (2015) [sup][[b]2[/b]: soner du: 2][/sup]&#10;[b]343. [url=https://www.doomworld.com/idgames/levels/heretic/Ports/curse]Heretic - Curse of D'sparil[/url][/b] (2010) [sup][[b]2[/b]: JudgeDeadd: 2][/sup]&#10;[b]343. [url=https://www.doomworld.com/files/file/18802-ice-rage/]Ice Rage[/url][/b] (2017) [sup][[b]2[/b]: Chamelenoel: 2][/sup]&#10;[b]343. [url=https://www.doomworld.com/idgames/levels/doom2/Ports/d-f/dmdjm01]Jagermorder: Chemical Lab[/url][/b] (1999) [sup][[b]2[/b]: Soundblock: 2][/sup]&#10;[b]343. [url=https://www.doomworld.com/idgames/levels/doom2/megawads/kssht]Khorus' Speedy Shit[/url][/b] (2011) [sup][[b]2[/b]: Phobus: 2][/sup]&#10;[b]343. [url=https://www.doomworld.com/idgames/levels/doom2/a-c/bldnight]One Bloody Night[/url][/b] (2002) [sup][[b]2[/b]: WH-Wilou84: 1, T-Rex: 1][/sup]&#10;[b]343. [url=https://www.wad-archive.com/wad/be21919b261d404e694dd19e88bfaea2]Rocket Space Jumping[/url][/b] (2007) [sup][[b]2[/b]: Red-XIII: 2][/sup]&#10;[b]343. [url=https://www.doomworld.com/idgames/levels/doom2/0-9/666]Sector 666[/url][/b] (1998) [sup][[b]2[/b]: bzzrak: 2][/sup]&#10;[b]343. [url=https://www.doomworld.com/idgames/levels/doom2/Ports/megawads/mayhem17]Super MAYhem 17[/url][/b] (2017) [sup][[b]2[/b]: Octillion: 2][/sup]&#10;[b]343. [url=https://www.doomworld.com/idgames/levels/doom2/a-c/aboosysv]System Vices[/url][/b] (1996) [sup][[b]2[/b]: Grazza: 2][/sup]&#10;[b]343. [url=https://www.doomworld.com/idgames/themes/university/trinity2]The Unholy Trinity[/url][/b] (1994) [sup][[b]2[/b]: Soundblock: 2][/sup]&#10;[b]343. [url=https://www.doomworld.com/idgames/levels/doom2/Ports/v-z/watrsp]Water Spirit[/url][/b] (2017) [sup][[b]2[/b]: northivanastan: 2][/sup]&#10;[b]365. [url=https://www.doomworld.com/idgames/levels/doom2/Ports/s-u/seasons]4 Seasons of Doom[/url][/b] (2018) [sup][[b]1[/b]: vdgg: 1][/sup]&#10;[b]365. [url=https://www.doomworld.com/idgames/levels/doom2/Ports/a-c/aeternum]Aeternum[/url][/b] (2007) [sup][[b]1[/b]: 42PercentHealth: 1][/sup]&#10;[b]365. [url=https://www.doomworld.com/idgames/levels/doom2/Ports/a-c/bermuda]Bermuda Triangle[/url][/b] (1999) [sup][[b]1[/b]: Doomkid: 1][/sup]&#10;[b]365. [url=https://www.doomworld.com/idgames/levels/doom2/Ports/a-c/chungus]Big Chungus' Symphony[/url][/b] (2019) [sup][[b]1[/b]: Arbys550: 1][/sup]&#10;[b]365. [url=https://www.doomworld.com/idgames/levels/doom2/Ports/a-c/crfe_p1]Can't Run From Evil [/url][/b] (2012) [sup][[b]1[/b]: vdgg: 1][/sup]&#10;[b]365. [url=https://www.doomworld.com/idgames/levels/doom2/Ports/a-c/coecits]Castle of Eternal Carrot in the Sky[/url][/b] (2001) [sup][[b]1[/b]: Jaws In Space: 1][/sup]&#10;[b]365. [url=https://www.doomworld.com/idgames/levels/doom/a-c/cleim10]Cleimos[/url][/b] (1994) [sup][[b]1[/b]: Soundblock: 1][/sup]&#10;[b]365. [url=https://www.doomworld.com/idgames/levels/doom2/Ports/a-c/c-shock]Combat Shock[/url][/b] (2011) [sup][[b]1[/b]: WH-Wilou84: 1][/sup]&#10;[b]365. [url=https://www.doomworld.com/idgames/levels/doom/a-c/acheron]Crossing Acheron[/url][/b] (1994) [sup][[b]1[/b]: joepallai: 1][/sup]&#10;[b]365. [url=https://www.doomworld.com/idgames/levels/doom2/a-c/cygnus20]Cygnus IV[/url][/b] (1997) [sup][[b]1[/b]: Philnemba: 1][/sup]&#10;[b]365. [url=https://s3-eu-west-1.amazonaws.com/dtwid/dtwidmus.zip]dtwidmus.wad﻿[/url][/b] (2011) [sup][[b]1[/b]: Diabolución: 1][/sup]&#10;[b]365. [url=https://www.doomworld.com/idgames/levels/doom/d-f/eternity]Eternity[/url][/b] (1994) [sup][[b]1[/b]: bonnie: 1][/sup]&#10;[b]365. [url=https://www.doomworld.com/forum/topic/101755-exomoon-megawad-directors-cut-release/]Exomoon[/url][/b] (2017) [sup][[b]1[/b]: Lorenz0: 1][/sup]&#10;[b]365. [url=https://www.doomworld.com/idgames/levels/doom/d-f/extremal]Extremal Doom[/url][/b] (2006) [sup][[b]1[/b]: Grazza: 1][/sup]&#10;[b]365. [url=https://www.doomworld.com/idgames/levels/doom2/deathmatch/megawads/gothicdm]Gothic DM[/url][/b] (1997) [sup][[b]1[/b]: Soundblock: 1][/sup]&#10;[b]365. [url=https://www.doomworld.com/idgames/levels/doom2/deathmatch/Ports/g-i/greenwar]Green War[/url][/b] (2002) [sup][[b]1[/b]: joepallai: 1][/sup]&#10;[b]365. [url=https://doomwiki.org/wiki/Grezzo_2]Grezzo 2[/url][/b] (2012) [sup][[b]1[/b]: AnonimVio: 1][/sup]&#10;[b]365. [url=https://www.doomworld.com/idgames/levels/doom2/Ports/j-l/kusok]kusok(Kurashiki's kuso map)[/url][/b] (2013) [sup][[b]1[/b]: Fadri: 1][/sup]&#10;[b]365. [url=https://www.doomworld.com/idgames/levels/doom/j-l/lithe2m1]LithE2M1[/url][/b] (1994) [sup][[b]1[/b]: bzzrak: 1][/sup]&#10;[b]365. [url=https://www.doomworld.com/idgames/levels/doom2/megawads/mlm12]Mini-Level Megawad[/url][/b] (2009) [sup][[b]1[/b]: Phobus: 1][/sup]&#10;[b]365. [url=https://www.doomworld.com/forum/topic/85907-nefertitiwad-6-maps/#comment-1554820]Nefertiti[/url][/b] (2016) [sup][[b]1[/b]: NoisyVelvet: 1][/sup]&#10;[b]365. [url=https://www.doomworld.com/idgames/levels/doom2/m-o/nostromo]Nostromo's Run[/url][/b] (1995) [sup][[b]1[/b]: soner du: 1][/sup]&#10;[b]365. [url=https://www.doomworld.com/idgames/levels/doom2/m-o/obtic11]Obituary[/url][/b] (1995) [sup][[b]1[/b]: T-Rex: 1][/sup]&#10;[b]365. [url=https://doomwiki.org/wiki/Operation:_Biowar]Operation: Biowar[/url][/b] (1999) [sup][[b]1[/b]: roadworx: 1][/sup]&#10;[b]365. [url=http://thekinsie.com/reelism/]Reelism[/url][/b] (2011) [sup][[b]1[/b]: HUNdebLeonidasX: 1][/sup]&#10;[b]365. [url=https://www.doomworld.com/idgames/levels/doom2/Ports/s-u/spagheti]Spicy Evil Spaghetti[/url][/b] (2016) [sup][[b]1[/b]: everennui: 1][/sup]&#10;[b]365. [url=https://doomwiki.org/wiki/SQUARES]SQUARES[/url][/b] (1995) [sup][[b]1[/b]: STILES: 1][/sup]&#10;[b]365. [url=https://doomwiki.org/wiki/The_Alfonzone]The Alfonzone[/url][/b] (2017) [sup][[b]1[/b]: vdgg: 1][/sup]&#10;[b]365. [url=https://www.doomworld.com/idgames/levels/doom2/megawads/darken]The Darkening Episode 1[/url][/b] (1998) [sup][[b]1[/b]: ASaltShaker: 1][/sup]&#10;[b]365. [url=https://www.doomworld.com/idgames/levels/doom2/s-u/tdevil2]The Devilz Work[/url][/b] (2014) [sup][[b]1[/b]: everennui: 1][/sup]&#10;[b]365. [url=https://www.doomworld.com/idgames/levels/doom2/megawads/rebirth]The Rebirth[/url][/b] (2003) [sup][[b]1[/b]: Malrionn: 1][/sup]&#10;[b]365. [url=https://www.doomworld.com/idgames/levels/doom2/s-u/ttp-rp]The Troopers' Playground[/url][/b] (1996) [sup][[b]1[/b]: T-Rex: 1][/sup]&#10;[b]365. [url=https://www.doomworld.com/idgames/levels/doom2/megawads/twzone]The Twilight Zone[/url][/b] (1998) [sup][[b]1[/b]: T-Rex: 1][/sup]&#10;[b]365. [url=https://www.doomworld.com/forum/topic/65009-zdoom-the-ultimate-icon-of-sin/]The Ultimate Icon of Sin[/url][/b] (2013) [sup][[b]1[/b]: Soundblock: 1][/sup]&#10;[b]365. [url=https://www.doomworld.com/idgames/levels/doom/megawads/unalign]UnAligned[/url][/b] (2016) [sup][[b]1[/b]: yakfak: 1][/sup]&#10;[b]365. [url=https://www.doomworld.com/files/file/18387-vispire/]Vispire[/url][/b] (2016) [sup][[b]1[/b]: NoisyVelvet: 1][/sup]&#10;[b]365. [url=https://www.doomworld.com/idgames/levels/doom2/Ports/v-z/whitemar]Whitemare[/url][/b] (2011) [sup][[b]1[/b]: Pierrot: 1][/sup]&#10;&#10;&#10;WADs: 401&#10;Voters: 150" calcext:value-type="string">
            <text:p>[b]275. [url=https://www.doomworld.com/idgames/levels/doom2/d-f/enigma]The Enigma Episode[/url][/b] (1995) [sup][[b]4[/b]: T-Rex: 3, valkiriforce: 1][/sup]</text:p>
            <text:p>[b]275. [url=https://www.doomworld.com/idgames/levels/doom/megawads/nmdu]The Ultimate NMD [/url][/b] (2009) [sup][[b]4[/b]: eharper256: 4][/sup]</text:p>
            <text:p>[b]275. [url=https://zdoom.org/wiki/Town_Infection]Town Infection[/url][/b] (2013) [sup][[b]4[/b]: Dimon12321: 4][/sup]</text:p>
            <text:p>[b]275. [url=http://odamex.net/boards/index.php?topic=2246.0]UAC Ultra 2[/url][/b] (2013) [sup][[b]4[/b]: Sky: 4][/sup]</text:p>
            <text:p>[b]275. [url=https://www.doomworld.com/idgames/levels/doom2/Ports/m-o/ma_val]Valhalla[/url][/b] (2010) [sup][[b]4[/b]: 4everDoomed: 4][/sup]</text:p>
            <text:p>[b]275. [url=https://www.doomworld.com/idgames/levels/doom2/Ports/v-z/vrack]Vrack[/url][/b] (2000) [sup][[b]4[/b]: bzzrak: 4][/sup]</text:p>
            <text:p>[b]307. [url=https://cloud.mail.ru/public/83f617a62867/1993.WAD]1993[/url][/b] (2014) [sup][[b]3[/b]: Apaul27: 3][/sup]</text:p>
            <text:p>[b]307. [url=https://www.doomworld.com/forum/topic/93734-doomworld-community-top-wads-of-all-time/?page=4]2castles[/url][/b] (2017) [sup][[b]3[/b]: Soundblock: 3][/sup]</text:p>
            <text:p>[b]307. [url=https://www.doomworld.com/forum/topic/90605-v04-a-boy-and-his-barrel-a-secret-is-revealed/]A Boy and His Barrel[/url][/b] (2016) [sup][[b]3[/b]: Dragonfly: 3][/sup]</text:p>
            <text:p>[b]307. [url=https://www.doomworld.com/files/file/18491-absolutely-killed/]Absolutely Killed[/url][/b] (2016) [sup][[b]3[/b]: NoisyVelvet: 3][/sup]</text:p>
            <text:p>[b]307. [url=https://www.doomworld.com/idgames/levels/doom/Ports/a-c/aaawake]Awakening[/url][/b] (2010) [sup][[b]3[/b]: Graf Zahl: 3][/sup]</text:p>
            <text:p>[b]307. [url=https://forum.zdoom.org/viewtopic.php?t=47680#p810207]Batman Doom: Reborn[/url][/b] (2015) [sup][[b]3[/b]: ax34: 3][/sup]</text:p>
            <text:p>[b]307. [url=https://www.doomworld.com/idgames/levels/doom2/Ports/a-c/bbv11]Botanic Biosphere[/url][/b] (2014) [sup][[b]3[/b]: Jaromir Bergmann: 3][/sup]</text:p>
            <text:p>[b]307. [url=https://www.doomworld.com/idgames/levels/doom2/a-c/chord1]Chord 1[/url][/b] (1997) [sup][[b]3[/b]: Paul977: 3][/sup]</text:p>
            <text:p>[b]307. [url=https://www.doomworld.com/idgames/levels/doom2/Ports/a-c/chord3]Chord 3[/url][/b] (2000) [sup][[b]3[/b]: Paul977: 3][/sup]</text:p>
            <text:p>[b]307. [url=https://www.doomworld.com/idgames/levels/doom2/a-c/chordg]Chord G[/url][/b] (1999) [sup][[b]3[/b]: Paul977: 3][/sup]</text:p>
            <text:p>[b]307. [url=https://www.doomworld.com/idgames/levels/doom2/Ports/a-c/cityass]City Assault[/url][/b] (2013) [sup][[b]3[/b]: ax34: 3][/sup]</text:p>
            <text:p>[b]307. [url=https://www.doomworld.com/idgames/levels/doom2/Ports/megawads/cchest3]Community Chest 3[/url][/b] (2007) [sup][[b]3[/b]: Mr. Freeze: 3][/sup]</text:p>
            <text:p>[b]307. [url=https://www.doomworld.com/idgames/levels/doom2/Ports/a-c/crapirc5]Crapi[/url][/b] (2006) [sup][[b]3[/b]: Arbys550: 3][/sup]</text:p>
            <text:p>[b]307. [url=https://www.doomworld.com/idgames/levels/doom2/d-f/darkcvnt]Dark Covenant[/url][/b] (1996) [sup][[b]3[/b]: NuMetalManiak: 2, bonnie: 1][/sup]</text:p>
            <text:p>[b]307. [url=https://www.doomworld.com/idgames/levels/doom2/d-f/demondrv]DEMON DRIVER!!!![/url][/b] (2006) [sup][[b]3[/b]: smeghammer: 3][/sup]</text:p>
            <text:p>[b]307. [url=https://www.doomworld.com/idgames/levels/doom2/Ports/d-f/darknes2]Disciples of Darkness[/url][/b] (2017) [sup][[b]3[/b]: Nirvana: 3][/sup]</text:p>
            <text:p>[b]307. [url=https://www.doomworld.com/idgames/levels/doom2/Ports/d-f/disjunct]Disjunction[/url][/b] (2017) [sup][[b]3[/b]: Lorenz0: 3][/sup]</text:p>
            <text:p>[b]307. [url=https://www.doomworld.com/idgames/levels/doom2/d-f/europe]Europe[/url][/b] (2005) [sup][[b]3[/b]: ax34: 3][/sup]</text:p>
            <text:p>[b]307. [url=https://www.doomworld.com/idgames/levels/doom2/megawads/fragport]Fragport[/url][/b] (2011) [sup][[b]3[/b]: P41R47: 3][/sup]</text:p>
            <text:p>[b]307. [url=https://forum.zdoom.org/viewtopic.php?f=19&amp;t=13397#p273718]Hell-Forged[/url][/b] (2019) [sup][[b]3[/b]: Woolie Wool: 3][/sup]</text:p>
            <text:p>[b]307. [url=http://xsnake.free.fr/invasion/shots.htm]Invasion UAC[/url][/b] (2005) [sup][[b]3[/b]: Red-XIII: 3][/sup]</text:p>
            <text:p>[b]307. [url=https://www.doomworld.com/idgames/levels/doom2/Ports/j-l/los]Legacy of Suffering[/url][/b] (2009) [sup][[b]3[/b]: MFG38: 3][/sup]</text:p>
            <text:p>[b]307. [url=https://www.moddb.com/mods/brutal-doom/addons/brutalized-doom-and-doom-ii]Maps of Chaos[/url][/b] (2013) [sup][[b]3[/b]: I_Punch_Demons: 3][/sup]</text:p>
            <text:p>[b]307. [url=https://www.doomworld.com/idgames/levels/doom2/p-r/phobos2]Phobos[/url][/b] (1998) [sup][[b]3[/b]: Jaws In Space: 3][/sup]</text:p>
            <text:p>[b]307. [url=https://www.doomworld.com/idgames/levels/doom2/megawads/pizzas]Pizza Steve[/url][/b] (2017) [sup][[b]3[/b]: Bryan T: 3][/sup]</text:p>
            <text:p>[b]307. [url=https://www.doomworld.com/idgames/levels/doom2/Ports/p-r/pleiades]Pleiades[/url][/b] (2000) [sup][[b]3[/b]: ax34: 3][/sup]</text:p>
            <text:p>[b]307. [url=https://www.doomworld.com/idgames/music/plutmidi]Plutonia MIDI Pack[/url][/b] (2013) [sup][[b]3[/b]: Diabolución: 1, DJVCardMaster: 2][/sup]</text:p>
            <text:p>[b]307. [url=https://doomwiki.org/wiki/Polygon_Base]Polygon Base[/url][/b] (1996) [sup][[b]3[/b]: roadworx: 3][/sup]</text:p>
            <text:p>[b]307. [url=https://www.elzee.co.nz/rotttc/index.html]Return of the Triad[/url][/b] (2011) [sup][[b]3[/b]: ax34: 3][/sup]</text:p>
            <text:p>[b]307. [url=https://www.doomworld.com/idgames/levels/doom2/Ports/p-r/rush]Rush[/url][/b] (2014) [sup][[b]3[/b]: Nirvana: 2, I_Punch_Demons: 1][/sup]</text:p>
            <text:p>[b]307. [url=https://www.doomworld.com/idgames/levels/hexen/s-u/serpent]Serpent: Resurrection[/url][/b] (2010) [sup][[b]3[/b]: TheMightyHeracross: 3][/sup]</text:p>
            <text:p>[b]307. [url=https://www.doomworld.com/idgames/levels/doom2/Ports/s-u/t3st]T3ST[/url][/b] (2016) [sup][[b]3[/b]: bzzrak: 3][/sup]</text:p>
            <text:p>[b]307. [url=https://doomwiki.org/wiki/The_Lost_Episodes_of_Doom]The Lost Episodes of Doom[/url][/b] (1995) [sup][[b]3[/b]: Diabolución: 3][/sup]</text:p>
            <text:p>[b]307. [url=https://www.doomworld.com/idgames/levels/doom/s-u/smb_v102]The Sky May Be[/url][/b] (1997) [sup][[b]3[/b]: AnonimVio: 3][/sup]</text:p>
            <text:p>[b]307. [url=https://www.doomworld.com/idgames/levels/doom2/deathmatch/s-u/udm3]Unidoom DM 3[/url][/b] (2004) [sup][[b]3[/b]: Doomkid: 3][/sup]</text:p>
            <text:p>[b]307. [url=https://www.doomworld.com/idgames/levels/doom2/Ports/v-z/vrack2b]Vrack 2[/url][/b] (2001) [sup][[b]3[/b]: smeghammer: 3][/sup]</text:p>
            <text:p>[b]343. [url=https://www.doomworld.com/idgames/levels/doom2/megawads/1monster]1 Monster Megawad[/url][/b] (2007) [sup][[b]2[/b]: TheNerdTurtle2: 2][/sup]</text:p>
            <text:p>[b]343. [url=https://www.doomworld.com/idgames/levels/doom2/megawads/3ha3]3 Heures d'agonie 3[/url][/b] (2017) [sup][[b]2[/b]: Roofi: 2][/sup]</text:p>
            <text:p>[b]343. [url=https://www.doomworld.com/idgames/levels/doom2/Ports/0-9/30kmaps]30,000 Levels[/url][/b] (2012) [sup][[b]2[/b]: AnonimVio: 2][/sup]</text:p>
            <text:p>[b]343. [url=https://www.doomworld.com/idgames/levels/doom2/a-c/area51]Area 51[/url][/b] (1997) [sup][[b]2[/b]: Doomkid: 2][/sup]</text:p>
            <text:p>[b]343. [url=https://www.doomworld.com/idgames/levels/doom2/Ports/a-c/bldstlp]Bloody Steel[/url][/b] (2014) [sup][[b]2[/b]: ella guro: 2][/sup]</text:p>
            <text:p>[b]343. [url=https://www.doomworld.com/idgames/levels/doom2/Ports/s-u/tcotd]City of the Damned[/url][/b] (2004) [sup][[b]2[/b]: HUNdebLeonidasX: 2][/sup]</text:p>
            <text:p>[b]343. [url=https://www.doomworld.com/idgames/levels/doom2/megawads/cleim20p]Cleimos 2[/url][/b] (1995) [sup][[b]2[/b]: valkiriforce: 2][/sup]</text:p>
            <text:p>[b]343. [url=https://www.doomworld.com/forum/topic/116046-dbp26-the-city-of-damned-children/]DBP26: The City of Damned Children[/url][/b] (2020) [sup][[b]2[/b]: Rince-wind: 2][/sup]</text:p>
            <text:p>[b]343. [url=https://www.doomworld.com/idgames/levels/doom2/megawads/d2reload]Doom 2 Reloaded[/url][/b] (2009) [sup][[b]2[/b]: Odal: 2][/sup]</text:p>
            <text:p>[b]343. [url=https://doomwiki.org/wiki/Doom_II]Doom II: Hell on Earth[/url][/b] (1994) [sup][[b]2[/b]: Fadri: 2][/sup]</text:p>
            <text:p>[b]343. [url=https://www.doomworld.com/idgames/levels/doom/megawads/et]Endless Torture[/url][/b] (2015) [sup][[b]2[/b]: soner du: 2][/sup]</text:p>
            <text:p>[b]343. [url=https://www.doomworld.com/idgames/levels/heretic/Ports/curse]Heretic - Curse of D'sparil[/url][/b] (2010) [sup][[b]2[/b]: JudgeDeadd: 2][/sup]</text:p>
            <text:p>[b]343. [url=https://www.doomworld.com/files/file/18802-ice-rage/]Ice Rage[/url][/b] (2017) [sup][[b]2[/b]: Chamelenoel: 2][/sup]</text:p>
            <text:p>[b]343. [url=https://www.doomworld.com/idgames/levels/doom2/Ports/d-f/dmdjm01]Jagermorder: Chemical Lab[/url][/b] (1999) [sup][[b]2[/b]: Soundblock: 2][/sup]</text:p>
            <text:p>[b]343. [url=https://www.doomworld.com/idgames/levels/doom2/megawads/kssht]Khorus' Speedy Shit[/url][/b] (2011) [sup][[b]2[/b]: Phobus: 2][/sup]</text:p>
            <text:p>[b]343. [url=https://www.doomworld.com/idgames/levels/doom2/a-c/bldnight]One Bloody Night[/url][/b] (2002) [sup][[b]2[/b]: WH-Wilou84: 1, T-Rex: 1][/sup]</text:p>
            <text:p>[b]343. [url=https://www.wad-archive.com/wad/be21919b261d404e694dd19e88bfaea2]Rocket Space Jumping[/url][/b] (2007) [sup][[b]2[/b]: Red-XIII: 2][/sup]</text:p>
            <text:p>[b]343. [url=https://www.doomworld.com/idgames/levels/doom2/0-9/666]Sector 666[/url][/b] (1998) [sup][[b]2[/b]: bzzrak: 2][/sup]</text:p>
            <text:p>[b]343. [url=https://www.doomworld.com/idgames/levels/doom2/Ports/megawads/mayhem17]Super MAYhem 17[/url][/b] (2017) [sup][[b]2[/b]: Octillion: 2][/sup]</text:p>
            <text:p>[b]343. [url=https://www.doomworld.com/idgames/levels/doom2/a-c/aboosysv]System Vices[/url][/b] (1996) [sup][[b]2[/b]: Grazza: 2][/sup]</text:p>
            <text:p>[b]343. [url=https://www.doomworld.com/idgames/themes/university/trinity2]The Unholy Trinity[/url][/b] (1994) [sup][[b]2[/b]: Soundblock: 2][/sup]</text:p>
            <text:p>[b]343. [url=https://www.doomworld.com/idgames/levels/doom2/Ports/v-z/watrsp]Water Spirit[/url][/b] (2017) [sup][[b]2[/b]: northivanastan: 2][/sup]</text:p>
            <text:p>[b]365. [url=https://www.doomworld.com/idgames/levels/doom2/Ports/s-u/seasons]4 Seasons of Doom[/url][/b] (2018) [sup][[b]1[/b]: vdgg: 1][/sup]</text:p>
            <text:p>[b]365. [url=https://www.doomworld.com/idgames/levels/doom2/Ports/a-c/aeternum]Aeternum[/url][/b] (2007) [sup][[b]1[/b]: 42PercentHealth: 1][/sup]</text:p>
            <text:p>[b]365. [url=https://www.doomworld.com/idgames/levels/doom2/Ports/a-c/bermuda]Bermuda Triangle[/url][/b] (1999) [sup][[b]1[/b]: Doomkid: 1][/sup]</text:p>
            <text:p>[b]365. [url=https://www.doomworld.com/idgames/levels/doom2/Ports/a-c/chungus]Big Chungus' Symphony[/url][/b] (2019) [sup][[b]1[/b]: Arbys550: 1][/sup]</text:p>
            <text:p>[b]365. [url=https://www.doomworld.com/idgames/levels/doom2/Ports/a-c/crfe_p1]Can't Run From Evil [/url][/b] (2012) [sup][[b]1[/b]: vdgg: 1][/sup]</text:p>
            <text:p>[b]365. [url=https://www.doomworld.com/idgames/levels/doom2/Ports/a-c/coecits]Castle of Eternal Carrot in the Sky[/url][/b] (2001) [sup][[b]1[/b]: Jaws In Space: 1][/sup]</text:p>
            <text:p>[b]365. [url=https://www.doomworld.com/idgames/levels/doom/a-c/cleim10]Cleimos[/url][/b] (1994) [sup][[b]1[/b]: Soundblock: 1][/sup]</text:p>
            <text:p>[b]365. [url=https://www.doomworld.com/idgames/levels/doom2/Ports/a-c/c-shock]Combat Shock[/url][/b] (2011) [sup][[b]1[/b]: WH-Wilou84: 1][/sup]</text:p>
            <text:p>[b]365. [url=https://www.doomworld.com/idgames/levels/doom/a-c/acheron]Crossing Acheron[/url][/b] (1994) [sup][[b]1[/b]: joepallai: 1][/sup]</text:p>
            <text:p>[b]365. [url=https://www.doomworld.com/idgames/levels/doom2/a-c/cygnus20]Cygnus IV[/url][/b] (1997) [sup][[b]1[/b]: Philnemba: 1][/sup]</text:p>
            <text:p>[b]365. [url=https://s3-eu-west-1.amazonaws.com/dtwid/dtwidmus.zip]dtwidmus.wad﻿[/url][/b] (2011) [sup][[b]1[/b]: Diabolución: 1][/sup]</text:p>
            <text:p>[b]365. [url=https://www.doomworld.com/idgames/levels/doom/d-f/eternity]Eternity[/url][/b] (1994) [sup][[b]1[/b]: bonnie: 1][/sup]</text:p>
            <text:p>[b]365. [url=https://www.doomworld.com/forum/topic/101755-exomoon-megawad-directors-cut-release/]Exomoon[/url][/b] (2017) [sup][[b]1[/b]: Lorenz0: 1][/sup]</text:p>
            <text:p>[b]365. [url=https://www.doomworld.com/idgames/levels/doom/d-f/extremal]Extremal Doom[/url][/b] (2006) [sup][[b]1[/b]: Grazza: 1][/sup]</text:p>
            <text:p>[b]365. [url=https://www.doomworld.com/idgames/levels/doom2/deathmatch/megawads/gothicdm]Gothic DM[/url][/b] (1997) [sup][[b]1[/b]: Soundblock: 1][/sup]</text:p>
            <text:p>[b]365. [url=https://www.doomworld.com/idgames/levels/doom2/deathmatch/Ports/g-i/greenwar]Green War[/url][/b] (2002) [sup][[b]1[/b]: joepallai: 1][/sup]</text:p>
            <text:p>[b]365. [url=https://doomwiki.org/wiki/Grezzo_2]Grezzo 2[/url][/b] (2012) [sup][[b]1[/b]: AnonimVio: 1][/sup]</text:p>
            <text:p>[b]365. [url=https://www.doomworld.com/idgames/levels/doom2/Ports/j-l/kusok]kusok(Kurashiki's kuso map)[/url][/b] (2013) [sup][[b]1[/b]: Fadri: 1][/sup]</text:p>
            <text:p>[b]365. [url=https://www.doomworld.com/idgames/levels/doom/j-l/lithe2m1]LithE2M1[/url][/b] (1994) [sup][[b]1[/b]: bzzrak: 1][/sup]</text:p>
            <text:p>[b]365. [url=https://www.doomworld.com/idgames/levels/doom2/megawads/mlm12]Mini-Level Megawad[/url][/b] (2009) [sup][[b]1[/b]: Phobus: 1][/sup]</text:p>
            <text:p>[b]365. [url=https://www.doomworld.com/forum/topic/85907-nefertitiwad-6-maps/#comment-1554820]Nefertiti[/url][/b] (2016) [sup][[b]1[/b]: NoisyVelvet: 1][/sup]</text:p>
            <text:p>[b]365. [url=https://www.doomworld.com/idgames/levels/doom2/m-o/nostromo]Nostromo's Run[/url][/b] (1995) [sup][[b]1[/b]: soner du: 1][/sup]</text:p>
            <text:p>[b]365. [url=https://www.doomworld.com/idgames/levels/doom2/m-o/obtic11]Obituary[/url][/b] (1995) [sup][[b]1[/b]: T-Rex: 1][/sup]</text:p>
            <text:p>[b]365. [url=https://doomwiki.org/wiki/Operation:_Biowar]Operation: Biowar[/url][/b] (1999) [sup][[b]1[/b]: roadworx: 1][/sup]</text:p>
            <text:p>[b]365. [url=http://thekinsie.com/reelism/]Reelism[/url][/b] (2011) [sup][[b]1[/b]: HUNdebLeonidasX: 1][/sup]</text:p>
            <text:p>[b]365. [url=https://www.doomworld.com/idgames/levels/doom2/Ports/s-u/spagheti]Spicy Evil Spaghetti[/url][/b] (2016) [sup][[b]1[/b]: everennui: 1][/sup]</text:p>
            <text:p>[b]365. [url=https://doomwiki.org/wiki/SQUARES]SQUARES[/url][/b] (1995) [sup][[b]1[/b]: STILES: 1][/sup]</text:p>
            <text:p>[b]365. [url=https://doomwiki.org/wiki/The_Alfonzone]The Alfonzone[/url][/b] (2017) [sup][[b]1[/b]: vdgg: 1][/sup]</text:p>
            <text:p>[b]365. [url=https://www.doomworld.com/idgames/levels/doom2/megawads/darken]The Darkening Episode 1[/url][/b] (1998) [sup][[b]1[/b]: ASaltShaker: 1][/sup]</text:p>
            <text:p>[b]365. [url=https://www.doomworld.com/idgames/levels/doom2/s-u/tdevil2]The Devilz Work[/url][/b] (2014) [sup][[b]1[/b]: everennui: 1][/sup]</text:p>
            <text:p>[b]365. [url=https://www.doomworld.com/idgames/levels/doom2/megawads/rebirth]The Rebirth[/url][/b] (2003) [sup][[b]1[/b]: Malrionn: 1][/sup]</text:p>
            <text:p>[b]365. [url=https://www.doomworld.com/idgames/levels/doom2/s-u/ttp-rp]The Troopers' Playground[/url][/b] (1996) [sup][[b]1[/b]: T-Rex: 1][/sup]</text:p>
            <text:p>[b]365. [url=https://www.doomworld.com/idgames/levels/doom2/megawads/twzone]The Twilight Zone[/url][/b] (1998) [sup][[b]1[/b]: T-Rex: 1][/sup]</text:p>
            <text:p>[b]365. [url=https://www.doomworld.com/forum/topic/65009-zdoom-the-ultimate-icon-of-sin/]The Ultimate Icon of Sin[/url][/b] (2013) [sup][[b]1[/b]: Soundblock: 1][/sup]</text:p>
            <text:p>[b]365. [url=https://www.doomworld.com/idgames/levels/doom/megawads/unalign]UnAligned[/url][/b] (2016) [sup][[b]1[/b]: yakfak: 1][/sup]</text:p>
            <text:p>[b]365. [url=https://www.doomworld.com/files/file/18387-vispire/]Vispire[/url][/b] (2016) [sup][[b]1[/b]: NoisyVelvet: 1][/sup]</text:p>
            <text:p>[b]365. [url=https://www.doomworld.com/idgames/levels/doom2/Ports/v-z/whitemar]Whitemare[/url][/b] (2011) [sup][[b]1[/b]: Pierrot: 1][/sup]</text:p>
            <text:p/>
            <text:p/>
            <text:p>WADs: 401</text:p>
            <text:p>Voters: 15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" calcext:value-type="string">
            <text:p>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" calcext:value-type="string">
            <text:p>[b]5. [url=https://www.doomworld.com/idgames/levels/doom2/megawads/scythe]Scythe[/url][/b] (2003) [sup][[b]326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" calcext:value-type="string">
            <text:p>[b]6. [url=https://www.doomworld.com/idgames/levels/doom2/megawads/btsx_e1]Back to Saturn X E1: Get Out of My Stations[/url][/b] (2012) [sup][[b]25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17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, Fadri: 7][/sup]" calcext:value-type="string">
            <text:p>[b]8. [url=https://www.doomworld.com/forum/topic/103425-final-release-eviternity/]Eviternity[/url][/b] (2018) [sup][[b]217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, Fad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" calcext:value-type="string">
            <text:p>[b]9. [url=https://www.doomworld.com/idgames/levels/doom2/Ports/megawads/gd]Going Down[/url][/b] (2014) [sup][[b]181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, Fadr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10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" calcext:value-type="string"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" calcext:value-type="string"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" calcext:value-type="string"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" calcext:value-type="string">
            <text:p>[b]21. [url=https://www.doomworld.com/idgames/themes/TeamTNT/eternal/eternal]Eternal Doom[/url][/b] (1996) [sup][[b]76[/b]: Vorpal: 5, 7hm: 5, T-Rex: 5, Woolie Wool: 7, Greyenko: 1, valkiriforce: 6, Octillion: 6, Polri: 3, CinnamonKilljoy: 3, joepallai: 3, A.H. Sankhatayan: 8, Willy W.: 9, Andromeda: 8, vdgg: 1, dei_eldren: 4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2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2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" calcext:value-type="string">
            <text:p>[b]24. [url=https://www.doomworld.com/idgames/levels/doom2/Ports/p-r/pirates]Pirate Doom[/url][/b] (2013) [sup][[b]73[/b]: Jaws In Space: 10, Dime: 5, Phobus: 6, Dragonfly: 7, Soundblock: 2, Arbys550: 6, Rince-wind: 5, CinnamonKilljoy: 7, Payload4367: 6, SilverMiner: 5, SOSU: 10, Sotenga: 2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" calcext:value-type="string">
            <text:p>[b]25. [url=https://www.doomworld.com/idgames/levels/doom2/Ports/megawads/jpcp]Japanese Community Project (JPCP)[/url][/b] (2016) [sup][[b]71[/b]: Not Jabba: 6, Archvile Hunter: 5, antares031: 5, ella guro: 7, JudgeDeadd: 2, Soundblock: 1, Payload4367: 1, Tartlman: 6, rd: 4, I_Punch_Demons: 4, DOEL: 4, Endless: 5, Boy: 5, Sotenga: 1, northivanastan: 9, Fad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" calcext:value-type="string">
            <text:p>[b]26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6. [url=https://www.doomworld.com/idgames/levels/doom/Ports/megawads/neis]No End in Sight[/url][/b] (2016) [sup][[b]67[/b]: Not Jabba: 5, Vorpal: 5, ella guro: 6, yakfak: 9, NoisyVelvet: 1, STILES: 6, Polri: 5, Tartlman: 6, Worm318: 9, Omniarch: 10, Ryath: 5][/sup]" calcext:value-type="string">
            <text:p>[b]26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8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" calcext:value-type="string">
            <text:p>[b]29. [url=https://www.romerogames.ie/si6il/]SIGIL[/url][/b] (2019) [sup][[b]64[/b]: Diabolución: 10, 4everDoomed: 4, Jaromir Bergmann: 10, STILES: 2, termrork: 5, Worm318: 2, Deadwing: 6, &lt;&lt;Rewind: 2, DooM Bear: 7, northivanastan: 5, dei_eldren: 8, Fadri: 2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" calcext:value-type="string">
            <text:p>[b]30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31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d2twid]Doom II the Way id Did[/url][/b] (2013) [sup][[b]59[/b]: Dime: 8, NoisyVelvet: 5, pcorf: 5, purist: 10, Polri: 3, CinnamonKilljoy: 8, Makedounia: 5, Endless: 3, Marn: 5, Warrex: 2, E.M.: 5][/sup]" calcext:value-type="string">
            <text:p>[b]32. [url=https://www.doomworld.com/idgames/levels/doom2/megawads/d2twid]Doom II the Way id Did[/url][/b] (2013) [sup][[b]59[/b]: Dime: 8, NoisyVelvet: 5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doomwiki.org/wiki/No_Rest_for_the_Living]No Rest for the Living[/url][/b] (2010) [sup][[b]55[/b]: Vorpal: 5, Nancsi: 9, ReaperAA: 2, Diabolución: 10, 4everDoomed: 7, STILES: 7, CinnamonKilljoy: 3, Endless: 6, waciej: 2, Fadri: 4][/sup]" calcext:value-type="string">
            <text:p>[b]33. [url=https://doomwiki.org/wiki/No_Rest_for_the_Living]No Rest for the Living[/url][/b] (2010) [sup][[b]55[/b]: Vorpal: 5, Nancsi: 9, ReaperAA: 2, Diabolución: 10, 4everDoomed: 7, STILES: 7, CinnamonKilljoy: 3, Endless: 6, waciej: 2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54[/b]: Not Jabba: 7, Spectre01: 2, ella guro: 10, yakfak: 10, Rince-wind: 5, Hansen79: 5, P41R47: 7, SOSU: 8][/sup]" calcext:value-type="string">
            <text:p>[b]35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6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idgames/levels/doom2/Ports/j-l/lunatic]Lunatic[/url][/b] (2011) [sup][[b]45[/b]: Cynical: 6, Dime: 9, Nate River: 4, Poncho: 5, Gaia74: 3, Deflektor: 8, Marn: 5, Boy: 5][/sup]" calcext:value-type="string">
            <text:p>[b]39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levels/doom2/Ports/megawads/strg]Struggle - Antaresian Legacy[/url][/b] (2018) [sup][[b]44[/b]: Budoka: 10, Jaromir Bergmann: 6, Payload4367: 3, Deadwing: 6, Snikle: 7, Omniarch: 5, Dimon12321: 7][/sup]" calcext:value-type="string">
            <text:p>[b]41. [url=https://www.doomworld.com/idgames/levels/doom2/Ports/megawads/strg]Struggle - Antaresian Legacy[/url][/b] (2018) [sup][[b]44[/b]: Budoka: 10, Jaromir Bergmann: 6, Payload4367: 3, Deadwing: 6, Snikle: 7, Omniarch: 5, Dimon1232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1. [url=https://www.doomworld.com/forum/topic/62496-winters-fury/]Winter's Fury[/url][/b] (2012) [sup][[b]44[/b]: Dragonfly: 5, TechnoDoomed1: 10, Lorenz0: 7, Octillion: 7, OniriA: 3, Ivory Duke: 3, ASaltShaker: 9][/sup]" calcext:value-type="string">
            <text:p>[b]41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3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5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megawads/strain10]STRAIN[/url][/b] (1997) [sup][[b]37[/b]: Grazza: 6, ella guro: 4, JudgeDeadd: 1, T-Rex: 1, Squadallah: 9, smeghammer: 5, vdgg: 1, Ryath: 10][/sup]" calcext:value-type="string">
            <text:p>[b]45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5. [url=https://doomwiki.org/wiki/The_Plutonia_Experiment]The Plutonia Experiment[/url][/b] (1996) [sup][[b]37[/b]: guitardz: 5, purist: 5, termrork: 5, Tartlman: 1, Worm318: 2, Deadwing: 10, northivanastan: 4, Fadri: 5][/sup]" calcext:value-type="string">
            <text:p>[b]45. [url=https://doomwiki.org/wiki/The_Plutonia_Experiment]The Plutonia Experiment[/url][/b] (1996) [sup][[b]37[/b]: guitardz: 5, purist: 5, termrork: 5, Tartlman: 1, Worm318: 2, Deadwing: 10, northivanastan: 4, Fad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2/Ports/d-f/equinox]Equinox[/url][/b] (2001) [sup][[b]36[/b]: Sky: 5, Grazza: 9, ella guro: 5, A.H. Sankhatayan: 7, AtticTelephone: 5, Boy: 5][/sup]" calcext:value-type="string">
            <text:p>[b]48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themes/TeamTNT/icarus/icarus]Icarus: Alien Vanguard[/url][/b] (1996) [sup][[b]36[/b]: Ralphis: 6, Grazza: 8, T-Rex: 3, valkiriforce: 8, A.H. Sankhatayan: 10, Dimon12321: 1][/sup]" calcext:value-type="string">
            <text:p>[b]48. [url=https://www.doomworld.com/idgames/themes/TeamTNT/icarus/icarus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50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0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0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://www.moddb.com/mods/brutal-doom/downloads/brutal-doom-hell-on-earth-starter-pack]Brutal Doom: Hell on Earth Starter Pack (Extermination Day)[/url][/b] (2015) [sup][[b]29[/b]: TechnoDoomed1: 9, Squadallah: 8, DoomDork: 2, Deflektor: 4, behemoth_667: 6][/sup]" calcext:value-type="string"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7. [url=https://www.doomworld.com/forum/topic/105215-lost-civilization-22-map-fun-and-nonlinear-megawad-now-with-download-link/]Lost civilization[/url][/b] (2019) [sup][[b]29[/b]: OniriA: 9, rd: 6, Endless: 8, Snikle: 6][/sup]" calcext:value-type="string">
            <text:p>[b]57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57. [url=https://www.doomworld.com/idgames/levels/doom2/Ports/s-u/unloved]Unloved[/url][/b] (2010) [sup][[b]29[/b]: MFG38: 1, everennui: 8, bonnie: 10, TechnoDoomed1: 3, Payload4367: 2, Dimon12321: 5][/sup]" calcext:value-type="string">
            <text:p>[b]57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megawads/zone300]Zone 300[/url][/b] (2013) [sup][[b]28[/b]: Voltcom9: 8, Soundblock: 3, Bryan T: 2, purist: 3, maxmanium: 8, ASaltShaker: 4][/sup]" calcext:value-type="string">
            <text:p>[b]61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idgames/levels/doom2/Ports/a-c/breach]Breach[/url][/b] (2015) [sup][[b]27[/b]: Jaws In Space: 7, Dime: 10, guitardz: 2, Nancsi: 1, Jaromir Bergmann: 4, smeghammer: 3][/sup]" calcext:value-type="string">
            <text:p>[b]62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s://www.doomworld.com/forum/topic/109216-doom-zero-launch-and-celebrating-25-years-of-doom-ii/]Doom Zero[/url][/b] (2019) [sup][[b]25[/b]: ReaperAA: 3, maxmanium: 2, CinnamonKilljoy: 8, Warrex: 10, Horus: 2][/sup]" calcext:value-type="string">
            <text:p>[b]63. [url=https://www.doomworld.com/forum/topic/109216-doom-zero-launch-and-celebrating-25-years-of-doom-ii/]Doom Zero[/url][/b] (2019) [sup][[b]25[/b]: ReaperAA: 3,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6. [url=https://www.doomworld.com/idgames/levels/doom2/Ports/megawads/ngmvmt2]Newgothic Movement 2[/url][/b] (2017) [sup][[b]24[/b]: Nine Inch Heels: 8, ShoDemo: 2, Outrageous Videos: 9, Nazgul9: 5][/sup]" calcext:value-type="string">
            <text:p>[b]66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6. [url=http://www.mustaine.com/about/video-game-work/perditions-gate/]Perdition's Gate[/url][/b] (1996) [sup][[b]24[/b]: Vorpal: 5, Nate River: 1, bonnie: 10, P41R47: 3, E.M.: 5][/sup]" calcext:value-type="string">
            <text:p>[b]66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6. [url=https://www.doomworld.com/idgames/levels/doom2/Ports/v-z/violence]Violence[/url][/b] (2015) [sup][[b]24[/b]: Chamelenoel: 10, everennui: 4, Nate River: 2, Lorenz0: 4, rd: 4][/sup]" calcext:value-type="string">
            <text:p>[b]66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forum/topic/103075-deathless-an-ultimate-doom-megawad-rc4/]Deathless[/url][/b] (2018) [sup][[b]23[/b]: TheMightyHeracross: 2, ReaperAA: 1, Worm318: 3, Makedounia: 9, Deadwing: 2, Warrex: 5, SOSU: 1][/sup]" calcext:value-type="string">
            <text:p>[b]69. [url=https://www.doomworld.com/forum/topic/103075-deathless-an-ultimate-doom-megawad-rc4/]Deathless[/url][/b] (2018) [sup][[b]23[/b]: TheMightyHeracross: 2, ReaperAA: 1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idgames/levels/doom2/Ports/a-c/bauhaus]Bauhaus[/url][/b] (2014) [sup][[b]22[/b]: ella guro: 9, 7hm: 5, Grain of Salt: 3, NoisyVelvet: 1, vdgg: 4][/sup]" calcext:value-type="string">
            <text:p>[b]71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6. [url=https://www.doomworld.com/idgames/levels/doom2/Ports/megawads/cchest2]Community Chest 2[/url][/b] (2004) [sup][[b]21[/b]: Sky: 10, tchkb: 1, Midnight_00: 9, vdgg: 1][/sup]" calcext:value-type="string">
            <text:p>[b]76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6. [url=https://www.doomworld.com/forum/topic/105598-hurt-singleplayer-map-in-hell/]Hurt[/url][/b] (2019) [sup][[b]21[/b]: Jaromir Bergmann: 9, OniriA: 7, I_Punch_Demons: 5][/sup]" calcext:value-type="string">
            <text:p>[b]76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6. [url=https://www.doomworld.com/idgames/levels/doom2/megawads/tvr]Revolution![/url][/b] (2001) [sup][[b]21[/b]: Not Jabba: 1, Grazza: 3, Altima: 4, termrork: 5, SilverMiner: 5, P41R47: 3][/sup]" calcext:value-type="string">
            <text:p>[b]76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nuts]Nuts[/url][/b] (2001) [sup][[b]20[/b]: Chamelenoel: 6, AnonimVio: 9, E.M.: 5][/sup]" calcext:value-type="string">
            <text:p>[b]79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forum/topic/105670-faithless-a-heretic-hub-final/]Faithless[/url][/b] (2019) [sup][[b]19[/b]: ReaperAA: 9, Rince-wind: 5, Ryath: 5][/sup]" calcext:value-type="string">
            <text:p>[b]83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3. [url=https://www.doomworld.com/forum/topic/85591-nihility-infinite-teeth-shareware-episode-v121/]Nihility: Infinite ﻿Teeth﻿[/url][/b] (2016) [sup][[b]19[/b]: Rince-wind: 5, rd: 4, Omniarch: 5, Ryath: 5][/sup]" calcext:value-type="string">
            <text:p>[b]83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3. [url=http://manbitesshark.com/]REKKR[/url][/b] (2018) [sup][[b]19[/b]: soner du: 8, Rince-wind: 5, Dimon12321: 6][/sup]" calcext:value-type="string">
            <text:p>[b]83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3. [url=https://www.doomworld.com/idgames/levels/doom2/Ports/a-c/action2]Urban Brawl: Action Doom 2[/url][/b] (2008) [sup][[b]19[/b]: Chamelenoel: 1, JudgeDeadd: 4, Phobus: 10, Dimon12321: 4][/sup]" calcext:value-type="string">
            <text:p>[b]83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d-f/dv]Deus Vult[/url][/b] (2004) [sup][[b]18[/b]: Mr. Freeze: 7, WH-Wilou84: 5, joepallai: 1, DJVCardMaster: 1, waciej: 4][/sup]" calcext:value-type="string">
            <text:p>[b]90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forum/topic/92574-dimension-of-the-boomed/]Dimension of the Boomed[/url][/b] (2018) [sup][[b]18[/b]: Ivory Duke: 7, Hansen79: 4, SOSU: 2, Ryath: 5][/sup]" calcext:value-type="string">
            <text:p>[b]90. [url=https://www.doomworld.com/forum/topic/92574-dimension-of-the-boomed/]Dimension of the Boomed[/url][/b] (2018) [sup][[b]18[/b]: Ivory Duke: 7, Hansen79: 4, SOSU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/Ports/d-f/e1m4b]Phobos Mission Control[/url][/b] (2016) [sup][[b]18[/b]: Nancsi: 6, Diabolución: 5, Marn: 5, DooM Bear: 2][/sup]" calcext:value-type="string">
            <text:p>[b]90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0. [url=https://www.doomworld.com/idgames/levels/doom2/Ports/megawads/sf2011]Slaughterfest 2011[/url][/b] (2012) [sup][[b]18[/b]: Outrageous Videos: 5, tmorrow: 3, Simomarchi: 10][/sup]" calcext:value-type="string">
            <text:p>[b]90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0. [url=https://www.doomworld.com/idgames/levels/doom2/Ports/s-u/sd20x7]Stardate 20X7[/url][/b] (2017) [sup][[b]18[/b]: yakfak: 6, Grain of Salt: 8, bemused: 4][/sup]" calcext:value-type="string">
            <text:p>[b]90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5. [url=https://www.doomworld.com/idgames/levels/doom2/Ports/megawads/drkenctr]Dark Encounters[/url][/b] (2017) [sup][[b]17[/b]: Bryan T: 6, dylux: 8, Octillion: 3][/sup]" calcext:value-type="string">
            <text:p>[b]95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5. [url=https://www.doomworld.com/idgames/levels/doom2/Ports/megawads/sihr2fix]Survive in Hell[/url][/b] (2012) [sup][[b]17[/b]: Spectra: 8, Makedounia: 3, Pierrot: 6][/sup]" calcext:value-type="string">
            <text:p>[b]95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5. [url=https://www.doomworld.com/idgames/levels/doom2/Ports/megawads/sp_usimp]Ultimate Simplicity[/url][/b] (2007) [sup][[b]17[/b]: Dragonfly: 8, Simomarchi: 9][/sup]" calcext:value-type="string">
            <text:p>[b]95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/a-c/castevil]Castle of Evil[/url][/b] (1994) [sup][[b]16[/b]: bzzrak: 10, joepallai: 6][/sup]" calcext:value-type="string">
            <text:p>[b]98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j-l/legher]Legacy of Heroes[/url][/b] (2016) [sup][[b]16[/b]: Woolie Wool: 5, dylux: 7, eharper256: 4][/sup]" calcext:value-type="string">
            <text:p>[b]98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s://www.doomworld.com/idgames/levels/doom2/Ports/megawads/mutiny]Mutiny[/url][/b] (2016) [sup][[b]16[/b]: Jaws In Space: 6, Doomkid: 3, everennui: 2, NoisyVelvet: 1, m8f: 4][/sup]" calcext:value-type="string">
            <text:p>[b]98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forum.zdoom.org/viewtopic.php?t=56668#p1000996]Rise of the Wool Ball[/url][/b] (2017) [sup][[b]16[/b]: JudgeDeadd: 3, Squadallah: 1, Apaul27: 9, TheMightyHeracross: 3][/sup]" calcext:value-type="string">
            <text:p>[b]98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98. [url=https://www.doomworld.com/idgames/levels/doom2/Ports/megawads/tj]The Journey[/url][/b] (2016) [sup][[b]16[/b]: Spectra: 6, Makedounia: 4, P41R47: 6][/sup]" calcext:value-type="string">
            <text:p>[b]98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3. [url=https://www.doomworld.com/idgames/levels/doom2/megawads/avj]Arch-Vile Jump[/url][/b] (2010) [sup][[b]15[/b]: termrork: 5, Red-XIII: 10][/sup]" calcext:value-type="string">
            <text:p>[b]103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3. [url=http://heroestospare.com/rabotik/harmony.php]Harmony[/url][/b] (2009) [sup][[b]15[/b]: Not Jabba: 5, Sky: 6, ax34: 4][/sup]" calcext:value-type="string">
            <text:p>[b]103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3. [url=https://www.doomworld.com/idgames/levels/doom2/Ports/s-u/uacultra]UAC Ultra[/url][/b] (2010) [sup][[b]15[/b]: Malrionn: 10, behemoth_667: 5][/sup]" calcext:value-type="string">
            <text:p>[b]103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6. [url=https://www.doomworld.com/forum/topic/64353-doom-64-for-doom-ii/]Doom 64 for Doom II[/url][/b] (2013) [sup][[b]14[/b]: Roofi: 1, Woolie Wool: 1, I_Punch_Demons: 2, Warrex: 10][/sup]" calcext:value-type="string">
            <text:p>[b]106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6. [url=https://www.doomworld.com/idgames/levels/doom2/megawads/reverie]Reverie[/url][/b] (2011) [sup][[b]14[/b]: roadworx: 4, Octillion: 9, joepallai: 1][/sup]" calcext:value-type="string">
            <text:p>[b]106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6. [url=https://www.doomworld.com/idgames/levels/doom2/megawads/darken2]The Darkening Episode 2[/url][/b] (2000) [sup][[b]14[/b]: Graf Zahl: 4, joepallai: 2, vdgg: 8][/sup]" calcext:value-type="string">
            <text:p>[b]106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9. [url=https://www.doomworld.com/idgames/levels/doom2/Ports/megawads/50shades]50 Shades of Graytall[/url][/b] (2015) [sup][[b]13[/b]: Nine Inch Heels: 2, Voltcom9: 2, JudgeDeadd: 1, NoisyVelvet: 3, Pierrot: 5][/sup]" calcext:value-type="string">
            <text:p>[b]109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9. [url=https://www.doomworld.com/idgames/levels/doom2/Ports/d-f/elysion]Elysion[/url][/b] (2009) [sup][[b]13[/b]: Sky: 8, darkreaver: 5][/sup]" calcext:value-type="string">
            <text:p>[b]109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9. [url=https://www.doomworld.com/idgames/levels/doom2/Ports/d-f/foursite]Foursite[/url][/b] (2016) [sup][[b]13[/b]: Nancsi: 7, 4everDoomed: 5, Gaia74: 1][/sup]" calcext:value-type="string">
            <text:p>[b]109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9. [url=https://doomwiki.org/wiki/Hell_To_Pay]Hell to Pay[/url][/b] (1996) [sup][[b]13[/b]: bonnie: 10, P41R47: 3][/sup]" calcext:value-type="string">
            <text:p>[b]109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9. [url=https://www.doomworld.com/idgames/levels/doom2/Ports/s-u/sacrment]Sacrament[/url][/b] (2011) [sup][[b]13[/b]: ella guro: 8, yakfak: 5][/sup]" calcext:value-type="string">
            <text:p>[b]109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9. [url=https://www.doomworld.com/idgames/levels/doom2/megawads/ur]Unholy Realms[/url][/b] (2013) [sup][[b]13[/b]: Dime: 6, Bryan T: 1, dylux: 2, tmorrow: 2, Makedounia: 2][/sup]" calcext:value-type="string">
            <text:p>[b]109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09. [url=https://www.doomworld.com/idgames/levels/doom2/Ports/megawads/vile]Vile Flesh[/url][/b] (2004) [sup][[b]13[/b]: Grazza: 4, P41R47: 9][/sup]" calcext:value-type="string">
            <text:p>[b]109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09. [url=https://www.doomworld.com/idgames/levels/doom2/Ports/v-z/zdmcmp1]ZDoom Community Map Project: Take 1[/url][/b] (2004) [sup][[b]13[/b]: Phobus: 8, Ziad EL Zein: 5][/sup]" calcext:value-type="string">
            <text:p>[b]109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2/Ports/d-f/exterror]Extreme Terror[/url][/b] (2016) [sup][[b]12[/b]: Nine Inch Heels: 5, everennui: 5, Nancsi: 2][/sup]" calcext:value-type="string">
            <text:p>[b]117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-o/ngmvmt1]Newgothic Movement 1[/url][/b] (2010) [sup][[b]12[/b]: everennui: 2, Outrageous Videos: 4, Nazgul9: 6][/sup]" calcext:value-type="string">
            <text:p>[b]117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forum/topic/106058-paradise-v2-multiplayer-beta-on-page-3-4122020/]Paradise[/url][/b] (2019) [sup][[b]12[/b]: Lorenz0: 5, &lt;&lt;Rewind: 6, JuanchoES: 1][/sup]" calcext:value-type="string">
            <text:p>[b]117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20. [url=https://www.doomworld.com/idgames/levels/doom/a-c/b2b]Back to Basics[/url][/b] (2007) [sup][[b]11[/b]: WH-Wilou84: 2, joepallai: 5, rd: 4][/sup]" calcext:value-type="string">
            <text:p>[b]120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20. [url=https://www.doomworld.com/idgames/levels/doom2/Ports/megawads/1024clau]Claustrophobia 1024[/url][/b] (2009) [sup][[b]11[/b]: m8f: 5, DJVCardMaster: 6][/sup]" calcext:value-type="string">
            <text:p>[b]120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20. [url=https://www.doomworld.com/idgames/levels/doom2/Ports/a-c/comatose]Comatose[/url][/b] (2016) [sup][[b]11[/b]: yakfak: 7, m8f: 4][/sup]" calcext:value-type="string">
            <text:p>[b]120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20. [url=https://www.doomworld.com/idgames/levels/doom2/Ports/a-c/crumpets]Crumpets[/url][/b] (2015) [sup][[b]11[/b]: everennui: 2, Nate River: 8, Nirvana: 1][/sup]" calcext:value-type="string">
            <text:p>[b]120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0. [url=https://www.doomworld.com/idgames/levels/doom2/Ports/a-c/ad2dow]Urban Brawl: Dead of Winter[/url][/b] (2014) [sup][[b]11[/b]: Ralphis: 6, Phobus: 5][/sup]" calcext:value-type="string">
            <text:p>[b]120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0. [url=https://www.doomworld.com/forum/topic/50158-wip-vela-pax-beta-21-out-now-with-1-more-stuff/]Vela Pax[/url][/b] (2010) [sup][[b]11[/b]: WH-Wilou84: 2, TheNerdTurtle2: 9][/sup]" calcext:value-type="string">
            <text:p>[b]120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0. [url=https://www.doomworld.com/idgames/levels/doom/v-z/wow]Wow[/url][/b] (1999) [sup][[b]11[/b]: AnonimVio: 10, Apaul27: 1][/sup]" calcext:value-type="string">
            <text:p>[b]120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7. [url=https://www.doomworld.com/forum/topic/101647-avactor-last-update-is-out/]Avactor[/url][/b] (2018) [sup][[b]10[/b]: JudgeDeadd: 2, OniriA: 8][/sup]" calcext:value-type="string">
            <text:p>[b]127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7. [url=https://www.doomworld.com/idgames/levels/doom2/Ports/a-c/chnworm]Chainworm Kommando[/url][/b] (2017) [sup][[b]10[/b]: Rince-wind: 5, eharper256: 5][/sup]" calcext:value-type="string">
            <text:p>[b]127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7. [url=https://www.doomworld.com/idgames/levels/doom2/Ports/s-u/tcotd21me]City of the Damned: Apocalypse[/url][/b] (2011) [sup][[b]10[/b]: TechnoDoomed1: 5, Rince-wind: 5][/sup]" calcext:value-type="string">
            <text:p>[b]127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7. [url=https://doomwiki.org/wiki/Daedalus:_Alien_Defense]Daedalus: Alien Defense[/url][/b] (2003) [sup][[b]10[/b]: A.H. Sankhatayan: 10][/sup]" calcext:value-type="string">
            <text:p>[b]127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7. [url=https://www.doomworld.com/idgames/levels/doom/s-u/uac_dead]Dooms Day of UAC[/url][/b] (1994) [sup][[b]10[/b]: Jaws In Space: 2, Ed: 5, joepallai: 3][/sup]" calcext:value-type="string">
            <text:p>[b]127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7. [url=https://www.doomworld.com/idgames/levels/doom2/g-i/grime]Grime[/url][/b] (2009) [sup][[b]10[/b]: WH-Wilou84: 2, darkreaver: 4, Paul977: 4][/sup]" calcext:value-type="string">
            <text:p>[b]127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7. [url=https://forum.zdoom.org/viewtopic.php?f=42&amp;t=55443#p981947]Redemption Of The Slain[/url][/b] (2017) [sup][[b]10[/b]: Nancsi: 10][/sup]" calcext:value-type="string">
            <text:p>[b]127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7. [url=https://www.doomworld.com/idgames/levels/doom2/megawads/rudy2]Rowdy Rudy II: POWERTRIP![/url][/b] (2020) [sup][[b]10[/b]: Dimon12321: 10][/sup]" calcext:value-type="string">
            <text:p>[b]127. [url=https://www.doomworld.com/idgames/levels/doom2/megawads/rudy2]Rowdy Rudy II: POWERTRIP![/url][/b] (2020) [sup][[b]10[/b]: Dimon12321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7. [url=https://doomwiki.org/wiki/Skulldash]Skulldash[/url][/b] (2015) [sup][[b]10[/b]: everennui: 2, Lorenz0: 8][/sup]" calcext:value-type="string">
            <text:p>[b]127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27. [url=https://www.doomworld.com/idgames/levels/doom2/Ports/s-u/tn]Tangerine Nightmare[/url][/b] (2018) [sup][[b]10[/b]: guitardz: 10][/sup]" calcext:value-type="string">
            <text:p>[b]127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27. [url=https://doomwiki.org/wiki/The_Brotherhood_of_Ruin]The Brotherhood of Ruin[/url][/b] (2003) [sup][[b]10[/b]: joepallai: 4, vdgg: 6][/sup]" calcext:value-type="string">
            <text:p>[b]127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27. [url=https://www.doomworld.com/idgames/levels/doom2/Ports/v-z/vrack3]Vrack 3[/url][/b] (2003) [sup][[b]10[/b]: Spectra: 4, roadworx: 2, Midnight_00: 1, vdgg: 3][/sup]" calcext:value-type="string">
            <text:p>[b]127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9. [url=http://www.doomwadstation.net/main/aliens.html]Aliens TC[/url][/b] (1994) [sup][[b]9[/b]: yakfak: 4, Payload4367: 5][/sup]" calcext:value-type="string">
            <text:p>[b]139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9. [url=https://www.doomworld.com/idgames/levels/doom/megawads/bgcomp]Base Ganymede[/url][/b] (2012) [sup][[b]9[/b]: maxmanium: 9][/sup]" calcext:value-type="string">
            <text:p>[b]139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9. [url=https://www.doomworld.com/idgames/levels/doom2/Ports/a-c/brfinal]Beyond Reality[/url][/b] (2012) [sup][[b]9[/b]: Talvi: 3, HUNdebLeonidasX: 6][/sup]" calcext:value-type="string">
            <text:p>[b]139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9. [url=https://www.doomworld.com/idgames/levels/doom2/Ports/m-o/mek-catk]Counterattack[/url][/b] (2017) [sup][[b]9[/b]: rd: 6, Hansen79: 3][/sup]" calcext:value-type="string">
            <text:p>[b]139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9. [url=https://www.doomworld.com/idgames/levels/doom2/megawads/d2ino]Doom 2 In Name Only[/url][/b] (2014) [sup][[b]9[/b]: Odal: 4, CinnamonKilljoy: 5][/sup]" calcext:value-type="string">
            <text:p>[b]139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9. [url=https://www.doomworld.com/idgames/levels/doom/Ports/megawads/ddamn0.9]Doom: Damnation[/url][/b] (2016) [sup][[b]9[/b]: bzzrak: 9][/sup]" calcext:value-type="string">
            <text:p>[b]139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9. [url=https://www.doomworld.com/idgames/levels/doom2/Ports/megawads/dump-1]Dump Episode 1: Fuck Time Limits[/url][/b] (2016) [sup][[b]9[/b]: Voltcom9: 9][/sup]" calcext:value-type="string">
            <text:p>[b]139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9. [url=https://www.doomworld.com/forum/topic/88507-dump-episode-3-bfg-edition-maps-released/]Dump Episode 3: BFG Edition[/url][/b] (2016) [sup][[b]9[/b]: HyperLuke: 9][/sup]" calcext:value-type="string">
            <text:p>[b]139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9. [url=https://www.doomworld.com/idgames/themes/TeamTNT/ed4_rfo/ed4_rfo1]Eternal DOOM IV: Return from Oblivion[/url][/b] (2008) [sup][[b]9[/b]: m8f: 5, Fadri: 4][/sup]" calcext:value-type="string">
            <text:p>[b]139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9. [url=https://www.doomworld.com/forum/topic/100391-esp2/]Eternal Slumber Party﻿ 2[/url][/b] (2018) [sup][[b]9[/b]: Roofi: 9][/sup]" calcext:value-type="string">
            <text:p>[b]139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9. [url=http://freedoom.github.io/download.html]Freedoom: Phase 1[/url][/b] (2009) [sup][[b]9[/b]: Chamelenoel: 3, northivanastan: 6][/sup]" calcext:value-type="string">
            <text:p>[b]139. [url=http://freedoom.github.io/download.html]Freedoom: Phase 1[/url][/b] (2009) [sup][[b]9[/b]: Chamelenoel: 3, northivanast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9. [url=https://www.doomworld.com/idgames/levels/doom2/g-i/hellrun2]Hellrun[/url][/b] (2013) [sup][[b]9[/b]: Doomkid: 3, joepallai: 6][/sup]" calcext:value-type="string">
            <text:p>[b]139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39. [url=https://www.doomworld.com/idgames/levels/doom2/Ports/g-i/hth2]Hi-Tech Hell 2: Alien Tech[/url][/b] (2005) [sup][[b]9[/b]: Graf Zahl: 9][/sup]" calcext:value-type="string">
            <text:p>[b]139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39. [url=https://forum.zdoom.org/viewtopic.php?t=52301#p913612]Shadow Of The Wool Ball[/url][/b] (2016) [sup][[b]9[/b]: Apaul27: 9][/sup]" calcext:value-type="string">
            <text:p>[b]139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39. [url=http://stronghold.drdteam.org/download.html]Stronghold: On the Edge of Chaos[/url][/b] (2010) [sup][[b]9[/b]: MFG38: 2, Dragonfly: 2, termrork: 5][/sup]" calcext:value-type="string">
            <text:p>[b]139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39. [url=https://www.doomworld.com/idgames/levels/doom2/Ports/s-u/tnte1]Torment and Torture[/url][/b] (2006) [sup][[b]9[/b]: MFG38: 9][/sup]" calcext:value-type="string">
            <text:p>[b]139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39. [url=https://www.doomworld.com/idgames/levels/doom2/Ports/megawads/wos]Whispers of Satan[/url][/b] (2009) [sup][[b]9[/b]: tmorrow: 2, eharper256: 5, Warrex: 2][/sup]" calcext:value-type="string">
            <text:p>[b]139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6. [url=https://www.doomworld.com/idgames/levels/doom2/megawads/50monstr]50 Monsters[/url][/b] (2017) [sup][[b]8[/b]: tmorrow: 2, Worm318: 6][/sup]" calcext:value-type="string">
            <text:p>[b]156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6. [url=https://www.doomworld.com/idgames/levels/doom2/Ports/a-c/action]Action Doom[/url][/b] (2004) [sup][[b]8[/b]: Dragonfly: 1, Gaia74: 2, Worm318: 1, ax34: 4][/sup]" calcext:value-type="string">
            <text:p>[b]156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6. [url=https://www.doomworld.com/idgames/levels/doom2/Ports/megawads/amdosia]Armadosia The Mad Corridor[/url][/b] (2006) [sup][[b]8[/b]: Pierrot: 2, smeghammer: 6][/sup]" calcext:value-type="string">
            <text:p>[b]156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6. [url=https://www.doomworld.com/forum/topic/107249-come-eat-the-mapwich-a-collaborative-community-project-rc1-available/]Come eat The Mapwich[/url][/b] (2019) [sup][[b]8[/b]: Jaromir Bergmann: 8][/sup]" calcext:value-type="string">
            <text:p>[b]156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6. [url=https://www.doomworld.com/forum/topic/69813-doom-the-golden-souls-mario-64-doom-definitive-edition-released/]Doom: The Golden Souls[/url][/b] (2014) [sup][[b]8[/b]: everennui: 1, TheNerdTurtle2: 7][/sup]" calcext:value-type="string">
            <text:p>[b]156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6. [url=https://www.doomworld.com/idgames/levels/doom2/Ports/a-c/cybie]Doomguy's Pimp Ventures[/url][/b] (2006) [sup][[b]8[/b]: AnonimVio: 8][/sup]" calcext:value-type="string">
            <text:p>[b]156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6. [url=https://www.doomworld.com/idgames/levels/doom/Ports/d-f/dbimpact]Double Impact[/url][/b] (2011) [sup][[b]8[/b]: Ralphis: 6, A.H. Sankhatayan: 2][/sup]" calcext:value-type="string">
            <text:p>[b]156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6. [url=https://www.doomworld.com/idgames/levels/doom2/d-f/dyst3]Dystopia 3: Re-Birth of Anarchy[/url][/b] (1996) [sup][[b]8[/b]: Soundblock: 3, valkiriforce: 1, joepallai: 4][/sup]" calcext:value-type="string">
            <text:p>[b]156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6. [url=http://freedoom.github.io/download.html]Freedoom: Phase 2[/url][/b] (2003) [sup][[b]8[/b]: Spectra: 1, Voltcom9: 1, TheMightyHeracross: 3, northivanastan: 3][/sup]" calcext:value-type="string">
            <text:p>[b]156. [url=http://freedoom.github.io/download.html]Freedoom: Phase 2[/url][/b] (2003) [sup][[b]8[/b]: Spectra: 1, Voltcom9: 1, TheMightyHeracross: 3, northivanast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6. [url=https://www.doomworld.com/forum/topic/120175-heartland-an-episode-for-the-eternity-engine-rc3-out/]Heartland[/url][/b] (2021) [sup][[b]8[/b]: ReaperAA: 8][/sup]" calcext:value-type="string">
            <text:p>[b]156. [url=https://www.doomworld.com/forum/topic/120175-heartland-an-episode-for-the-eternity-engine-rc3-out/]Heartland[/url][/b] (2021) [sup][[b]8[/b]: ReaperA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6. [url=https://www.doomworld.com/idgames/levels/doom2/Ports/g-i/holyhell]Holy Hell[/url][/b] (2006) [sup][[b]8[/b]: Outrageous Videos: 2, bemused: 6][/sup]" calcext:value-type="string">
            <text:p>[b]156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6. [url=https://www.doomworld.com/idgames/levels/doom2/Ports/megawads/italo]Italo-Doom[/url][/b] (2016) [sup][[b]8[/b]: bemused: 8][/sup]" calcext:value-type="string">
            <text:p>[b]156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6. [url=https://www.doomworld.com/idgames/levels/doom2/m-o/mangle]Mangle[/url][/b] (1995) [sup][[b]8[/b]: bzzrak: 8][/sup]" calcext:value-type="string">
            <text:p>[b]156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6. [url=https://www.doomworld.com/idgames/levels/doom2/megawads/manolaik]Mano Laikas: A road to Gamzatti[/url][/b] (2016) [sup][[b]8[/b]: Deadwing: 8][/sup]" calcext:value-type="string">
            <text:p>[b]156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56. [url=https://www.doomworld.com/idgames/levels/doom2/Ports/m-o/mohu1]Monster Hunter Ltd Part I[/url][/b] (2014) [sup][[b]8[/b]: Jaws In Space: 4, m8f: 4][/sup]" calcext:value-type="string">
            <text:p>[b]156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56. [url=https://www.doomworld.com/idgames/levels/doom2/Ports/m-o/mohu2]Monster Hunter Ltd Part II[/url][/b] (2014) [sup][[b]8[/b]: Jaws In Space: 4, m8f: 4][/sup]" calcext:value-type="string">
            <text:p>[b]156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56. [url=https://www.doomworld.com/idgames/levels/doom2/Ports/m-o/nimrod]Nimrod: Ixnay on the Hombre[/url][/b] (2002) [sup][[b]8[/b]: Graf Zahl: 8][/sup]" calcext:value-type="string">
            <text:p>[b]156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56. [url=https://www.doomworld.com/idgames/levels/doom2/Ports/s-u/scythex]Scythe X[/url][/b] (2009) [sup][[b]8[/b]: 42PercentHealth: 2, Graf Zahl: 2, Talvi: 3, bLOCKbOYgAMES: 1][/sup]" calcext:value-type="string">
            <text:p>[b]156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56. [url=https://www.doomworld.com/forum/topic/43453-new-map-ready-to-go-the-bee-map/]The Beesong[/url][/b] (2008) [sup][[b]8[/b]: Roofi: 8][/sup]" calcext:value-type="string">
            <text:p>[b]156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5. [url=https://www.doomworld.com/forum/topic/108865-rc2-release-alienated-10-levels-for-gzdoom/]Alienated[/url][/b] (2019) [sup][[b]7[/b]: Jaromir Bergmann: 7][/sup]" calcext:value-type="string">
            <text:p>[b]175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5. [url=https://www.doomworld.com/forum/topic/92776-brigandine-rc2-updated-2017-05-13/]Brigandine[/url][/b] (2017) [sup][[b]7[/b]: guitardz: 2, Jaromir Bergmann: 5][/sup]" calcext:value-type="string">
            <text:p>[b]175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5. [url=http://www.moddb.com/games/doom/addons/castle-heng]Castle Heng[/url][/b] (2014) [sup][[b]7[/b]: 7hm: 7][/sup]" calcext:value-type="string">
            <text:p>[b]175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5. [url=https://www.doomworld.com/idgames/levels/doom2/Ports/a-c/cc-cod]Caverns of Darkness[/url][/b] (2002) [sup][[b]7[/b]: vdgg: 7][/sup]" calcext:value-type="string">
            <text:p>[b]175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5. [url=https://doomwiki.org/wiki/Chex_Quest#Chex_Quest_2]Chex Quest 2[/url][/b] (1997) [sup][[b]7[/b]: bzzrak: 7][/sup]" calcext:value-type="string">
            <text:p>[b]175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5. [url=https://www.doomworld.com/idgames/levels/doom2/Ports/a-c/cah_se]Cold as Hell[/url][/b] (2004) [sup][[b]7[/b]: Graf Zahl: 7][/sup]" calcext:value-type="string">
            <text:p>[b]175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5. [url=https://www.doomworld.com/idgames/levels/doom2/Ports/megawads/cif3]Community is Falling 3[/url][/b] (2008) [sup][[b]7[/b]: NuMetalManiak: 3, Voltcom9: 4][/sup]" calcext:value-type="string">
            <text:p>[b]175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5. [url=https://www.doomworld.com/idgames/levels/doom2/d-f/doomcity]Doom City[/url][/b] (1995) [sup][[b]7[/b]: Jaws In Space: 4, Doomkid: 3][/sup]" calcext:value-type="string">
            <text:p>[b]175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5. [url=http://www.moddb.com/mods/doomone/downloads/doomone-v04]Doom: One[/url][/b] (2013) [sup][[b]7[/b]: HyperLuke: 4, Greyenko: 3][/sup]" calcext:value-type="string">
            <text:p>[b]175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5. [url=https://www.doomworld.com/forum/topic/90173-eden/]Eden[/url][/b] (1994) [sup][[b]7[/b]: Nirvana: 7][/sup]" calcext:value-type="string">
            <text:p>[b]175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5. [url=https://www.doomworld.com/idgames/levels/doom2/Ports/d-f/fth666]Flashback to Hell[/url][/b] (2014) [sup][[b]7[/b]: GarrettChan: 2, eharper256: 5][/sup]" calcext:value-type="string">
            <text:p>[b]175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5. [url=https://www.doomworld.com/idgames/themes/hacx/hx11pack]Hacx[/url][/b] (1997) [sup][[b]7[/b]: Grazza: 5, Dimon12321: 2][/sup]" calcext:value-type="string">
            <text:p>[b]175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5. [url=https://www.doomworld.com/forum/topic/113414-wip-hellish-rogues-a-new-mappers-first-mapset-feb-15th-2021-near-final-version-available/]Hellish Rogues[/url][/b] (2021) [sup][[b]7[/b]: dei_eldren: 7][/sup]" calcext:value-type="string">
            <text:p>[b]175. [url=https://www.doomworld.com/forum/topic/113414-wip-hellish-rogues-a-new-mappers-first-mapset-feb-15th-2021-near-final-version-available/]Hellish Rogues[/url][/b] (2021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5. [url=https://www.doomworld.com/idgames/levels/doom2/Ports/g-i/iedge]Insanity's Edge[/url][/b] (2009) [sup][[b]7[/b]: TechnoDoomed1: 7][/sup]" calcext:value-type="string">
            <text:p>[b]175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5. [url=https://www.doomworld.com/idgames/levels/doom2/megawads/marsw301]Mars War[/url][/b] (1998) [sup][[b]7[/b]: Roofi: 5, Rince-wind: 2][/sup]" calcext:value-type="string">
            <text:p>[b]175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5. [url=https://www.doomworld.com/idgames/levels/doom2/Ports/megawads/mock2]Mock 2: The Speed of Stupid[/url][/b] (2003) [sup][[b]7[/b]: AnonimVio: 7][/sup]" calcext:value-type="string">
            <text:p>[b]175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5. [url=https://doomwiki.org/wiki/Moonblood]Moonblood[/url][/b] (2017) [sup][[b]7[/b]: dei_eldren: 7][/sup]" calcext:value-type="string">
            <text:p>[b]175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5. [url=https://www.doomworld.com/idgames/levels/doom2/m-o/nochance]No Chance[/url][/b] (2008) [sup][[b]7[/b]: Roofi: 7][/sup]" calcext:value-type="string">
            <text:p>[b]175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5. [url=https://doomwiki.org/wiki/NOVA_III]Nova III[/url][/b] (2019) [sup][[b]7[/b]: DOEL: 7][/sup]" calcext:value-type="string">
            <text:p>[b]175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75. [url=https://www.doomworld.com/idgames/levels/doom2/m-o/odessa_1]Odessa 1[/url][/b] (1995) [sup][[b]7[/b]: 7hm: 7][/sup]" calcext:value-type="string">
            <text:p>[b]175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75. [url=https://www.doomworld.com/idgames/levels/doom2/Ports/p-r/pwfinal]Plutonium Winds[/url][/b] (2014) [sup][[b]7[/b]: Spectra: 7][/sup]" calcext:value-type="string">
            <text:p>[b]175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75. [url=https://www.doomworld.com/forum/topic/85755-rf1024-i-dont-know-whats-going-on-with-this-title-anymore/]Rf 1024[/url][/b] (2016) [sup][[b]7[/b]: JudgeDeadd: 2, Ryath: 5][/sup]" calcext:value-type="string">
            <text:p>[b]175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75. [url=https://doomwiki.org/wiki/Serenity]Serenity[/url][/b] (1994) [sup][[b]7[/b]: dei_eldren: 7][/sup]" calcext:value-type="string">
            <text:p>[b]175. [url=https://doomwiki.org/wiki/Serenity]Serenity[/url][/b] (1994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75. [url=https://www.doomworld.com/idgames/levels/hexen/j-l/kaiser_28]Shadows of Chronos[/url][/b] (2014) [sup][[b]7[/b]: Grain of Salt: 7][/sup]" calcext:value-type="string">
            <text:p>[b]175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75. [url=https://www.doomworld.com/idgames/levels/doom2/Ports/megawads/intime]Somewhere in Time[/url][/b] (2016) [sup][[b]7[/b]: STILES: 3, smeghammer: 4][/sup]" calcext:value-type="string">
            <text:p>[b]175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75. [url=https://www.doomworld.com/idgames/levels/doom2/Ports/megawads/swideath]Swift Death[/url][/b] (2015) [sup][[b]7[/b]: Nine Inch Heels: 1, fveitsi: 5, NoisyVelvet: 1][/sup]" calcext:value-type="string">
            <text:p>[b]175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75. [url=https://www.doomworld.com/idgames/levels/doom/a-c/class_ep]The Classic Episode[/url][/b] (2000) [sup][[b]7[/b]: pcorf: 5, purist: 2][/sup]" calcext:value-type="string">
            <text:p>[b]175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75. [url=https://www.doomworld.com/idgames/levels/doom2/Ports/megawads/thtthren]THT: Threnody[/url][/b] (2016) [sup][[b]7[/b]: Doomkid: 2, A.H. Sankhatayan: 3, Fadri: 2][/sup]" calcext:value-type="string">
            <text:p>[b]175. [url=https://www.doomworld.com/idgames/levels/doom2/Ports/megawads/thtthren]THT: Threnody[/url][/b] (2016) [sup][[b]7[/b]: Doomkid: 2, A.H. Sankhatayan: 3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75. [url=https://forum.zdoom.org/viewtopic.php?f=42&amp;t=55741]Waterlab GZD[/url][/b] (2017) [sup][[b]7[/b]: Phobus: 7][/sup]" calcext:value-type="string">
            <text:p>[b]175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204. [url=https://www.doomworld.com/forum/topic/92542-20-monsters-community-project-released/]20 Monsters Community Project[/url][/b] (2017) [sup][[b]6[/b]: Voltcom9: 6][/sup]" calcext:value-type="string">
            <text:p>[b]204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204. [url=https://www.doomworld.com/idgames/levels/doom2/Ports/a-c/anta_req]Antaresian Reliquary[/url][/b] (2020) [sup][[b]6[/b]: Dimon12321: 6][/sup]" calcext:value-type="string">
            <text:p>[b]204. [url=https://www.doomworld.com/idgames/levels/doom2/Ports/a-c/anta_req]Antaresian Reliquary[/url][/b] (2020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204. [url=https://www.doomworld.com/idgames/levels/doom2/Ports/s-u/teitenga]Assault on Tei Tenga[/url][/b] (1999) [sup][[b]6[/b]: Ralphis: 6][/sup]" calcext:value-type="string">
            <text:p>[b]204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204. [url=https://www.doomworld.com/idgames/levels/doom2/a-c/castleof]Castle of the Damned[/url][/b] (1996) [sup][[b]6[/b]: bzzrak: 6][/sup]" calcext:value-type="string">
            <text:p>[b]204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204. [url=https://www.doomworld.com/forum/topic/98296-dark-universe-wad-released/]Dark Universe[/url][/b] (2018) [sup][[b]6[/b]: &lt;&lt;Rewind: 6][/sup]" calcext:value-type="string">
            <text:p>[b]204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204. [url=https://www.doomworld.com/idgames/levels/doom2/Ports/d-f/de-pkg]Demon Eclipse[/url][/b] (2006) [sup][[b]6[/b]: Soundblock: 1, Lazorinc: 1, tchkb: 4][/sup]" calcext:value-type="string">
            <text:p>[b]204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204. [url=https://www.doomworld.com/idgames/levels/doom2/Ports/megawads/echelon]Echelon[/url][/b] (2016) [sup][[b]6[/b]: Sky: 1, bzzrak: 5][/sup]" calcext:value-type="string">
            <text:p>[b]204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04. [url=https://www.doomworld.com/idgames/levels/heretic/Ports/elfgp]Elf Gets Pissed[/url][/b] (2016) [sup][[b]6[/b]: Ralphis: 6][/sup]" calcext:value-type="string">
            <text:p>[b]204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04. [url=https://www.doomworld.com/idgames/levels/doom2/d-f/endgame]End Game[/url][/b] (2004) [sup][[b]6[/b]: pcorf: 6][/sup]" calcext:value-type="string">
            <text:p>[b]204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04. [url=https://www.doomworld.com/idgames/levels/doom/0-9/01fava]Fava Beans[/url][/b] (1995) [sup][[b]6[/b]: Philnemba: 2, NaZa: 4][/sup]" calcext:value-type="string">
            <text:p>[b]204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04. [url=https://www.doomworld.com/idgames/levels/doom2/Ports/megawads/5room]Five Rooms of Doom[/url][/b] (2015) [sup][[b]6[/b]: HyperLuke: 6][/sup]" calcext:value-type="string">
            <text:p>[b]204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04. [url=https://www.doomworld.com/idgames/levels/doom2/deathmatch/j-l/judas23]Judas[/url][/b] (1996) [sup][[b]6[/b]: antares031: 6][/sup]" calcext:value-type="string">
            <text:p>[b]204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04. [url=https://doomwiki.org/wiki/Maskim_Xul]Maskim Xul[/url][/b] (2017) [sup][[b]6[/b]: Dimon12321: 6][/sup]" calcext:value-type="string">
            <text:p>[b]204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04. [url=https://www.doomworld.com/idgames/levels/doom2/Ports/m-o/neodoom]NeoDoom[/url][/b] (2006) [sup][[b]6[/b]: OniriA: 6][/sup]" calcext:value-type="string">
            <text:p>[b]204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04. [url=https://www.doomworld.com/idgames/levels/doom/m-o/nukemine]Nuke Mine (Come Get Some)[/url][/b] (1994) [sup][[b]6[/b]: Soundblock: 6][/sup]" calcext:value-type="string">
            <text:p>[b]204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04. [url=https://www.doomworld.com/forum/topic/49008-phmlspd-boom-maps-for-people-who-like-shooting-monsters/]Phmlspd[/url][/b] (2010) [sup][[b]6[/b]: maxmanium: 6][/sup]" calcext:value-type="string">
            <text:p>[b]204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04. [url=https://doomwiki.org/wiki/SSL2]SSL2[/url][/b] (?) [sup][[b]6[/b]: antares031: 6][/sup]" calcext:value-type="string">
            <text:p>[b]204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04. [url=https://mikestoybox.net/2017/01/04/strange-aeons/]Strange Aeons[/url][/b] (2015) [sup][[b]6[/b]: ax34: 3, SOSU: 3][/sup]" calcext:value-type="string">
            <text:p>[b]204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04. [url=https://www.doomworld.com/idgames/levels/doom2/Ports/m-o/massm]The Adventures of MassMouth[/url][/b] (2000) [sup][[b]6[/b]: Ralphis: 6][/sup]" calcext:value-type="string">
            <text:p>[b]204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04. [url=https://www.doomworld.com/idgames/levels/doom2/s-u/slayer]The Slayer[/url][/b] (2002) [sup][[b]6[/b]: Vorpal: 5, vdgg: 1][/sup]" calcext:value-type="string">
            <text:p>[b]204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04. [url=https://www.doomworld.com/idgames/levels/doom/Ports/d-f/draftex]Thy Flesh - Turned into a draft-excluder[/url][/b] (2014) [sup][[b]6[/b]: 4everDoomed: 6][/sup]" calcext:value-type="string">
            <text:p>[b]204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04. [url=https://www.doomworld.com/idgames/themes/terrywads/uacmnnew]UAC Military Nightmare[/url][/b] (2008) [sup][[b]6[/b]: AnonimVio: 6][/sup]" calcext:value-type="string">
            <text:p>[b]204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04. [url=https://www.doomworld.com/idgames/levels/doom2/deathmatch/Ports/megawads/udmx]Unidoom Deathmatch X[/url][/b] (2008) [sup][[b]6[/b]: Ralphis: 6][/sup]" calcext:value-type="string">
            <text:p>[b]204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04. [url=https://www.doomworld.com/idgames/levels/doom2/megawads/urania]Urania[/url][/b] (2016) [sup][[b]6[/b]: Spectre01: 6][/sup]" calcext:value-type="string">
            <text:p>[b]204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28. [url=https://www.doomworld.com/forum/topic/115653-1000-line-2-cp-completed/]1000 Line 2 Community Project[/url][/b] (2020) [sup][[b]5[/b]: Horus: 5][/sup]" calcext:value-type="string">
            <text:p>[b]228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28. [url=https://www.doomworld.com/vb/thread/71473]2048 Unleashed[/url][/b] (2015) [sup][[b]5[/b]: eharper256: 5][/sup]" calcext:value-type="string">
            <text:p>[b]228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28. [url=https://www.doomworld.com/idgames/levels/doom/Ports/a-c/aa_e1]Alpha Accident: Terra Nova[/url][/b] (2016) [sup][[b]5[/b]: Rince-wind: 5][/sup]" calcext:value-type="string">
            <text:p>[b]228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28. [url=https://doomwiki.org/wiki/Army_of_Darkness_TC]Army of Darkness TC[/url][/b] (1996) [sup][[b]5[/b]: AtticTelephone: 5][/sup]" calcext:value-type="string">
            <text:p>[b]228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28. [url=https://www.doomworld.com/forum/topic/105451-birthday-bash-megawad-offical-release/]Birthday Bash [/url][/b] (2019) [sup][[b]5[/b]: eharper256: 5][/sup]" calcext:value-type="string">
            <text:p>[b]228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28. [url=https://www.doomworld.com/idgames/levels/doom2/Ports/a-c/bor_lost]Brotherhood of Ruin: The Lost Temple[/url][/b] (2013) [sup][[b]5[/b]: Vorpal: 5][/sup]" calcext:value-type="string">
            <text:p>[b]228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28. [url=https://www.doomworld.com/idgames/levels/doom/p-r/retroeps]CH Retro Episode[/url][/b] (2002) [sup][[b]5[/b]: Diabolución: 5][/sup]" calcext:value-type="string">
            <text:p>[b]228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28. [url=https://www.doomworld.com/idgames/levels/doom/a-c/crusades]Crusades[/url][/b] (1999) [sup][[b]5[/b]: joepallai: 5][/sup]" calcext:value-type="string">
            <text:p>[b]228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28. [url=https://www.doomworld.com/idgames/levels/doom/d-f/dante666]Dante's Gate[/url][/b] (1994) [sup][[b]5[/b]: Soundblock: 5][/sup]" calcext:value-type="string">
            <text:p>[b]228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28. [url=http://www.wad-archive.com/wad/DOOM-Barracks-Zone-1]Doom Barracks Zone[/url][/b] (2010) [sup][[b]5[/b]: HUNdebLeonidasX: 3, TheMightyHeracross: 2][/sup]" calcext:value-type="string">
            <text:p>[b]228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28. [url=https://www.doomworld.com/forum/topic/54022-doom-center-do-you-know-that/]Doom Center[/url][/b] (2011) [sup][[b]5[/b]: HUNdebLeonidasX: 5][/sup]" calcext:value-type="string">
            <text:p>[b]228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28. [url=https://doomwiki.org/wiki/Doom_the_Way_id_Did:_The_Lost_Episodes]Doom the Way id Did: The Lost Episodes[/url][/b] (2012) [sup][[b]5[/b]: Ryath: 5][/sup]" calcext:value-type="string">
            <text:p>[b]228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28. [url=https://doomwiki.org/wiki/Doom:_The_Lost_Episode]Doom: The Lost Episode[/url][/b] (2009) [sup][[b]5[/b]: Omniarch: 5][/sup]" calcext:value-type="string">
            <text:p>[b]228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28. [url=https://www.doomworld.com/forum/topic/104925-doomish-den-of-design-a-map-that-teaches-you-map-design/]Doomish Den of Design[/url][/b] (2019) [sup][[b]5[/b]: Rince-wind: 5][/sup]" calcext:value-type="string">
            <text:p>[b]228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28. [url=https://www.doomworld.com/idgames/levels/doom2/Ports/d-f/dripfeed]Drip Feed[/url][/b] (2010) [sup][[b]5[/b]: Vorpal: 5][/sup]" calcext:value-type="string">
            <text:p>[b]228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28. [url=http://www.doom2.net/mykdoom/misc/113434_e1contest.zip]E1 Contest[/url][/b] (2001) [sup][[b]5[/b]: Diabolución: 5][/sup]" calcext:value-type="string">
            <text:p>[b]228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28. [url=https://doomwiki.org/wiki/Epic]Epic[/url][/b] (2007) [sup][[b]5[/b]: AtticTelephone: 5][/sup]" calcext:value-type="string">
            <text:p>[b]228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28. [url=https://www.doomworld.com/idgames/levels/doom2/deathmatch/megawads/exec]Execution[/url][/b] (2000) [sup][[b]5[/b]: Doomkid: 5][/sup]" calcext:value-type="string">
            <text:p>[b]228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28. [url=https://www.doomworld.com/files/file/17464-favillesco-alpha-episode-apostasy-on-amalthea/]Favillesco Alpha Episode: Apostasy on Amalthea[/url][/b] (2014) [sup][[b]5[/b]: Ryath: 5][/sup]" calcext:value-type="string">
            <text:p>[b]228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28. [url=https://www.doomworld.com/idgames/levels/doom2/Ports/d-f/ftmtn_v2]Firetop Mountain[/url][/b] (2013) [sup][[b]5[/b]: smeghammer: 5][/sup]" calcext:value-type="string">
            <text:p>[b]228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28. [url=https://forum.zdoom.org/viewtopic.php?f=19&amp;t=46718]Gene-Tech: Before the Storm[/url][/b] (2014) [sup][[b]5[/b]: Graf Zahl: 5][/sup]" calcext:value-type="string">
            <text:p>[b]228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28. [url=https://www.doomworld.com/idgames/levels/doom2/Ports/megawads/gmp]Good Morning Phobos[/url][/b] (2017) [sup][[b]5[/b]: Bryan T: 5][/sup]" calcext:value-type="string">
            <text:p>[b]228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28. [url=https://www.doomworld.com/idgames/levels/doom2/deathmatch/Ports/megawads/gw2]Greenwar II[/url][/b] (2009) [sup][[b]5[/b]: Ed: 5][/sup]" calcext:value-type="string">
            <text:p>[b]228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28. [url=https://www.doomworld.com/files/file/17934-incineration/]Incineration[/url][/b] (2014) [sup][[b]5[/b]: Ryath: 5][/sup]" calcext:value-type="string">
            <text:p>[b]228. [url=https://www.doomworld.com/files/file/17934-incineration/]Incineration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28. [url=https://www.doomworld.com/idgames/levels/doom2/Ports/g-i/inncnx2]Innocence X2[/url][/b] (2016) [sup][[b]5[/b]: Spectra: 5][/sup]" calcext:value-type="string">
            <text:p>[b]228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28. [url=https://www.doomworld.com/idgames/levels/doom2/m-o/mordeth]Mordeth[/url][/b] (1997) [sup][[b]5[/b]: Vorpal: 5][/sup]" calcext:value-type="string">
            <text:p>[b]228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28. [url=https://doomwiki.org/wiki/No_Sleep_for_the_Dead]No Sleep for the Dead[/url][/b] (2016) [sup][[b]5[/b]: Omniarch: 5][/sup]" calcext:value-type="string">
            <text:p>[b]228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28. [url=http://www.mediafire.com/file/fuurx4c98tl198i/One_Doom_s_Day.wad]One Doom's Day[/url][/b] (2013) [sup][[b]5[/b]: Apaul27: 5][/sup]" calcext:value-type="string">
            <text:p>[b]228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28. [url=https://www.doomworld.com/idgames/levels/doom2/m-o/osiris]Osiris[/url][/b] (1996) [sup][[b]5[/b]: Vorpal: 5][/sup]" calcext:value-type="string">
            <text:p>[b]228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28. [url=https://www.doomworld.com/idgames/levels/doom2/Ports/p-r/paranoid]Paranoid[/url][/b] (2010) [sup][[b]5[/b]: termrork: 5][/sup]" calcext:value-type="string">
            <text:p>[b]228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28. [url=https://www.doomworld.com/idgames/levels/doom2/Ports/p-r/planisf2]Planisphere 2[/url][/b] (2012) [sup][[b]5[/b]: ax34: 5][/sup]" calcext:value-type="string">
            <text:p>[b]228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28. [url=https://www.doomworld.com/vb/wads-mods/67271-project-uber-idgamesd/]Project Uber[/url][/b] (2014) [sup][[b]5[/b]: Rince-wind: 5][/sup]" calcext:value-type="string">
            <text:p>[b]228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28. [url=https://doomwiki.org/wiki/Return_to_Hadron]Return to Hadron Episode 1[/url][/b] (2015) [sup][[b]5[/b]: Omniarch: 5][/sup]" calcext:value-type="string">
            <text:p>[b]228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28. [url=https://www.doomworld.com/idgames/levels/doom2/s-u/selfish5]SELFISH5[/url][/b] (2005) [sup][[b]5[/b]: Diabolución: 5][/sup]" calcext:value-type="string">
            <text:p>[b]228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28. [url=https://www.doomworld.com/idgames/levels/doom2/Ports/s-u/sotnr]Shadows of The Nightmare Realm[/url][/b] (2017) [sup][[b]5[/b]: 4everDoomed: 5][/sup]" calcext:value-type="string">
            <text:p>[b]228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28. [url=https://www.doomworld.com/idgames/levels/doom/Ports/p-r/pe1_phob]Simply Phobos[/url][/b] (2004) [sup][[b]5[/b]: Diabolución: 5][/sup]" calcext:value-type="string">
            <text:p>[b]228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28. [url=https://doomwiki.org/wiki/SkePLand]SkePLand[/url][/b] (2011) [sup][[b]5[/b]: vdgg: 5][/sup]" calcext:value-type="string">
            <text:p>[b]228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28. [url=https://www.doomworld.com/idgames/deathmatch/skulltag/spacedm9]SpaceDM9[/url][/b] (2011) [sup][[b]5[/b]: Ed: 5][/sup]" calcext:value-type="string">
            <text:p>[b]228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28. [url=https://www.doomworld.com/forum/topic/74280-the-ultimate-doom-ii-doom-ii-levels-remade/]The Ultimate Doom II [/url][/b] (2015) [sup][[b]5[/b]: Ivory Duke: 5][/sup]" calcext:value-type="string">
            <text:p>[b]228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28. [url=https://www.doomworld.com/forum/topic/115177-three-is-a-crowd-vanilla-megawad-with-three-protagonists-finally-released/]Three Is A Crowd[/url][/b] (2020) [sup][[b]5[/b]: Omniarch: 5][/sup]" calcext:value-type="string">
            <text:p>[b]228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28. [url=https://www.doomworld.com/forum/topic/111099-psx-doom-megawad-fall-of-triton-remake-triton-ii/]TRITON﻿ II﻿[/url][/b] (2020) [sup][[b]5[/b]: behemoth_667: 5][/sup]" calcext:value-type="string">
            <text:p>[b]228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28. [url=https://doomwiki.org/wiki/Ultimate_Doom_the_Way_id_Did]Ultimate Doom the Way id Did[/url][/b] (2019) [sup][[b]5[/b]: Omniarch: 5][/sup]" calcext:value-type="string">
            <text:p>[b]228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28. [url=https://www.doomworld.com/forum/topic/101509-unwelcome-developement-thread-new-map-for-testing/]UNWELCOME[/url][/b] (2018) [sup][[b]5[/b]: Ryath: 5][/sup]" calcext:value-type="string">
            <text:p>[b]228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28. [url=https://www.doomworld.com/idgames/levels/doom2/Ports/v-z/vulkan]Vulkan Episode 1[/url][/b] (2017) [sup][[b]5[/b]: HyperLuke: 5][/sup]" calcext:value-type="string">
            <text:p>[b]228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28. [url=https://www.doomworld.com/vb/wads-mods/71259-way-too-many-dead-guys-map05-alpha-available/]Way 2 Many Dead Guys[/url][/b] (2014) [sup][[b]5[/b]: Nancsi: 5][/sup]" calcext:value-type="string">
            <text:p>[b]228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28. [url=https://www.moddb.com/mods/bloodpack]ZBloodpack[/url][/b] (2005) [sup][[b]5[/b]: smeghammer: 5][/sup]" calcext:value-type="string">
            <text:p>[b]228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28. [url=https://www.doomworld.com/idgames/levels/doom2/Ports/v-z/zendyn_x]Zen Dynamics[/url][/b] (2005) [sup][[b]5[/b]: Phobus: 4, TechnoDoomed1: 1][/sup]" calcext:value-type="string">
            <text:p>[b]228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75. [url=https://www.doomworld.com/vb/thread/103867]Akeldama[/url][/b] (2020) [sup][[b]4[/b]: roadworx: 2, Snikle: 2][/sup]" calcext:value-type="string">
            <text:p>[b]275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75. [url=https://forum.zdoom.org/viewtopic.php?f=19&amp;t=47573#p807968]Ashes 2063 TC[/url][/b] (2018) [sup][[b]4[/b]: rd: 4][/sup]" calcext:value-type="string">
            <text:p>[b]275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75. [url=https://www.doomworld.com/idgames/levels/doom2/a-c/chord2]Chord 2[/url][/b] (1997) [sup][[b]4[/b]: Paul977: 4][/sup]" calcext:value-type="string">
            <text:p>[b]275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75. [url=https://www.doomworld.com/files/file/10874-city-of-doom-part-i-beta-1-11/]City of DooM (Part I)[/url][/b] (2000) [sup][[b]4[/b]: ax34: 4][/sup]" calcext:value-type="string">
            <text:p>[b]275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75. [url=https://www.doomworld.com/idgames/levels/doom2/Ports/a-c/cafebrk1]Coffee Break Episode 1[/url][/b] (2012) [sup][[b]4[/b]: eharper256: 4][/sup]" calcext:value-type="string">
            <text:p>[b]275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75. [url=https://www.doomworld.com/idgames/levels/doom2/Ports/a-c/c-shock2]Combat Shock 2[/url][/b] (2012) [sup][[b]4[/b]: Cynical: 1, Nate River: 3][/sup]" calcext:value-type="string">
            <text:p>[b]275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75. [url=https://www.doomworld.com/idgames/levels/doom2/Ports/a-c/crimsonh]Crimson Horizon[/url][/b] (2009) [sup][[b]4[/b]: Paul977: 4][/sup]" calcext:value-type="string">
            <text:p>[b]275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75. [url=https://www.doomworld.com/idgames/levels/doom2/deathmatch/Ports/megawads/crudream]Crucified Dreams[/url][/b] (2006) [sup][[b]4[/b]: Soundblock: 4][/sup]" calcext:value-type="string">
            <text:p>[b]275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75. [url=https://www.doomworld.com/forum/topic/106371-czechbox-final-version-available/]CzechBox[/url][/b] (2020) [sup][[b]4[/b]: Willy W.: 4][/sup]" calcext:value-type="string">
            <text:p>[b]275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75. [url=https://www.doomworld.com/idgames/levels/doom2/Ports/d-f/dcity2_5]Damned City 2[/url][/b] (2019) [sup][[b]4[/b]: ax34: 4][/sup]" calcext:value-type="string">
            <text:p>[b]275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75. [url=https://www.doomworld.com/idgames/levels/doom2/Ports/d-f/dark7]Dark 7 (with Mission Pack)[/url][/b] (2002) [sup][[b]4[/b]: smeghammer: 4][/sup]" calcext:value-type="string">
            <text:p>[b]275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75. [url=https://www.doomworld.com/idgames/levels/doom2/Ports/d-f/dor]Dawn of Reality[/url][/b] (2010) [sup][[b]4[/b]: ax34: 4][/sup]" calcext:value-type="string">
            <text:p>[b]275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75. [url=https://www.doomworld.com/forum/topic/92135-deadair-v2/]dead.air[/url][/b] (2016) [sup][[b]4[/b]: HyperLuke: 2, Lorenz0: 2][/sup]" calcext:value-type="string">
            <text:p>[b]275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75. [url=https://www.doomworld.com/idgames/levels/doom2/d-f/earth]Earth[/url][/b] (1998) [sup][[b]4[/b]: ShoDemo: 3, TheNerdTurtle2: 1][/sup]" calcext:value-type="string">
            <text:p>[b]275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75. [url=https://www.doomworld.com/forum/topic/94601-empyrion_v39-14-udmf-coop-maps-with-single-player-support/]Empyrion[/url][/b] (2017) [sup][[b]4[/b]: Gaia74: 4][/sup]" calcext:value-type="string">
            <text:p>[b]275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75. [url=https://www.doomworld.com/idgames/levels/doom2/Ports/g-i/impencse]Imp Encounter[/url][/b] (2003) [sup][[b]4[/b]: AnonimVio: 4][/sup]" calcext:value-type="string">
            <text:p>[b]275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75. [url=https://www.doomworld.com/forum/topic/74792-jiffy-bag-a-speedmap-megawad-rc2-released/]Jiffy Bag[/url][/b] (2015) [sup][[b]4[/b]: TheNerdTurtle2: 4][/sup]" calcext:value-type="string">
            <text:p>[b]275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75. [url=https://www.doomworld.com/idgames/levels/doom2/Ports/j-l/khorus]Khorus[/url][/b] (2012) [sup][[b]4[/b]: NuMetalManiak: 4][/sup]" calcext:value-type="string">
            <text:p>[b]275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75. [url=https://www.doomworld.com/files/file/15671-mapgame/]Mapgame[/url][/b] (2009) [sup][[b]4[/b]: m8f: 4][/sup]" calcext:value-type="string">
            <text:p>[b]275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75. [url=https://www.doomworld.com/idgames/levels/doom2/Ports/m-o/nfh2]Neighborhood From Hell[/url][/b] (2012) [sup][[b]4[/b]: ax34: 4][/sup]" calcext:value-type="string">
            <text:p>[b]275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75. [url=https://www.doomworld.com/idgames/levels/doom2/Ports/megawads/nova2]Nova II: New Dawn[/url][/b] (2015) [sup][[b]4[/b]: Not Jabba: 3, dylux: 1][/sup]" calcext:value-type="string">
            <text:p>[b]275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75. [url=https://www.doomworld.com/idgames/?id=19249]Preacher[/url][/b] (2018) [sup][[b]4[/b]: DoomDork: 3, Snikle: 1][/sup]" calcext:value-type="string">
            <text:p>[b]275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75. [url=https://doomwiki.org/wiki/Robocop_Doom]Robocop Doom[/url][/b] (2019) [sup][[b]4[/b]: ax34: 4][/sup]" calcext:value-type="string">
            <text:p>[b]275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75. [url=https://www.doomworld.com/idgames/levels/doom2/Ports/s-u/sinedie]Sine Die[/url][/b] (2007) [sup][[b]4[/b]: bLOCKbOYgAMES: 4][/sup]" calcext:value-type="string">
            <text:p>[b]275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75. [url=https://www.doomworld.com/idgames/levels/doom2/Ports/megawads/sf3]Slaughterfest 3[/url][/b] (2018) [sup][[b]4[/b]: Nazgul9: 4][/sup]" calcext:value-type="string">
            <text:p>[b]275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75. [url=https://www.doomworld.com/idgames/levels/doom2/Ports/megawads/doomtrib]The DOOM Tribute Project[/url][/b] (2016) [sup][[b]4[/b]: ax34: 4][/sup]" calcext:value-type="string">
            <text:p>[b]275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75. [url=https://www.doomworld.com/idgames/levels/doom2/d-f/enigma]The Enigma Episode[/url][/b] (1995) [sup][[b]4[/b]: T-Rex: 3, valkiriforce: 1][/sup]" calcext:value-type="string">
            <text:p>[b]275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75. [url=https://www.doomworld.com/idgames/levels/doom/megawads/nmdu]The Ultimate NMD [/url][/b] (2009) [sup][[b]4[/b]: eharper256: 4][/sup]" calcext:value-type="string">
            <text:p>[b]275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75. [url=https://zdoom.org/wiki/Town_Infection]Town Infection[/url][/b] (2013) [sup][[b]4[/b]: Dimon12321: 4][/sup]" calcext:value-type="string">
            <text:p>[b]275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75. [url=http://odamex.net/boards/index.php?topic=2246.0]UAC Ultra 2[/url][/b] (2013) [sup][[b]4[/b]: Sky: 4][/sup]" calcext:value-type="string">
            <text:p>[b]275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75. [url=https://www.doomworld.com/idgames/levels/doom2/Ports/m-o/ma_val]Valhalla[/url][/b] (2010) [sup][[b]4[/b]: 4everDoomed: 4][/sup]" calcext:value-type="string">
            <text:p>[b]275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75. [url=https://www.doomworld.com/idgames/levels/doom2/Ports/v-z/vrack]Vrack[/url][/b] (2000) [sup][[b]4[/b]: bzzrak: 4][/sup]" calcext:value-type="string">
            <text:p>[b]275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307. [url=https://cloud.mail.ru/public/83f617a62867/1993.WAD]1993[/url][/b] (2014) [sup][[b]3[/b]: Apaul27: 3][/sup]" calcext:value-type="string">
            <text:p>[b]307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307. [url=https://www.doomworld.com/forum/topic/93734-doomworld-community-top-wads-of-all-time/?page=4]2castles[/url][/b] (2017) [sup][[b]3[/b]: Soundblock: 3][/sup]" calcext:value-type="string">
            <text:p>[b]307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307. [url=https://www.doomworld.com/forum/topic/90605-v04-a-boy-and-his-barrel-a-secret-is-revealed/]A Boy and His Barrel[/url][/b] (2016) [sup][[b]3[/b]: Dragonfly: 3][/sup]" calcext:value-type="string">
            <text:p>[b]307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307. [url=https://www.doomworld.com/files/file/18491-absolutely-killed/]Absolutely Killed[/url][/b] (2016) [sup][[b]3[/b]: NoisyVelvet: 3][/sup]" calcext:value-type="string">
            <text:p>[b]307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307. [url=https://www.doomworld.com/idgames/levels/doom/Ports/a-c/aaawake]Awakening[/url][/b] (2010) [sup][[b]3[/b]: Graf Zahl: 3][/sup]" calcext:value-type="string">
            <text:p>[b]307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307. [url=https://forum.zdoom.org/viewtopic.php?t=47680#p810207]Batman Doom: Reborn[/url][/b] (2015) [sup][[b]3[/b]: ax34: 3][/sup]" calcext:value-type="string">
            <text:p>[b]307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07. [url=https://www.doomworld.com/idgames/levels/doom2/Ports/a-c/bbv11]Botanic Biosphere[/url][/b] (2014) [sup][[b]3[/b]: Jaromir Bergmann: 3][/sup]" calcext:value-type="string">
            <text:p>[b]307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07. [url=https://www.doomworld.com/idgames/levels/doom2/a-c/chord1]Chord 1[/url][/b] (1997) [sup][[b]3[/b]: Paul977: 3][/sup]" calcext:value-type="string">
            <text:p>[b]307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07. [url=https://www.doomworld.com/idgames/levels/doom2/Ports/a-c/chord3]Chord 3[/url][/b] (2000) [sup][[b]3[/b]: Paul977: 3][/sup]" calcext:value-type="string">
            <text:p>[b]307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07. [url=https://www.doomworld.com/idgames/levels/doom2/a-c/chordg]Chord G[/url][/b] (1999) [sup][[b]3[/b]: Paul977: 3][/sup]" calcext:value-type="string">
            <text:p>[b]307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07. [url=https://www.doomworld.com/idgames/levels/doom2/Ports/a-c/cityass]City Assault[/url][/b] (2013) [sup][[b]3[/b]: ax34: 3][/sup]" calcext:value-type="string">
            <text:p>[b]307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07. [url=https://www.doomworld.com/idgames/levels/doom2/Ports/megawads/cchest3]Community Chest 3[/url][/b] (2007) [sup][[b]3[/b]: Mr. Freeze: 3][/sup]" calcext:value-type="string">
            <text:p>[b]307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07. [url=https://www.doomworld.com/idgames/levels/doom2/Ports/a-c/crapirc5]Crapi[/url][/b] (2006) [sup][[b]3[/b]: Arbys550: 3][/sup]" calcext:value-type="string">
            <text:p>[b]307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07. [url=https://www.doomworld.com/idgames/levels/doom2/d-f/darkcvnt]Dark Covenant[/url][/b] (1996) [sup][[b]3[/b]: NuMetalManiak: 2, bonnie: 1][/sup]" calcext:value-type="string">
            <text:p>[b]307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07. [url=https://www.doomworld.com/idgames/levels/doom2/d-f/demondrv]DEMON DRIVER!!!![/url][/b] (2006) [sup][[b]3[/b]: smeghammer: 3][/sup]" calcext:value-type="string">
            <text:p>[b]307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07. [url=https://www.doomworld.com/idgames/levels/doom2/Ports/d-f/darknes2]Disciples of Darkness[/url][/b] (2017) [sup][[b]3[/b]: Nirvana: 3][/sup]" calcext:value-type="string">
            <text:p>[b]307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07. [url=https://www.doomworld.com/idgames/levels/doom2/Ports/d-f/disjunct]Disjunction[/url][/b] (2017) [sup][[b]3[/b]: Lorenz0: 3][/sup]" calcext:value-type="string">
            <text:p>[b]307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07. [url=https://www.doomworld.com/idgames/levels/doom2/d-f/europe]Europe[/url][/b] (2005) [sup][[b]3[/b]: ax34: 3][/sup]" calcext:value-type="string">
            <text:p>[b]307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07. [url=https://www.doomworld.com/idgames/levels/doom2/megawads/fragport]Fragport[/url][/b] (2011) [sup][[b]3[/b]: P41R47: 3][/sup]" calcext:value-type="string">
            <text:p>[b]307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07. [url=https://forum.zdoom.org/viewtopic.php?f=19&amp;t=13397#p273718]Hell-Forged[/url][/b] (2019) [sup][[b]3[/b]: Woolie Wool: 3][/sup]" calcext:value-type="string">
            <text:p>[b]307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07. [url=http://xsnake.free.fr/invasion/shots.htm]Invasion UAC[/url][/b] (2005) [sup][[b]3[/b]: Red-XIII: 3][/sup]" calcext:value-type="string">
            <text:p>[b]307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07. [url=https://www.doomworld.com/idgames/levels/doom2/Ports/j-l/los]Legacy of Suffering[/url][/b] (2009) [sup][[b]3[/b]: MFG38: 3][/sup]" calcext:value-type="string">
            <text:p>[b]307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07. [url=https://www.moddb.com/mods/brutal-doom/addons/brutalized-doom-and-doom-ii]Maps of Chaos[/url][/b] (2013) [sup][[b]3[/b]: I_Punch_Demons: 3][/sup]" calcext:value-type="string">
            <text:p>[b]307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07. [url=https://www.doomworld.com/idgames/levels/doom2/p-r/phobos2]Phobos[/url][/b] (1998) [sup][[b]3[/b]: Jaws In Space: 3][/sup]" calcext:value-type="string">
            <text:p>[b]307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07. [url=https://www.doomworld.com/idgames/levels/doom2/megawads/pizzas]Pizza Steve[/url][/b] (2017) [sup][[b]3[/b]: Bryan T: 3][/sup]" calcext:value-type="string">
            <text:p>[b]307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07. [url=https://www.doomworld.com/idgames/levels/doom2/Ports/p-r/pleiades]Pleiades[/url][/b] (2000) [sup][[b]3[/b]: ax34: 3][/sup]" calcext:value-type="string">
            <text:p>[b]307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07. [url=https://www.doomworld.com/idgames/music/plutmidi]Plutonia MIDI Pack[/url][/b] (2013) [sup][[b]3[/b]: Diabolución: 1, DJVCardMaster: 2][/sup]" calcext:value-type="string">
            <text:p>[b]307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07. [url=https://doomwiki.org/wiki/Polygon_Base]Polygon Base[/url][/b] (1996) [sup][[b]3[/b]: roadworx: 3][/sup]" calcext:value-type="string">
            <text:p>[b]307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07. [url=https://www.elzee.co.nz/rotttc/index.html]Return of the Triad[/url][/b] (2011) [sup][[b]3[/b]: ax34: 3][/sup]" calcext:value-type="string">
            <text:p>[b]307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07. [url=https://www.doomworld.com/idgames/levels/doom2/Ports/p-r/rush]Rush[/url][/b] (2014) [sup][[b]3[/b]: Nirvana: 2, I_Punch_Demons: 1][/sup]" calcext:value-type="string">
            <text:p>[b]307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07. [url=https://www.doomworld.com/idgames/levels/hexen/s-u/serpent]Serpent: Resurrection[/url][/b] (2010) [sup][[b]3[/b]: TheMightyHeracross: 3][/sup]" calcext:value-type="string">
            <text:p>[b]307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07. [url=https://www.doomworld.com/idgames/levels/doom2/Ports/s-u/t3st]T3ST[/url][/b] (2016) [sup][[b]3[/b]: bzzrak: 3][/sup]" calcext:value-type="string">
            <text:p>[b]307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07. [url=https://doomwiki.org/wiki/The_Lost_Episodes_of_Doom]The Lost Episodes of Doom[/url][/b] (1995) [sup][[b]3[/b]: Diabolución: 3][/sup]" calcext:value-type="string">
            <text:p>[b]307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07. [url=https://www.doomworld.com/idgames/levels/doom/s-u/smb_v102]The Sky May Be[/url][/b] (1997) [sup][[b]3[/b]: AnonimVio: 3][/sup]" calcext:value-type="string">
            <text:p>[b]307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07. [url=https://www.doomworld.com/idgames/levels/doom2/deathmatch/s-u/udm3]Unidoom DM 3[/url][/b] (2004) [sup][[b]3[/b]: Doomkid: 3][/sup]" calcext:value-type="string">
            <text:p>[b]307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07. [url=https://www.doomworld.com/idgames/levels/doom2/Ports/v-z/vrack2b]Vrack 2[/url][/b] (2001) [sup][[b]3[/b]: smeghammer: 3][/sup]" calcext:value-type="string">
            <text:p>[b]307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43. [url=https://www.doomworld.com/idgames/levels/doom2/megawads/1monster]1 Monster Megawad[/url][/b] (2007) [sup][[b]2[/b]: TheNerdTurtle2: 2][/sup]" calcext:value-type="string">
            <text:p>[b]343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43. [url=https://www.doomworld.com/idgames/levels/doom2/megawads/3ha3]3 Heures d'agonie 3[/url][/b] (2017) [sup][[b]2[/b]: Roofi: 2][/sup]" calcext:value-type="string">
            <text:p>[b]343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43. [url=https://www.doomworld.com/idgames/levels/doom2/Ports/0-9/30kmaps]30,000 Levels[/url][/b] (2012) [sup][[b]2[/b]: AnonimVio: 2][/sup]" calcext:value-type="string">
            <text:p>[b]343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43. [url=https://www.doomworld.com/idgames/levels/doom2/a-c/area51]Area 51[/url][/b] (1997) [sup][[b]2[/b]: Doomkid: 2][/sup]" calcext:value-type="string">
            <text:p>[b]343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3. [url=https://www.doomworld.com/idgames/levels/doom2/Ports/a-c/bldstlp]Bloody Steel[/url][/b] (2014) [sup][[b]2[/b]: ella guro: 2][/sup]" calcext:value-type="string">
            <text:p>[b]343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3. [url=https://www.doomworld.com/idgames/levels/doom2/Ports/s-u/tcotd]City of the Damned[/url][/b] (2004) [sup][[b]2[/b]: HUNdebLeonidasX: 2][/sup]" calcext:value-type="string">
            <text:p>[b]343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3. [url=https://www.doomworld.com/idgames/levels/doom2/megawads/cleim20p]Cleimos 2[/url][/b] (1995) [sup][[b]2[/b]: valkiriforce: 2][/sup]" calcext:value-type="string">
            <text:p>[b]343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3. [url=https://www.doomworld.com/forum/topic/116046-dbp26-the-city-of-damned-children/]DBP26: The City of Damned Children[/url][/b] (2020) [sup][[b]2[/b]: Rince-wind: 2][/sup]" calcext:value-type="string">
            <text:p>[b]343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3. [url=https://www.doomworld.com/idgames/levels/doom2/megawads/d2reload]Doom 2 Reloaded[/url][/b] (2009) [sup][[b]2[/b]: Odal: 2][/sup]" calcext:value-type="string">
            <text:p>[b]343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3. [url=https://doomwiki.org/wiki/Doom_II]Doom II: Hell on Earth[/url][/b] (1994) [sup][[b]2[/b]: Fadri: 2][/sup]" calcext:value-type="string">
            <text:p>[b]343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3. [url=https://www.doomworld.com/idgames/levels/doom/megawads/et]Endless Torture[/url][/b] (2015) [sup][[b]2[/b]: soner du: 2][/sup]" calcext:value-type="string">
            <text:p>[b]343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3. [url=https://www.doomworld.com/idgames/levels/heretic/Ports/curse]Heretic - Curse of D'sparil[/url][/b] (2010) [sup][[b]2[/b]: JudgeDeadd: 2][/sup]" calcext:value-type="string">
            <text:p>[b]343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3. [url=https://www.doomworld.com/files/file/18802-ice-rage/]Ice Rage[/url][/b] (2017) [sup][[b]2[/b]: Chamelenoel: 2][/sup]" calcext:value-type="string">
            <text:p>[b]343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3. [url=https://www.doomworld.com/idgames/levels/doom2/Ports/d-f/dmdjm01]Jagermorder: Chemical Lab[/url][/b] (1999) [sup][[b]2[/b]: Soundblock: 2][/sup]" calcext:value-type="string">
            <text:p>[b]343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3. [url=https://www.doomworld.com/idgames/levels/doom2/megawads/kssht]Khorus' Speedy Shit[/url][/b] (2011) [sup][[b]2[/b]: Phobus: 2][/sup]" calcext:value-type="string">
            <text:p>[b]343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3. [url=https://www.doomworld.com/idgames/levels/doom2/a-c/bldnight]One Bloody Night[/url][/b] (2002) [sup][[b]2[/b]: WH-Wilou84: 1, T-Rex: 1][/sup]" calcext:value-type="string">
            <text:p>[b]343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3. [url=https://www.wad-archive.com/wad/be21919b261d404e694dd19e88bfaea2]Rocket Space Jumping[/url][/b] (2007) [sup][[b]2[/b]: Red-XIII: 2][/sup]" calcext:value-type="string">
            <text:p>[b]343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3. [url=https://www.doomworld.com/idgames/levels/doom2/0-9/666]Sector 666[/url][/b] (1998) [sup][[b]2[/b]: bzzrak: 2][/sup]" calcext:value-type="string">
            <text:p>[b]343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3. [url=https://www.doomworld.com/idgames/levels/doom2/Ports/megawads/mayhem17]Super MAYhem 17[/url][/b] (2017) [sup][[b]2[/b]: Octillion: 2][/sup]" calcext:value-type="string">
            <text:p>[b]343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3. [url=https://www.doomworld.com/idgames/levels/doom2/a-c/aboosysv]System Vices[/url][/b] (1996) [sup][[b]2[/b]: Grazza: 2][/sup]" calcext:value-type="string">
            <text:p>[b]343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3. [url=https://www.doomworld.com/idgames/themes/university/trinity2]The Unholy Trinity[/url][/b] (1994) [sup][[b]2[/b]: Soundblock: 2][/sup]" calcext:value-type="string">
            <text:p>[b]343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3. [url=https://www.doomworld.com/idgames/levels/doom2/Ports/v-z/watrsp]Water Spirit[/url][/b] (2017) [sup][[b]2[/b]: northivanastan: 2][/sup]" calcext:value-type="string">
            <text:p>[b]343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65. [url=https://www.doomworld.com/idgames/levels/doom2/Ports/s-u/seasons]4 Seasons of Doom[/url][/b] (2018) [sup][[b]1[/b]: vdgg: 1][/sup]" calcext:value-type="string">
            <text:p>[b]365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65. [url=https://www.doomworld.com/idgames/levels/doom2/Ports/a-c/aeternum]Aeternum[/url][/b] (2007) [sup][[b]1[/b]: 42PercentHealth: 1][/sup]" calcext:value-type="string">
            <text:p>[b]365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65. [url=https://www.doomworld.com/idgames/levels/doom2/Ports/a-c/bermuda]Bermuda Triangle[/url][/b] (1999) [sup][[b]1[/b]: Doomkid: 1][/sup]" calcext:value-type="string">
            <text:p>[b]365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65. [url=https://www.doomworld.com/idgames/levels/doom2/Ports/a-c/chungus]Big Chungus' Symphony[/url][/b] (2019) [sup][[b]1[/b]: Arbys550: 1][/sup]" calcext:value-type="string">
            <text:p>[b]365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65. [url=https://www.doomworld.com/idgames/levels/doom2/Ports/a-c/crfe_p1]Can't Run From Evil [/url][/b] (2012) [sup][[b]1[/b]: vdgg: 1][/sup]" calcext:value-type="string">
            <text:p>[b]365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65. [url=https://www.doomworld.com/idgames/levels/doom2/Ports/a-c/coecits]Castle of Eternal Carrot in the Sky[/url][/b] (2001) [sup][[b]1[/b]: Jaws In Space: 1][/sup]" calcext:value-type="string">
            <text:p>[b]365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65. [url=https://www.doomworld.com/idgames/levels/doom/a-c/cleim10]Cleimos[/url][/b] (1994) [sup][[b]1[/b]: Soundblock: 1][/sup]" calcext:value-type="string">
            <text:p>[b]365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65. [url=https://www.doomworld.com/idgames/levels/doom2/Ports/a-c/c-shock]Combat Shock[/url][/b] (2011) [sup][[b]1[/b]: WH-Wilou84: 1][/sup]" calcext:value-type="string">
            <text:p>[b]365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65. [url=https://www.doomworld.com/idgames/levels/doom/a-c/acheron]Crossing Acheron[/url][/b] (1994) [sup][[b]1[/b]: joepallai: 1][/sup]" calcext:value-type="string">
            <text:p>[b]365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65. [url=https://www.doomworld.com/idgames/levels/doom2/a-c/cygnus20]Cygnus IV[/url][/b] (1997) [sup][[b]1[/b]: Philnemba: 1][/sup]" calcext:value-type="string">
            <text:p>[b]365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65. [url=https://s3-eu-west-1.amazonaws.com/dtwid/dtwidmus.zip]dtwidmus.wad﻿[/url][/b] (2011) [sup][[b]1[/b]: Diabolución: 1][/sup]" calcext:value-type="string">
            <text:p>[b]365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65. [url=https://www.doomworld.com/idgames/levels/doom/d-f/eternity]Eternity[/url][/b] (1994) [sup][[b]1[/b]: bonnie: 1][/sup]" calcext:value-type="string">
            <text:p>[b]365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65. [url=https://www.doomworld.com/forum/topic/101755-exomoon-megawad-directors-cut-release/]Exomoon[/url][/b] (2017) [sup][[b]1[/b]: Lorenz0: 1][/sup]" calcext:value-type="string">
            <text:p>[b]365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65. [url=https://www.doomworld.com/idgames/levels/doom/d-f/extremal]Extremal Doom[/url][/b] (2006) [sup][[b]1[/b]: Grazza: 1][/sup]" calcext:value-type="string">
            <text:p>[b]365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65. [url=https://www.doomworld.com/idgames/levels/doom2/deathmatch/megawads/gothicdm]Gothic DM[/url][/b] (1997) [sup][[b]1[/b]: Soundblock: 1][/sup]" calcext:value-type="string">
            <text:p>[b]365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65. [url=https://www.doomworld.com/idgames/levels/doom2/deathmatch/Ports/g-i/greenwar]Green War[/url][/b] (2002) [sup][[b]1[/b]: joepallai: 1][/sup]" calcext:value-type="string">
            <text:p>[b]365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65. [url=https://doomwiki.org/wiki/Grezzo_2]Grezzo 2[/url][/b] (2012) [sup][[b]1[/b]: AnonimVio: 1][/sup]" calcext:value-type="string">
            <text:p>[b]365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65. [url=https://www.doomworld.com/idgames/levels/doom2/Ports/j-l/kusok]kusok(Kurashiki's kuso map)[/url][/b] (2013) [sup][[b]1[/b]: Fadri: 1][/sup]" calcext:value-type="string">
            <text:p>[b]365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65. [url=https://www.doomworld.com/idgames/levels/doom/j-l/lithe2m1]LithE2M1[/url][/b] (1994) [sup][[b]1[/b]: bzzrak: 1][/sup]" calcext:value-type="string">
            <text:p>[b]365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65. [url=https://www.doomworld.com/idgames/levels/doom2/megawads/mlm12]Mini-Level Megawad[/url][/b] (2009) [sup][[b]1[/b]: Phobus: 1][/sup]" calcext:value-type="string">
            <text:p>[b]365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65. [url=https://www.doomworld.com/forum/topic/85907-nefertitiwad-6-maps/#comment-1554820]Nefertiti[/url][/b] (2016) [sup][[b]1[/b]: NoisyVelvet: 1][/sup]" calcext:value-type="string">
            <text:p>[b]365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65. [url=https://www.doomworld.com/idgames/levels/doom2/m-o/nostromo]Nostromo's Run[/url][/b] (1995) [sup][[b]1[/b]: soner du: 1][/sup]" calcext:value-type="string">
            <text:p>[b]365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65. [url=https://www.doomworld.com/idgames/levels/doom2/m-o/obtic11]Obituary[/url][/b] (1995) [sup][[b]1[/b]: T-Rex: 1][/sup]" calcext:value-type="string">
            <text:p>[b]365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65. [url=https://doomwiki.org/wiki/Operation:_Biowar]Operation: Biowar[/url][/b] (1999) [sup][[b]1[/b]: roadworx: 1][/sup]" calcext:value-type="string">
            <text:p>[b]365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65. [url=http://thekinsie.com/reelism/]Reelism[/url][/b] (2011) [sup][[b]1[/b]: HUNdebLeonidasX: 1][/sup]" calcext:value-type="string">
            <text:p>[b]365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65. [url=https://www.doomworld.com/idgames/levels/doom2/Ports/s-u/spagheti]Spicy Evil Spaghetti[/url][/b] (2016) [sup][[b]1[/b]: everennui: 1][/sup]" calcext:value-type="string">
            <text:p>[b]365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65. [url=https://doomwiki.org/wiki/SQUARES]SQUARES[/url][/b] (1995) [sup][[b]1[/b]: STILES: 1][/sup]" calcext:value-type="string">
            <text:p>[b]365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65. [url=https://doomwiki.org/wiki/The_Alfonzone]The Alfonzone[/url][/b] (2017) [sup][[b]1[/b]: vdgg: 1][/sup]" calcext:value-type="string">
            <text:p>[b]365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65. [url=https://www.doomworld.com/idgames/levels/doom2/megawads/darken]The Darkening Episode 1[/url][/b] (1998) [sup][[b]1[/b]: ASaltShaker: 1][/sup]" calcext:value-type="string">
            <text:p>[b]365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65. [url=https://www.doomworld.com/idgames/levels/doom2/s-u/tdevil2]The Devilz Work[/url][/b] (2014) [sup][[b]1[/b]: everennui: 1][/sup]" calcext:value-type="string">
            <text:p>[b]365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 office:value-type="string" office:string-value="[b]365. [url=https://www.doomworld.com/idgames/levels/doom2/megawads/rebirth]The Rebirth[/url][/b] (2003) [sup][[b]1[/b]: Malrionn: 1][/sup]" calcext:value-type="string">
            <text:p>[b]365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 office:value-type="string" office:string-value="[b]365. [url=https://www.doomworld.com/idgames/levels/doom2/s-u/ttp-rp]The Troopers' Playground[/url][/b] (1996) [sup][[b]1[/b]: T-Rex: 1][/sup]" calcext:value-type="string">
            <text:p>[b]365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 office:value-type="string" office:string-value="[b]365. [url=https://www.doomworld.com/idgames/levels/doom2/megawads/twzone]The Twilight Zone[/url][/b] (1998) [sup][[b]1[/b]: T-Rex: 1][/sup]" calcext:value-type="string">
            <text:p>[b]365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 office:value-type="string" office:string-value="[b]365. [url=https://www.doomworld.com/forum/topic/65009-zdoom-the-ultimate-icon-of-sin/]The Ultimate Icon of Sin[/url][/b] (2013) [sup][[b]1[/b]: Soundblock: 1][/sup]" calcext:value-type="string">
            <text:p>[b]365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 office:value-type="string" office:string-value="[b]365. [url=https://www.doomworld.com/idgames/levels/doom/megawads/unalign]UnAligned[/url][/b] (2016) [sup][[b]1[/b]: yakfak: 1][/sup]" calcext:value-type="string">
            <text:p>[b]365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 office:value-type="string" office:string-value="[b]365. [url=https://www.doomworld.com/files/file/18387-vispire/]Vispire[/url][/b] (2016) [sup][[b]1[/b]: NoisyVelvet: 1][/sup]" calcext:value-type="string">
            <text:p>[b]365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 office:value-type="string" office:string-value="[b]365. [url=https://www.doomworld.com/idgames/levels/doom2/Ports/v-z/whitemar]Whitemare[/url][/b] (2011) [sup][[b]1[/b]: Pierrot: 1][/sup]" calcext:value-type="string">
            <text:p>[b]365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2" table:default-cell-style-name="Default"/>
        <table:table-column table:style-name="co13" table:default-cell-style-name="ce148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3])" office:value-type="float" office:value="98" calcext:value-type="float">
            <text:p>98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16" calcext:value-type="float">
            <text:p>316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25" calcext:value-type="float">
            <text:p>225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6" calcext:value-type="float">
            <text:p>276</text:p>
          </table:table-cell>
          <table:table-cell table:formula="of:=COM.MICROSOFT.MAXIFS([$Numbers.C$1:$Numbers.C$1048576];[$Numbers.F$1:$Numbers.F$1048576];&quot;=&quot;&amp;[.A5])" office:value-type="float" office:value="129" calcext:value-type="float">
            <text:p>129</text:p>
          </table:table-cell>
          <table:table-cell table:formula="of:=[.B5]-[.C5]"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1" calcext:value-type="float">
            <text:p>51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65" calcext:value-type="float">
            <text:p>465</text:p>
          </table:table-cell>
          <table:table-cell table:formula="of:=COM.MICROSOFT.MAXIFS([$Numbers.C$1:$Numbers.C$1048576];[$Numbers.F$1:$Numbers.F$1048576];&quot;=&quot;&amp;[.A9])" office:value-type="float" office:value="379" calcext:value-type="float">
            <text:p>379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7" calcext:value-type="float">
            <text:p>497</text:p>
          </table:table-cell>
          <table:table-cell table:formula="of:=COM.MICROSOFT.MAXIFS([$Numbers.C$1:$Numbers.C$1048576];[$Numbers.F$1:$Numbers.F$1048576];&quot;=&quot;&amp;[.A11])" office:value-type="float" office:value="326" calcext:value-type="float">
            <text:p>326</text:p>
          </table:table-cell>
          <table:table-cell table:formula="of:=[.B11]-[.C11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81" calcext:value-type="float">
            <text:p>581</text:p>
          </table:table-cell>
          <table:table-cell table:formula="of:=COM.MICROSOFT.MAXIFS([$Numbers.C$1:$Numbers.C$1048576];[$Numbers.F$1:$Numbers.F$1048576];&quot;=&quot;&amp;[.A13])" office:value-type="float" office:value="360" calcext:value-type="float">
            <text:p>360</text:p>
          </table:table-cell>
          <table:table-cell table:formula="of:=[.B13]-[.C13]" office:value-type="float" office:value="221" calcext:value-type="float">
            <text:p>221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67" calcext:value-type="float">
            <text:p>367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87" calcext:value-type="float">
            <text:p>187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6" calcext:value-type="float">
            <text:p>266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9" calcext:value-type="float">
            <text:p>429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15" calcext:value-type="float">
            <text:p>315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13" calcext:value-type="float">
            <text:p>313</text:p>
          </table:table-cell>
          <table:table-cell table:formula="of:=COM.MICROSOFT.MAXIFS([$Numbers.C$1:$Numbers.C$1048576];[$Numbers.F$1:$Numbers.F$1048576];&quot;=&quot;&amp;[.A19])" office:value-type="float" office:value="67" calcext:value-type="float">
            <text:p>67</text:p>
          </table:table-cell>
          <table:table-cell table:formula="of:=[.B19]-[.C19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500" calcext:value-type="float">
            <text:p>500</text:p>
          </table:table-cell>
          <table:table-cell table:formula="of:=COM.MICROSOFT.MAXIFS([$Numbers.C$1:$Numbers.C$1048576];[$Numbers.F$1:$Numbers.F$1048576];&quot;=&quot;&amp;[.A20])" office:value-type="float" office:value="254" calcext:value-type="float">
            <text:p>254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405" calcext:value-type="float">
            <text:p>405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31" calcext:value-type="float">
            <text:p>331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74" calcext:value-type="float">
            <text:p>574</text:p>
          </table:table-cell>
          <table:table-cell table:formula="of:=COM.MICROSOFT.MAXIFS([$Numbers.C$1:$Numbers.C$1048576];[$Numbers.F$1:$Numbers.F$1048576];&quot;=&quot;&amp;[.A22])" office:value-type="float" office:value="181" calcext:value-type="float">
            <text:p>181</text:p>
          </table:table-cell>
          <table:table-cell table:formula="of:=[.B22]-[.C22]" office:value-type="float" office:value="393" calcext:value-type="float">
            <text:p>39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4" calcext:value-type="float">
            <text:p>774</text:p>
          </table:table-cell>
          <table:table-cell table:formula="of:=COM.MICROSOFT.MAXIFS([$Numbers.C$1:$Numbers.C$1048576];[$Numbers.F$1:$Numbers.F$1048576];&quot;=&quot;&amp;[.A23])" office:value-type="float" office:value="336" calcext:value-type="float">
            <text:p>336</text:p>
          </table:table-cell>
          <table:table-cell table:formula="of:=[.B23]-[.C23]"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52" calcext:value-type="float">
            <text:p>852</text:p>
          </table:table-cell>
          <table:table-cell table:formula="of:=COM.MICROSOFT.MAXIFS([$Numbers.C$1:$Numbers.C$1048576];[$Numbers.F$1:$Numbers.F$1048576];&quot;=&quot;&amp;[.A24])" office:value-type="float" office:value="377" calcext:value-type="float">
            <text:p>377</text:p>
          </table:table-cell>
          <table:table-cell table:formula="of:=[.B24]-[.C24]" office:value-type="float" office:value="475" calcext:value-type="float">
            <text:p>475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49" calcext:value-type="float">
            <text:p>249</text:p>
          </table:table-cell>
          <table:table-cell table:formula="of:=COM.MICROSOFT.MAXIFS([$Numbers.C$1:$Numbers.C$1048576];[$Numbers.F$1:$Numbers.F$1048576];&quot;=&quot;&amp;[.A25])" office:value-type="float" office:value="63" calcext:value-type="float">
            <text:p>63</text:p>
          </table:table-cell>
          <table:table-cell table:formula="of:=[.B25]-[.C25]" office:value-type="float" office:value="186" calcext:value-type="float">
            <text:p>186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74" calcext:value-type="float">
            <text:p>374</text:p>
          </table:table-cell>
          <table:table-cell table:formula="of:=COM.MICROSOFT.MAXIFS([$Numbers.C$1:$Numbers.C$1048576];[$Numbers.F$1:$Numbers.F$1048576];&quot;=&quot;&amp;[.A26])" office:value-type="float" office:value="217" calcext:value-type="float">
            <text:p>217</text:p>
          </table:table-cell>
          <table:table-cell table:formula="of:=[.B26]-[.C26]" office:value-type="float" office:value="157" calcext:value-type="float">
            <text:p>157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219" calcext:value-type="float">
            <text:p>219</text:p>
          </table:table-cell>
          <table:table-cell table:formula="of:=COM.MICROSOFT.MAXIFS([$Numbers.C$1:$Numbers.C$1048576];[$Numbers.F$1:$Numbers.F$1048576];&quot;=&quot;&amp;[.A27])" office:value-type="float" office:value="64" calcext:value-type="float">
            <text:p>64</text:p>
          </table:table-cell>
          <table:table-cell table:formula="of:=[.B27]-[.C27]" office:value-type="float" office:value="155" calcext:value-type="float">
            <text:p>155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41" calcext:value-type="float">
            <text:p>41</text:p>
          </table:table-cell>
          <table:table-cell table:formula="of:=COM.MICROSOFT.MAXIFS([$Numbers.C$1:$Numbers.C$1048576];[$Numbers.F$1:$Numbers.F$1048576];&quot;=&quot;&amp;[.A28])" office:value-type="float" office:value="10" calcext:value-type="float">
            <text:p>10</text:p>
          </table:table-cell>
          <table:table-cell table:formula="of:=[.B28]-[.C28]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15" calcext:value-type="float">
            <text:p>15</text:p>
          </table:table-cell>
          <table:table-cell table:formula="of:=COM.MICROSOFT.MAXIFS([$Numbers.C$1:$Numbers.C$1048576];[$Numbers.F$1:$Numbers.F$1048576];&quot;=&quot;&amp;[.A29])" office:value-type="float" office:value="8" calcext:value-type="float">
            <text:p>8</text:p>
          </table:table-cell>
          <table:table-cell table:formula="of:=[.B29]-[.C29]" office:value-type="float" office:value="7" calcext:value-type="float">
            <text:p>7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12" calcext:value-type="float">
            <text:p>11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61" calcext:value-type="float">
            <text:p>161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3" calcext:value-type="float">
            <text:p>5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41" calcext:value-type="float">
            <text:p>4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9" calcext:value-type="float">
            <text:p>9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2" calcext:value-type="float">
            <text:p>2</text:p>
          </table:table-cell>
        </table:table-row>
      </table:table>
      <table:table table:name="Old Mentions" table:style-name="ta1">
        <table:table-column table:style-name="co10" table:default-cell-style-name="ce173"/>
        <table:table-column table:style-name="co10" table:number-columns-repeated="2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22:57:32.71534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30T23:18:56.715388938</dc:date>
    <meta:editing-duration>P5DT33M48S</meta:editing-duration>
    <meta:editing-cycles>416</meta:editing-cycles>
    <meta:generator>LibreOffice/6.1.5.2$Linux_X86_64 LibreOffice_project/10$Build-2</meta:generator>
    <meta:document-statistic meta:table-count="5" meta:cell-count="68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"/>
            <chart:data-point chart:style-name="ch11" chart:repeated="2"/>
            <chart:data-point chart:repeated="23"/>
          </chart:series>
          <chart:series chart:style-name="ch12" chart:values-cell-range-address="Years.D2:Years.D28" chart:label-cell-address="Years.D1:Years.D1" chart:class="chart:scatte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68">
                <text:p>68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52">
                <text:p>52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3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16">
                <text:p>316</text:p>
              </table:table-cell>
              <table:table-cell office:value-type="float" office:value="91">
                <text:p>9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6">
                <text:p>276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65">
                <text:p>465</text:p>
              </table:table-cell>
              <table:table-cell office:value-type="float" office:value="379">
                <text:p>3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7">
                <text:p>497</text:p>
              </table:table-cell>
              <table:table-cell office:value-type="float" office:value="326">
                <text:p>3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81">
                <text:p>581</text:p>
              </table:table-cell>
              <table:table-cell office:value-type="float" office:value="360">
                <text:p>3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67">
                <text:p>367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6">
                <text:p>266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9">
                <text:p>429</text:p>
              </table:table-cell>
              <table:table-cell office:value-type="float" office:value="114">
                <text:p>11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13">
                <text:p>313</text:p>
              </table:table-cell>
              <table:table-cell office:value-type="float" office:value="67">
                <text:p>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00">
                <text:p>500</text:p>
              </table:table-cell>
              <table:table-cell office:value-type="float" office:value="254">
                <text:p>25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405">
                <text:p>405</text:p>
              </table:table-cell>
              <table:table-cell office:value-type="float" office:value="74">
                <text:p>7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4">
                <text:p>574</text:p>
              </table:table-cell>
              <table:table-cell office:value-type="float" office:value="181">
                <text:p>18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4">
                <text:p>774</text:p>
              </table:table-cell>
              <table:table-cell office:value-type="float" office:value="336">
                <text:p>33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52">
                <text:p>852</text:p>
              </table:table-cell>
              <table:table-cell office:value-type="float" office:value="377">
                <text:p>3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49">
                <text:p>249</text:p>
              </table:table-cell>
              <table:table-cell office:value-type="float" office:value="63">
                <text:p>6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74">
                <text:p>374</text:p>
              </table:table-cell>
              <table:table-cell office:value-type="float" office:value="217">
                <text:p>2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19">
                <text:p>219</text:p>
              </table:table-cell>
              <table:table-cell office:value-type="float" office:value="64">
                <text:p>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8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73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7">
                <text:p>17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